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Pictures/200000100000018E000001A68C111B1B.wmf"/>
  <manifest:file-entry manifest:media-type="image/gif" manifest:full-path="Pictures/10000200000000010000000175F347A4.gi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2cm"/>
    </style:style>
    <style:style style:name="co2" style:family="table-column">
      <style:table-column-properties fo:break-before="auto" style:column-width="3.47cm"/>
    </style:style>
    <style:style style:name="co3" style:family="table-column">
      <style:table-column-properties fo:break-before="auto" style:column-width="4.957cm"/>
    </style:style>
    <style:style style:name="co4" style:family="table-column">
      <style:table-column-properties fo:break-before="auto" style:column-width="13.66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083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5.429cm"/>
    </style:style>
    <style:style style:name="co9" style:family="table-column">
      <style:table-column-properties fo:break-before="auto" style:column-width="7.267cm"/>
    </style:style>
    <style:style style:name="co10" style:family="table-column">
      <style:table-column-properties fo:break-before="auto" style:column-width="3.764cm"/>
    </style:style>
    <style:style style:name="co11" style:family="table-column">
      <style:table-column-properties fo:break-before="auto" style:column-width="3.087cm"/>
    </style:style>
    <style:style style:name="co12" style:family="table-column">
      <style:table-column-properties fo:break-before="auto" style:column-width="6.018cm"/>
    </style:style>
    <style:style style:name="co13" style:family="table-column">
      <style:table-column-properties fo:break-before="auto" style:column-width="1.947cm"/>
    </style:style>
    <style:style style:name="co14" style:family="table-column">
      <style:table-column-properties fo:break-before="auto" style:column-width="1.205cm"/>
    </style:style>
    <style:style style:name="co15" style:family="table-column">
      <style:table-column-properties fo:break-before="auto" style:column-width="2.057cm"/>
    </style:style>
    <style:style style:name="co16" style:family="table-column">
      <style:table-column-properties fo:break-before="auto" style:column-width="7.749cm"/>
    </style:style>
    <style:style style:name="co17" style:family="table-column">
      <style:table-column-properties fo:break-before="auto" style:column-width="1.182cm"/>
    </style:style>
    <style:style style:name="co18" style:family="table-column">
      <style:table-column-properties fo:break-before="auto" style:column-width="3.743cm"/>
    </style:style>
    <style:style style:name="co19" style:family="table-column">
      <style:table-column-properties fo:break-before="auto" style:column-width="4.86cm"/>
    </style:style>
    <style:style style:name="co20" style:family="table-column">
      <style:table-column-properties fo:break-before="auto" style:column-width="13.025cm"/>
    </style:style>
    <style:style style:name="co21" style:family="table-column">
      <style:table-column-properties fo:break-before="auto" style:column-width="3.327cm"/>
    </style:style>
    <style:style style:name="co22" style:family="table-column">
      <style:table-column-properties fo:break-before="auto" style:column-width="1.685cm"/>
    </style:style>
    <style:style style:name="co23" style:family="table-column">
      <style:table-column-properties fo:break-before="auto" style:column-width="11.799cm"/>
    </style:style>
    <style:style style:name="co24" style:family="table-column">
      <style:table-column-properties fo:break-before="auto" style:column-width="7.486cm"/>
    </style:style>
    <style:style style:name="co25" style:family="table-column">
      <style:table-column-properties fo:break-before="auto" style:column-width="9.915cm"/>
    </style:style>
    <style:style style:name="co26" style:family="table-column">
      <style:table-column-properties fo:break-before="auto" style:column-width="5.055cm"/>
    </style:style>
    <style:style style:name="co27" style:family="table-column">
      <style:table-column-properties fo:break-before="auto" style:column-width="2.101cm"/>
    </style:style>
    <style:style style:name="co28" style:family="table-column">
      <style:table-column-properties fo:break-before="auto" style:column-width="2.692cm"/>
    </style:style>
    <style:style style:name="co29" style:family="table-column">
      <style:table-column-properties fo:break-before="auto" style:column-width="2.145cm"/>
    </style:style>
    <style:style style:name="co30" style:family="table-column">
      <style:table-column-properties fo:break-before="auto" style:column-width="9.828cm"/>
    </style:style>
    <style:style style:name="co31" style:family="table-column">
      <style:table-column-properties fo:break-before="auto" style:column-width="1.401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62cm" fo:break-before="auto" style:use-optimal-row-height="true"/>
    </style:style>
    <style:style style:name="ro3" style:family="table-row">
      <style:table-row-properties style:row-height="1.00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motclef_5f_Annee">
      <style:table-properties table:display="true" style:writing-mode="lr-tb"/>
    </style:style>
    <style:style style:name="ta3" style:family="table" style:master-page-name="PageStyle_5f_motclef_5f_Auteur">
      <style:table-properties table:display="true" style:writing-mode="lr-tb"/>
    </style:style>
    <style:style style:name="ta4" style:family="table" style:master-page-name="PageStyle_5f_motclef_5f_TypePubli">
      <style:table-properties table:display="true" style:writing-mode="lr-tb"/>
    </style:style>
    <style:style style:name="ta5" style:family="table" style:master-page-name="PageStyle_5f_motclef_5f_Equipe">
      <style:table-properties table:display="true" style:writing-mode="lr-tb"/>
    </style:style>
    <style:style style:name="ta6" style:family="table" style:master-page-name="PageStyle_5f_motclef_5f_Axe">
      <style:table-properties table:display="true" style:writing-mode="lr-tb"/>
    </style:style>
    <style:style style:name="ta7" style:family="table" style:master-page-name="PageStyle_5f_motclef_5f_Them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fo:background-color="#f2f2f2"/>
    </style:style>
    <style:style style:name="ce4" style:family="table-cell" style:parent-style-name="Excel_20_Built-in_20_Normal">
      <style:table-cell-properties fo:background-color="#ffff00"/>
    </style:style>
    <style:style style:name="ce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6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fo:background-color="#ddd9c3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ddd9c3"/>
    </style:style>
    <style:style style:name="ce9" style:family="table-cell" style:parent-style-name="Excel_20_Built-in_20_Normal">
      <style:table-cell-properties fo:background-color="#f2dcdb"/>
    </style:style>
    <style:style style:name="ce1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1" style:family="table-cell" style:parent-style-name="Excel_20_Built-in_20_Normal" style:data-style-name="N8115"/>
    <style:style style:name="ce12" style:family="table-cell" style:parent-style-name="Excel_20_Built-in_20_Normal" style:data-style-name="N8115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4" style:family="table-cell" style:parent-style-name="Excel_20_Built-in_20_Normal" style:data-style-name="N8115">
      <style:table-cell-properties fo:background-color="#f2f2f2"/>
    </style:style>
    <style:style style:name="ce15" style:family="table-cell" style:parent-style-name="Excel_20_Built-in_20_Normal" style:data-style-name="N8115">
      <style:table-cell-properties fo:background-color="#ffff00"/>
    </style:style>
    <style:style style:name="ce16" style:family="table-cell" style:parent-style-name="Excel_20_Built-in_20_Normal" style:data-style-name="N8115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1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cm" draw:fill="none" draw:auto-grow-heigh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text-properties fo:font-size="18pt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type</text:p>
          </table:table-cell>
          <table:table-cell table:style-name="ce7" office:value-type="string">
            <text:p>nameshort</text:p>
          </table:table-cell>
          <table:table-cell table:style-name="ce2" office:value-type="string">
            <text:p>name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author</text:p>
          </table:table-cell>
          <table:table-cell table:style-name="ce8" office:value-type="string">
            <text:p>ZRINSCAK G.</text:p>
          </table:table-cell>
          <table:table-cell office:value-type="string">
            <text:p>ZRINSCAK Georgette 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author</text:p>
          </table:table-cell>
          <table:table-cell table:style-name="ce8" office:value-type="string">
            <text:p>ZANIN C.</text:p>
          </table:table-cell>
          <table:table-cell office:value-type="string">
            <text:p>ZANIN Christine 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author</text:p>
          </table:table-cell>
          <table:table-cell table:style-name="ce8" office:value-type="string">
            <text:p>ZAMORANO G.</text:p>
          </table:table-cell>
          <table:table-cell office:value-type="string">
            <text:p>ZAMORANO Gloria 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author</text:p>
          </table:table-cell>
          <table:table-cell table:style-name="ce8" office:value-type="string">
            <text:p>WORONIECKI M.</text:p>
          </table:table-cell>
          <table:table-cell office:value-type="string">
            <text:p>WORONIECKI Miroslava 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author</text:p>
          </table:table-cell>
          <table:table-cell table:style-name="ce8" office:value-type="string">
            <text:p>WOLFF D.</text:p>
          </table:table-cell>
          <table:table-cell office:value-type="string">
            <text:p>WOLFF Denis 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author</text:p>
          </table:table-cell>
          <table:table-cell office:value-type="string">
            <text:p>WASTABLE M.</text:p>
          </table:table-cell>
          <table:table-cell office:value-type="string">
            <text:p>WASTABLE Marielle 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hor</text:p>
          </table:table-cell>
          <table:table-cell office:value-type="string">
            <text:p>VOLVEY A.</text:p>
          </table:table-cell>
          <table:table-cell office:value-type="string">
            <text:p>VOLVEY Anne 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author</text:p>
          </table:table-cell>
          <table:table-cell office:value-type="string">
            <text:p>VERDIER N.</text:p>
          </table:table-cell>
          <table:table-cell office:value-type="string">
            <text:p>VERDIER Nicolas 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author</text:p>
          </table:table-cell>
          <table:table-cell office:value-type="string">
            <text:p>VACCHIANI-MARCUZZO C.</text:p>
          </table:table-cell>
          <table:table-cell office:value-type="string">
            <text:p>VACCHIANI-MARCUZZO Céline 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author</text:p>
          </table:table-cell>
          <table:table-cell office:value-type="string">
            <text:p>TROUILLARD E.</text:p>
          </table:table-cell>
          <table:table-cell office:value-type="string">
            <text:p>TROUILLARD Emmanuel 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author</text:p>
          </table:table-cell>
          <table:table-cell office:value-type="string">
            <text:p>TISSIER J.-L.</text:p>
          </table:table-cell>
          <table:table-cell office:value-type="string">
            <text:p>TISSIER Jean-louis 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author</text:p>
          </table:table-cell>
          <table:table-cell office:value-type="string">
            <text:p>TILLOUS M.</text:p>
          </table:table-cell>
          <table:table-cell office:value-type="string">
            <text:p>TILLOUS Marion 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author</text:p>
          </table:table-cell>
          <table:table-cell office:value-type="string">
            <text:p>TESSIER F.</text:p>
          </table:table-cell>
          <table:table-cell office:value-type="string">
            <text:p>TESSIER François 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author</text:p>
          </table:table-cell>
          <table:table-cell office:value-type="string">
            <text:p>SPYRELLIS S.</text:p>
          </table:table-cell>
          <table:table-cell office:value-type="string">
            <text:p>SPYRELLIS Stavros 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author</text:p>
          </table:table-cell>
          <table:table-cell office:value-type="string">
            <text:p>SOL M.-P.</text:p>
          </table:table-cell>
          <table:table-cell office:value-type="string">
            <text:p>SOL Marie-pierre 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uthor</text:p>
          </table:table-cell>
          <table:table-cell office:value-type="string">
            <text:p>SEKULOVSKI G.</text:p>
          </table:table-cell>
          <table:table-cell office:value-type="string">
            <text:p>SEKULOVSKI Goran 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author</text:p>
          </table:table-cell>
          <table:table-cell office:value-type="string">
            <text:p>SEGURET S.</text:p>
          </table:table-cell>
          <table:table-cell office:value-type="string">
            <text:p>SEGURET Sylvain 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author</text:p>
          </table:table-cell>
          <table:table-cell office:value-type="string">
            <text:p>SCHMOLL C.</text:p>
          </table:table-cell>
          <table:table-cell office:value-type="string">
            <text:p>SCHMOLL Camille 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author</text:p>
          </table:table-cell>
          <table:table-cell office:value-type="string">
            <text:p>SCHMITT C.</text:p>
          </table:table-cell>
          <table:table-cell office:value-type="string">
            <text:p>SCHMITT Clara 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author</text:p>
          </table:table-cell>
          <table:table-cell office:value-type="string">
            <text:p>SANTAMARIA F.</text:p>
          </table:table-cell>
          <table:table-cell office:value-type="string">
            <text:p>SANTAMARIA Frédéric 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author</text:p>
          </table:table-cell>
          <table:table-cell office:value-type="string">
            <text:p>SANDERS L.</text:p>
          </table:table-cell>
          <table:table-cell office:value-type="string">
            <text:p>SANDERS Lena 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author</text:p>
          </table:table-cell>
          <table:table-cell office:value-type="string">
            <text:p>SAINTEVILLE M.</text:p>
          </table:table-cell>
          <table:table-cell office:value-type="string">
            <text:p>SAINTEVILLE Maude 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author</text:p>
          </table:table-cell>
          <table:table-cell office:value-type="string">
            <text:p>SAINT-JULIEN T.</text:p>
          </table:table-cell>
          <table:table-cell office:value-type="string">
            <text:p>SAINT-JULIEN Thérèse 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author</text:p>
          </table:table-cell>
          <table:table-cell office:value-type="string">
            <text:p>SAADA A.</text:p>
          </table:table-cell>
          <table:table-cell office:value-type="string">
            <text:p>SAADA Afef 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author</text:p>
          </table:table-cell>
          <table:table-cell office:value-type="string">
            <text:p>RUFAT S.</text:p>
          </table:table-cell>
          <table:table-cell office:value-type="string">
            <text:p>RUFAT Samuel 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author</text:p>
          </table:table-cell>
          <table:table-cell office:value-type="string">
            <text:p>ROSEMBERG M.</text:p>
          </table:table-cell>
          <table:table-cell office:value-type="string">
            <text:p>ROSEMBERG Muriel 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author</text:p>
          </table:table-cell>
          <table:table-cell office:value-type="string">
            <text:p>ROLLET J.-M.</text:p>
          </table:table-cell>
          <table:table-cell office:value-type="string">
            <text:p>ROLLET Jean-marie 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author</text:p>
          </table:table-cell>
          <table:table-cell office:value-type="string">
            <text:p>ROBIC M.-C.</text:p>
          </table:table-cell>
          <table:table-cell office:value-type="string">
            <text:p>ROBIC Marie-claire 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author</text:p>
          </table:table-cell>
          <table:table-cell office:value-type="string">
            <text:p>RIVIÈRE D.</text:p>
          </table:table-cell>
          <table:table-cell office:value-type="string">
            <text:p>RIVIÈRE Dominique 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author</text:p>
          </table:table-cell>
          <table:table-cell office:value-type="string">
            <text:p>RHEIN C.</text:p>
          </table:table-cell>
          <table:table-cell office:value-type="string">
            <text:p>RHEIN Catherine 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author</text:p>
          </table:table-cell>
          <table:table-cell office:value-type="string">
            <text:p>REYNAUD L.</text:p>
          </table:table-cell>
          <table:table-cell office:value-type="string">
            <text:p>REYNAUD Laurence 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author</text:p>
          </table:table-cell>
          <table:table-cell office:value-type="string">
            <text:p>REY S.</text:p>
          </table:table-cell>
          <table:table-cell office:value-type="string">
            <text:p>REY COYREHOURCQ Sebastien 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author</text:p>
          </table:table-cell>
          <table:table-cell office:value-type="string">
            <text:p>PUMAIN D.</text:p>
          </table:table-cell>
          <table:table-cell office:value-type="string">
            <text:p>PUMAIN Denise 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author</text:p>
          </table:table-cell>
          <table:table-cell office:value-type="string">
            <text:p>PRÉVÉLAKIS G.</text:p>
          </table:table-cell>
          <table:table-cell office:value-type="string">
            <text:p>PRÉVÉLAKIS Georges 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author</text:p>
          </table:table-cell>
          <table:table-cell office:value-type="string">
            <text:p>POUSIN F.</text:p>
          </table:table-cell>
          <table:table-cell office:value-type="string">
            <text:p>POUSIN Frédéric 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author</text:p>
          </table:table-cell>
          <table:table-cell office:value-type="string">
            <text:p>POTHITAKI I.-V.</text:p>
          </table:table-cell>
          <table:table-cell office:value-type="string">
            <text:p>POTHITAKI Ioanna-vasiliki 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author</text:p>
          </table:table-cell>
          <table:table-cell office:value-type="string">
            <text:p>PLANQUE G.</text:p>
          </table:table-cell>
          <table:table-cell office:value-type="string">
            <text:p>PLANQUE Géraldine 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author</text:p>
          </table:table-cell>
          <table:table-cell office:value-type="string">
            <text:p>PISTRE P.</text:p>
          </table:table-cell>
          <table:table-cell office:value-type="string">
            <text:p>PISTRE Pierre 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author</text:p>
          </table:table-cell>
          <table:table-cell office:value-type="string">
            <text:p>PETSIMERIS P.</text:p>
          </table:table-cell>
          <table:table-cell office:value-type="string">
            <text:p>PETSIMERIS Petros 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author</text:p>
          </table:table-cell>
          <table:table-cell office:value-type="string">
            <text:p>PETIT S.</text:p>
          </table:table-cell>
          <table:table-cell office:value-type="string">
            <text:p>PETIT Sébastien 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author</text:p>
          </table:table-cell>
          <table:table-cell office:value-type="string">
            <text:p>PERROT-NANI A.-S.</text:p>
          </table:table-cell>
          <table:table-cell office:value-type="string">
            <text:p>PERROT-NANI Anne-sophie 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author</text:p>
          </table:table-cell>
          <table:table-cell office:value-type="string">
            <text:p>PALSKY G.</text:p>
          </table:table-cell>
          <table:table-cell office:value-type="string">
            <text:p>PALSKY Gilles 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author</text:p>
          </table:table-cell>
          <table:table-cell office:value-type="string">
            <text:p>ORAIN O.</text:p>
          </table:table-cell>
          <table:table-cell office:value-type="string">
            <text:p>ORAIN Olivier 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author</text:p>
          </table:table-cell>
          <table:table-cell office:value-type="string">
            <text:p>NEYROUD M.</text:p>
          </table:table-cell>
          <table:table-cell office:value-type="string">
            <text:p>NEYROUD Michel 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author</text:p>
          </table:table-cell>
          <table:table-cell office:value-type="string">
            <text:p>MURAT J.</text:p>
          </table:table-cell>
          <table:table-cell office:value-type="string">
            <text:p>MURAT Joachim 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author</text:p>
          </table:table-cell>
          <table:table-cell office:value-type="string">
            <text:p>MORBOIS E.</text:p>
          </table:table-cell>
          <table:table-cell office:value-type="string">
            <text:p>MORBOIS Emilie 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author</text:p>
          </table:table-cell>
          <table:table-cell office:value-type="string">
            <text:p>MENDIBIL D.</text:p>
          </table:table-cell>
          <table:table-cell office:value-type="string">
            <text:p>MENDIBIL Didier 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author</text:p>
          </table:table-cell>
          <table:table-cell office:value-type="string">
            <text:p>MATHIEU-HUBER D.</text:p>
          </table:table-cell>
          <table:table-cell office:value-type="string">
            <text:p>MATHIEU-HUBER Dominique 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author</text:p>
          </table:table-cell>
          <table:table-cell office:value-type="string">
            <text:p>MATHIAN H.</text:p>
          </table:table-cell>
          <table:table-cell office:value-type="string">
            <text:p>MATHIAN Hélène 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author</text:p>
          </table:table-cell>
          <table:table-cell office:value-type="string">
            <text:p>MARROUCHI S.</text:p>
          </table:table-cell>
          <table:table-cell office:value-type="string">
            <text:p>MARROUCHI Saber 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author</text:p>
          </table:table-cell>
          <table:table-cell office:value-type="string">
            <text:p>MARDIROSSIAN F.</text:p>
          </table:table-cell>
          <table:table-cell office:value-type="string">
            <text:p>MARDIROSSIAN Florence 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author</text:p>
          </table:table-cell>
          <table:table-cell office:value-type="string">
            <text:p>MANCEAU E.</text:p>
          </table:table-cell>
          <table:table-cell office:value-type="string">
            <text:p>MANCEAU Elodie 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author</text:p>
          </table:table-cell>
          <table:table-cell office:value-type="string">
            <text:p>LOUAIL T.</text:p>
          </table:table-cell>
          <table:table-cell office:value-type="string">
            <text:p>LOUAIL Thomas 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author</text:p>
          </table:table-cell>
          <table:table-cell office:value-type="string">
            <text:p>LIZZI L.</text:p>
          </table:table-cell>
          <table:table-cell office:value-type="string">
            <text:p>LIZZI Liliane 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author</text:p>
          </table:table-cell>
          <table:table-cell office:value-type="string">
            <text:p>LESECQ G.</text:p>
          </table:table-cell>
          <table:table-cell office:value-type="string">
            <text:p>LESECQ Guillaume 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author</text:p>
          </table:table-cell>
          <table:table-cell office:value-type="string">
            <text:p>LE TEXIER M.</text:p>
          </table:table-cell>
          <table:table-cell office:value-type="string">
            <text:p>LE TEXIER Marion 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author</text:p>
          </table:table-cell>
          <table:table-cell office:value-type="string">
            <text:p>LE NEINDRE C.</text:p>
          </table:table-cell>
          <table:table-cell office:value-type="string">
            <text:p>LE NEINDRE Charlène 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author</text:p>
          </table:table-cell>
          <table:table-cell office:value-type="string">
            <text:p>LE NECHET F.</text:p>
          </table:table-cell>
          <table:table-cell office:value-type="string">
            <text:p>LE NECHET Florent 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author</text:p>
          </table:table-cell>
          <table:table-cell office:value-type="string">
            <text:p>LE GOIX R.</text:p>
          </table:table-cell>
          <table:table-cell office:value-type="string">
            <text:p>LE GOIX Renaud 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author</text:p>
          </table:table-cell>
          <table:table-cell office:value-type="string">
            <text:p>LAU-BIGNON A.</text:p>
          </table:table-cell>
          <table:table-cell office:value-type="string">
            <text:p>LAU-BIGNON Anita 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author</text:p>
          </table:table-cell>
          <table:table-cell office:value-type="string">
            <text:p>LAPORTE A.</text:p>
          </table:table-cell>
          <table:table-cell office:value-type="string">
            <text:p>LAPORTE Antoine 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author</text:p>
          </table:table-cell>
          <table:table-cell office:value-type="string">
            <text:p>LAMBOURDIERE E.</text:p>
          </table:table-cell>
          <table:table-cell office:value-type="string">
            <text:p>LAMBOURDIERE Eric 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author</text:p>
          </table:table-cell>
          <table:table-cell office:value-type="string">
            <text:p>LABORDE M.</text:p>
          </table:table-cell>
          <table:table-cell office:value-type="string">
            <text:p>LABORDE Martine 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author</text:p>
          </table:table-cell>
          <table:table-cell office:value-type="string">
            <text:p>LABINAL G.</text:p>
          </table:table-cell>
          <table:table-cell office:value-type="string">
            <text:p>LABINAL Guilhem 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author</text:p>
          </table:table-cell>
          <table:table-cell office:value-type="string">
            <text:p>KOSMOPOULOS C.</text:p>
          </table:table-cell>
          <table:table-cell office:value-type="string">
            <text:p>KOSMOPOULOS Christine 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author</text:p>
          </table:table-cell>
          <table:table-cell office:value-type="string">
            <text:p>KAZARIAN N.</text:p>
          </table:table-cell>
          <table:table-cell office:value-type="string">
            <text:p>KAZARIAN Nicolas 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author</text:p>
          </table:table-cell>
          <table:table-cell office:value-type="string">
            <text:p>HUMAIN-LAMOURE A.</text:p>
          </table:table-cell>
          <table:table-cell office:value-type="string">
            <text:p>HUMAIN-LAMOURE Anne-lise 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author</text:p>
          </table:table-cell>
          <table:table-cell office:value-type="string">
            <text:p>HALLAIR G.</text:p>
          </table:table-cell>
          <table:table-cell office:value-type="string">
            <text:p>HALLAIR Gaëlle 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author</text:p>
          </table:table-cell>
          <table:table-cell office:value-type="string">
            <text:p>GUERRERO D.</text:p>
          </table:table-cell>
          <table:table-cell office:value-type="string">
            <text:p>GUERRERO David 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author</text:p>
          </table:table-cell>
          <table:table-cell office:value-type="string">
            <text:p>GUÉROIS M.</text:p>
          </table:table-cell>
          <table:table-cell office:value-type="string">
            <text:p>GUÉROIS Marianne 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author</text:p>
          </table:table-cell>
          <table:table-cell office:value-type="string">
            <text:p>GUERIN-PACE F.</text:p>
          </table:table-cell>
          <table:table-cell office:value-type="string">
            <text:p>GUERIN-PACE France 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author</text:p>
          </table:table-cell>
          <table:table-cell office:value-type="string">
            <text:p>GRATALOUP C.</text:p>
          </table:table-cell>
          <table:table-cell office:value-type="string">
            <text:p>GRATALOUP Christian 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author</text:p>
          </table:table-cell>
          <table:table-cell office:value-type="string">
            <text:p>GRASLAND C.</text:p>
          </table:table-cell>
          <table:table-cell office:value-type="string">
            <text:p>GRASLAND Claude 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author</text:p>
          </table:table-cell>
          <table:table-cell office:value-type="string">
            <text:p>GOUYOU-BEAUCHAMPS M.</text:p>
          </table:table-cell>
          <table:table-cell office:value-type="string">
            <text:p>GOUYOU-BEAUCHAMPS Margot 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author</text:p>
          </table:table-cell>
          <table:table-cell office:value-type="string">
            <text:p>GOSME C.</text:p>
          </table:table-cell>
          <table:table-cell office:value-type="string">
            <text:p>GOSME Cyril 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author</text:p>
          </table:table-cell>
          <table:table-cell office:value-type="string">
            <text:p>GODILLON S.</text:p>
          </table:table-cell>
          <table:table-cell office:value-type="string">
            <text:p>GODILLON Sylvanie 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author</text:p>
          </table:table-cell>
          <table:table-cell office:value-type="string">
            <text:p>GILLOT G.</text:p>
          </table:table-cell>
          <table:table-cell office:value-type="string">
            <text:p>GILLOT Gaëlle 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author</text:p>
          </table:table-cell>
          <table:table-cell office:value-type="string">
            <text:p>GÉNEAU de LAMARLIÈRE I.</text:p>
          </table:table-cell>
          <table:table-cell office:value-type="string">
            <text:p>GÉNEAU de LAMARLIÈRE Isabelle 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author</text:p>
          </table:table-cell>
          <table:table-cell office:value-type="string">
            <text:p>GAZULL L.</text:p>
          </table:table-cell>
          <table:table-cell office:value-type="string">
            <text:p>GAZULL Laurent 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author</text:p>
          </table:table-cell>
          <table:table-cell office:value-type="string">
            <text:p>FRETIGNY J.-B.</text:p>
          </table:table-cell>
          <table:table-cell office:value-type="string">
            <text:p>FRETIGNY Jean-baptiste 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author</text:p>
          </table:table-cell>
          <table:table-cell office:value-type="string">
            <text:p>FRANÇOIS J.-C.</text:p>
          </table:table-cell>
          <table:table-cell office:value-type="string">
            <text:p>FRANÇOIS Jean-christophe 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author</text:p>
          </table:table-cell>
          <table:table-cell office:value-type="string">
            <text:p>FOL S.</text:p>
          </table:table-cell>
          <table:table-cell office:value-type="string">
            <text:p>FOL Sylvie 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author</text:p>
          </table:table-cell>
          <table:table-cell office:value-type="string">
            <text:p>FLEURY A.</text:p>
          </table:table-cell>
          <table:table-cell office:value-type="string">
            <text:p>FLEURY Antoine 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author</text:p>
          </table:table-cell>
          <table:table-cell table:number-columns-repeated="2" office:value-type="string">
            <text:p>FIEGEL 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author</text:p>
          </table:table-cell>
          <table:table-cell office:value-type="string">
            <text:p>FERRETTI F.</text:p>
          </table:table-cell>
          <table:table-cell office:value-type="string">
            <text:p>FERRETTI Federico 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author</text:p>
          </table:table-cell>
          <table:table-cell office:value-type="string">
            <text:p>FEN-CHONG J.</text:p>
          </table:table-cell>
          <table:table-cell office:value-type="string">
            <text:p>FEN-CHONG Julie 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author</text:p>
          </table:table-cell>
          <table:table-cell office:value-type="string">
            <text:p>FAVARO J.-M.</text:p>
          </table:table-cell>
          <table:table-cell office:value-type="string">
            <text:p>FAVARO Jean-marc 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author</text:p>
          </table:table-cell>
          <table:table-cell office:value-type="string">
            <text:p>FABRE E.</text:p>
          </table:table-cell>
          <table:table-cell office:value-type="string">
            <text:p>FABRE Emmanuel 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author</text:p>
          </table:table-cell>
          <table:table-cell office:value-type="string">
            <text:p>ESTEBANEZ J.</text:p>
          </table:table-cell>
          <table:table-cell office:value-type="string">
            <text:p>ESTEBANEZ Jean 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author</text:p>
          </table:table-cell>
          <table:table-cell office:value-type="string">
            <text:p>DURAND-DASTES F.</text:p>
          </table:table-cell>
          <table:table-cell office:value-type="string">
            <text:p>DURAND-DASTES François 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author</text:p>
          </table:table-cell>
          <table:table-cell office:value-type="string">
            <text:p>DUPUY G.</text:p>
          </table:table-cell>
          <table:table-cell office:value-type="string">
            <text:p>DUPUY Gabriel 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author</text:p>
          </table:table-cell>
          <table:table-cell office:value-type="string">
            <text:p>DUCRUET C.</text:p>
          </table:table-cell>
          <table:table-cell office:value-type="string">
            <text:p>DUCRUET César 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author</text:p>
          </table:table-cell>
          <table:table-cell office:value-type="string">
            <text:p>DUCOM E.</text:p>
          </table:table-cell>
          <table:table-cell office:value-type="string">
            <text:p>DUCOM Estelle 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author</text:p>
          </table:table-cell>
          <table:table-cell office:value-type="string">
            <text:p>DUBUC S.</text:p>
          </table:table-cell>
          <table:table-cell office:value-type="string">
            <text:p>DUBUC Sylvie 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author</text:p>
          </table:table-cell>
          <table:table-cell office:value-type="string">
            <text:p>DUBOIS A.</text:p>
          </table:table-cell>
          <table:table-cell office:value-type="string">
            <text:p>DUBOIS André 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author</text:p>
          </table:table-cell>
          <table:table-cell office:value-type="string">
            <text:p>DOUAY N.</text:p>
          </table:table-cell>
          <table:table-cell office:value-type="string">
            <text:p>DOUAY Nicolas 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author</text:p>
          </table:table-cell>
          <table:table-cell office:value-type="string">
            <text:p>DOBRUSZKES F.</text:p>
          </table:table-cell>
          <table:table-cell office:value-type="string">
            <text:p>DOBRUSZKES Frédéric 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author</text:p>
          </table:table-cell>
          <table:table-cell office:value-type="string">
            <text:p>DJAMENT G.</text:p>
          </table:table-cell>
          <table:table-cell office:value-type="string">
            <text:p>DJAMENT Géraldine 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author</text:p>
          </table:table-cell>
          <table:table-cell office:value-type="string">
            <text:p>DEVRIENDT A.</text:p>
          </table:table-cell>
          <table:table-cell office:value-type="string">
            <text:p>DEVRIENDT Arthur 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author</text:p>
          </table:table-cell>
          <table:table-cell office:value-type="string">
            <text:p>DESJARDINS X.</text:p>
          </table:table-cell>
          <table:table-cell office:value-type="string">
            <text:p>DESJARDINS Xavier 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author</text:p>
          </table:table-cell>
          <table:table-cell office:value-type="string">
            <text:p>DEPREST F.</text:p>
          </table:table-cell>
          <table:table-cell office:value-type="string">
            <text:p>DEPREST Florence 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author</text:p>
          </table:table-cell>
          <table:table-cell office:value-type="string">
            <text:p>DELAGE M.</text:p>
          </table:table-cell>
          <table:table-cell office:value-type="string">
            <text:p>DELAGE Matthieu 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author</text:p>
          </table:table-cell>
          <table:table-cell office:value-type="string">
            <text:p>DEL PUP H.</text:p>
          </table:table-cell>
          <table:table-cell office:value-type="string">
            <text:p>DEL PUP Henri 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author</text:p>
          </table:table-cell>
          <table:table-cell office:value-type="string">
            <text:p>DEGOUT V.</text:p>
          </table:table-cell>
          <table:table-cell office:value-type="string">
            <text:p>DEGOUT Véronique 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author</text:p>
          </table:table-cell>
          <table:table-cell office:value-type="string">
            <text:p>DEBARRE S.</text:p>
          </table:table-cell>
          <table:table-cell office:value-type="string">
            <text:p>DEBARRE Ségolène 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author</text:p>
          </table:table-cell>
          <table:table-cell office:value-type="string">
            <text:p>CUYALA S.</text:p>
          </table:table-cell>
          <table:table-cell office:value-type="string">
            <text:p>CUYALA Sylvain 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author</text:p>
          </table:table-cell>
          <table:table-cell office:value-type="string">
            <text:p>CRULLI T.</text:p>
          </table:table-cell>
          <table:table-cell office:value-type="string">
            <text:p>CRULLI Thomas 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author</text:p>
          </table:table-cell>
          <table:table-cell office:value-type="string">
            <text:p>COURONNE-GEARY L.-M.</text:p>
          </table:table-cell>
          <table:table-cell office:value-type="string">
            <text:p>COURONNE-GEARY Lise-marie 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author</text:p>
          </table:table-cell>
          <table:table-cell office:value-type="string">
            <text:p>COMMENGES H.</text:p>
          </table:table-cell>
          <table:table-cell office:value-type="string">
            <text:p>COMMENGES Hadrien 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author</text:p>
          </table:table-cell>
          <table:table-cell office:value-type="string">
            <text:p>COMIN M.-N.</text:p>
          </table:table-cell>
          <table:table-cell office:value-type="string">
            <text:p>COMIN Marie noelle 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author</text:p>
          </table:table-cell>
          <table:table-cell office:value-type="string">
            <text:p>COLLIGNON B.</text:p>
          </table:table-cell>
          <table:table-cell office:value-type="string">
            <text:p>COLLIGNON Béatrice 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author</text:p>
          </table:table-cell>
          <table:table-cell office:value-type="string">
            <text:p>COLDEFY M.</text:p>
          </table:table-cell>
          <table:table-cell office:value-type="string">
            <text:p>COLDEFY Magali 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author</text:p>
          </table:table-cell>
          <table:table-cell office:value-type="string">
            <text:p>CLERVAL A.</text:p>
          </table:table-cell>
          <table:table-cell office:value-type="string">
            <text:p>CLERVAL Anne 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author</text:p>
          </table:table-cell>
          <table:table-cell office:value-type="string">
            <text:p>CLERC P.</text:p>
          </table:table-cell>
          <table:table-cell office:value-type="string">
            <text:p>CLERC Pascal 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author</text:p>
          </table:table-cell>
          <table:table-cell office:value-type="string">
            <text:p>CHEVALIER J.-P.</text:p>
          </table:table-cell>
          <table:table-cell office:value-type="string">
            <text:p>CHEVALIER Jean-pierre 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author</text:p>
          </table:table-cell>
          <table:table-cell office:value-type="string">
            <text:p>CHARPENTIER A.</text:p>
          </table:table-cell>
          <table:table-cell office:value-type="string">
            <text:p>CHARPENTIER Angèle 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author</text:p>
          </table:table-cell>
          <table:table-cell office:value-type="string">
            <text:p>CHAMPIGNY J.</text:p>
          </table:table-cell>
          <table:table-cell office:value-type="string">
            <text:p>CHAMPIGNY Julien 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author</text:p>
          </table:table-cell>
          <table:table-cell office:value-type="string">
            <text:p>CATTAN N.</text:p>
          </table:table-cell>
          <table:table-cell office:value-type="string">
            <text:p>CATTAN Nadine 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author</text:p>
          </table:table-cell>
          <table:table-cell office:value-type="string">
            <text:p>CAPDEPUY V.</text:p>
          </table:table-cell>
          <table:table-cell office:value-type="string">
            <text:p>CAPDEPUY Vincent 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author</text:p>
          </table:table-cell>
          <table:table-cell office:value-type="string">
            <text:p>CALLEN D.</text:p>
          </table:table-cell>
          <table:table-cell office:value-type="string">
            <text:p>CALLEN Delphine 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author</text:p>
          </table:table-cell>
          <table:table-cell office:value-type="string">
            <text:p>CALENGE P.</text:p>
          </table:table-cell>
          <table:table-cell office:value-type="string">
            <text:p>CALENGE Pierric 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author</text:p>
          </table:table-cell>
          <table:table-cell office:value-type="string">
            <text:p>BUXEDA C.</text:p>
          </table:table-cell>
          <table:table-cell office:value-type="string">
            <text:p>BUXEDA Cécile 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author</text:p>
          </table:table-cell>
          <table:table-cell office:value-type="string">
            <text:p>BUHNIK S.</text:p>
          </table:table-cell>
          <table:table-cell office:value-type="string">
            <text:p>BUHNIK Sophie 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author</text:p>
          </table:table-cell>
          <table:table-cell office:value-type="string">
            <text:p>BUARD E.</text:p>
          </table:table-cell>
          <table:table-cell office:value-type="string">
            <text:p>BUARD Elodie 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author</text:p>
          </table:table-cell>
          <table:table-cell office:value-type="string">
            <text:p>BRETAGNOLLE A.</text:p>
          </table:table-cell>
          <table:table-cell office:value-type="string">
            <text:p>BRETAGNOLLE Anne 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author</text:p>
          </table:table-cell>
          <table:table-cell office:value-type="string">
            <text:p>BOULOC C.</text:p>
          </table:table-cell>
          <table:table-cell office:value-type="string">
            <text:p>BOULOC Caroline 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author</text:p>
          </table:table-cell>
          <table:table-cell office:value-type="string">
            <text:p>BOULIER J.</text:p>
          </table:table-cell>
          <table:table-cell office:value-type="string">
            <text:p>BOULIER Joel 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author</text:p>
          </table:table-cell>
          <table:table-cell office:value-type="string">
            <text:p>BOUINOT J.</text:p>
          </table:table-cell>
          <table:table-cell office:value-type="string">
            <text:p>BOUINOT Jean 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author</text:p>
          </table:table-cell>
          <table:table-cell office:value-type="string">
            <text:p>BORDIN P.</text:p>
          </table:table-cell>
          <table:table-cell office:value-type="string">
            <text:p>BORDIN Patricia 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author</text:p>
          </table:table-cell>
          <table:table-cell office:value-type="string">
            <text:p>BOMATI E.</text:p>
          </table:table-cell>
          <table:table-cell office:value-type="string">
            <text:p>BOMATI Edith 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author</text:p>
          </table:table-cell>
          <table:table-cell office:value-type="string">
            <text:p>BOICHOT C.</text:p>
          </table:table-cell>
          <table:table-cell office:value-type="string">
            <text:p>BOICHOT Camille 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author</text:p>
          </table:table-cell>
          <table:table-cell office:value-type="string">
            <text:p>BLANCHARD E.</text:p>
          </table:table-cell>
          <table:table-cell office:value-type="string">
            <text:p>BLANCHARD Emilie 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author</text:p>
          </table:table-cell>
          <table:table-cell office:value-type="string">
            <text:p>BLAIS H.</text:p>
          </table:table-cell>
          <table:table-cell office:value-type="string">
            <text:p>BLAIS Hélène 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author</text:p>
          </table:table-cell>
          <table:table-cell office:value-type="string">
            <text:p>BEYER A.</text:p>
          </table:table-cell>
          <table:table-cell office:value-type="string">
            <text:p>BEYER Antoine 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author</text:p>
          </table:table-cell>
          <table:table-cell office:value-type="string">
            <text:p>BESSE J.-M.</text:p>
          </table:table-cell>
          <table:table-cell office:value-type="string">
            <text:p>BESSE Jean-marc 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author</text:p>
          </table:table-cell>
          <table:table-cell office:value-type="string">
            <text:p>BERROIR S.</text:p>
          </table:table-cell>
          <table:table-cell office:value-type="string">
            <text:p>BERROIR Sandrine 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author</text:p>
          </table:table-cell>
          <table:table-cell office:value-type="string">
            <text:p>BEN REBAH M.</text:p>
          </table:table-cell>
          <table:table-cell office:value-type="string">
            <text:p>BEN REBAH Maher 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author</text:p>
          </table:table-cell>
          <table:table-cell office:value-type="string">
            <text:p>BEAUGUITTE L.</text:p>
          </table:table-cell>
          <table:table-cell office:value-type="string">
            <text:p>BEAUGUITTE Laurent 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author</text:p>
          </table:table-cell>
          <table:table-cell office:value-type="string">
            <text:p>BEAUCIRE F.</text:p>
          </table:table-cell>
          <table:table-cell office:value-type="string">
            <text:p>BEAUCIRE Francis 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author</text:p>
          </table:table-cell>
          <table:table-cell office:value-type="string">
            <text:p>BAYINDIR GOULARAS G.</text:p>
          </table:table-cell>
          <table:table-cell office:value-type="string">
            <text:p>BAYINDIR GOULARAS Gökçe 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author</text:p>
          </table:table-cell>
          <table:table-cell office:value-type="string">
            <text:p>BAUDET-MICHEL S.</text:p>
          </table:table-cell>
          <table:table-cell office:value-type="string">
            <text:p>BAUDET-MICHEL Sophie 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author</text:p>
          </table:table-cell>
          <table:table-cell office:value-type="string">
            <text:p>BARON M.</text:p>
          </table:table-cell>
          <table:table-cell office:value-type="string">
            <text:p>BARON Myriam 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author</text:p>
          </table:table-cell>
          <table:table-cell office:value-type="string">
            <text:p>BANOS A.</text:p>
          </table:table-cell>
          <table:table-cell office:value-type="string">
            <text:p>BANOS Arnaud 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author</text:p>
          </table:table-cell>
          <table:table-cell office:value-type="string">
            <text:p>BAHOKEN F.</text:p>
          </table:table-cell>
          <table:table-cell office:value-type="string">
            <text:p>BAHOKEN Francoise 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author</text:p>
          </table:table-cell>
          <table:table-cell office:value-type="string">
            <text:p>ANDRE E.</text:p>
          </table:table-cell>
          <table:table-cell office:value-type="string">
            <text:p>ANDRE Evelyne 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author</text:p>
          </table:table-cell>
          <table:table-cell office:value-type="string">
            <text:p>ALBECKER M.-F.</text:p>
          </table:table-cell>
          <table:table-cell office:value-type="string">
            <text:p>ALBECKER Marie-Fleur 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author</text:p>
          </table:table-cell>
          <table:table-cell office:value-type="string">
            <text:p>AMARA M.</text:p>
          </table:table-cell>
          <table:table-cell office:value-type="string">
            <text:p>AMARA Mohamed 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author</text:p>
          </table:table-cell>
          <table:table-cell office:value-type="string">
            <text:p>ANDRIEUX F.</text:p>
          </table:table-cell>
          <table:table-cell office:value-type="string">
            <text:p>ANDRIEUX François 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author</text:p>
          </table:table-cell>
          <table:table-cell office:value-type="string">
            <text:p>BAKBASA C.</text:p>
          </table:table-cell>
          <table:table-cell office:value-type="string">
            <text:p>BAKBASA Ceyda 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author</text:p>
          </table:table-cell>
          <table:table-cell office:value-type="string">
            <text:p>BAUDINAULT A.</text:p>
          </table:table-cell>
          <table:table-cell office:value-type="string">
            <text:p>BAUDINAULT Alexandra 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author</text:p>
          </table:table-cell>
          <table:table-cell office:value-type="string">
            <text:p>BÉNARD F.</text:p>
          </table:table-cell>
          <table:table-cell office:value-type="string">
            <text:p>BÉNARD François 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author</text:p>
          </table:table-cell>
          <table:table-cell office:value-type="string">
            <text:p>CAKANLAR Y.</text:p>
          </table:table-cell>
          <table:table-cell office:value-type="string">
            <text:p>CAKANLAR Yasemin 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author</text:p>
          </table:table-cell>
          <table:table-cell office:value-type="string">
            <text:p>CASANAS-CARBALLIDO J.</text:p>
          </table:table-cell>
          <table:table-cell office:value-type="string">
            <text:p>CASANAS-CARBALLIDO Jaime 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author</text:p>
          </table:table-cell>
          <table:table-cell office:value-type="string">
            <text:p>CHAMP A.</text:p>
          </table:table-cell>
          <table:table-cell office:value-type="string">
            <text:p>CHAMP Aurélie 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author</text:p>
          </table:table-cell>
          <table:table-cell office:value-type="string">
            <text:p>CHASSAGNE P.</text:p>
          </table:table-cell>
          <table:table-cell office:value-type="string">
            <text:p>CHASSAGNE Phillippe 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author</text:p>
          </table:table-cell>
          <table:table-cell office:value-type="string">
            <text:p>DHÉE F.</text:p>
          </table:table-cell>
          <table:table-cell office:value-type="string">
            <text:p>DHÉE Francis 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author</text:p>
          </table:table-cell>
          <table:table-cell office:value-type="string">
            <text:p>DREVELLE M.</text:p>
          </table:table-cell>
          <table:table-cell office:value-type="string">
            <text:p>DERVELLE Mathieu 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author</text:p>
          </table:table-cell>
          <table:table-cell office:value-type="string">
            <text:p>DUTEL F.</text:p>
          </table:table-cell>
          <table:table-cell office:value-type="string">
            <text:p>DUTEL Floriane 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author</text:p>
          </table:table-cell>
          <table:table-cell office:value-type="string">
            <text:p>GAGNIÈRE V.</text:p>
          </table:table-cell>
          <table:table-cell office:value-type="string">
            <text:p>GAGNIÈRE Vincent 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author</text:p>
          </table:table-cell>
          <table:table-cell office:value-type="string">
            <text:p>JAMAULT C.</text:p>
          </table:table-cell>
          <table:table-cell office:value-type="string">
            <text:p>JAMAULT Clémence 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author</text:p>
          </table:table-cell>
          <table:table-cell office:value-type="string">
            <text:p>LAOT B.</text:p>
          </table:table-cell>
          <table:table-cell office:value-type="string">
            <text:p>LAOT Benjamin 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author</text:p>
          </table:table-cell>
          <table:table-cell office:value-type="string">
            <text:p>LAZAR M.</text:p>
          </table:table-cell>
          <table:table-cell office:value-type="string">
            <text:p>LAZAR Mehdi 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author</text:p>
          </table:table-cell>
          <table:table-cell office:value-type="string">
            <text:p>LEININGER-FREZAL C.</text:p>
          </table:table-cell>
          <table:table-cell office:value-type="string">
            <text:p>LEININGER-FREZAL Caroline 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author</text:p>
          </table:table-cell>
          <table:table-cell office:value-type="string">
            <text:p>LESTEVEN G.</text:p>
          </table:table-cell>
          <table:table-cell office:value-type="string">
            <text:p>LESTEVEN Gaële 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author</text:p>
          </table:table-cell>
          <table:table-cell office:value-type="string">
            <text:p>MAULAT J.</text:p>
          </table:table-cell>
          <table:table-cell office:value-type="string">
            <text:p>MAULAT Juliette 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author</text:p>
          </table:table-cell>
          <table:table-cell office:value-type="string">
            <text:p>MEHDI A.</text:p>
          </table:table-cell>
          <table:table-cell office:value-type="string">
            <text:p>MEHDI Amin 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author</text:p>
          </table:table-cell>
          <table:table-cell office:value-type="string">
            <text:p>MINSTER C.</text:p>
          </table:table-cell>
          <table:table-cell office:value-type="string">
            <text:p>MINSTER Clotilde 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author</text:p>
          </table:table-cell>
          <table:table-cell office:value-type="string">
            <text:p>NGUIA KAHMA W.</text:p>
          </table:table-cell>
          <table:table-cell office:value-type="string">
            <text:p>NGUIA KAHMA Wendy 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author</text:p>
          </table:table-cell>
          <table:table-cell office:value-type="string">
            <text:p>PERSYN N.</text:p>
          </table:table-cell>
          <table:table-cell office:value-type="string">
            <text:p>PERSYN Nicolas 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author</text:p>
          </table:table-cell>
          <table:table-cell office:value-type="string">
            <text:p>PLEVEN B.</text:p>
          </table:table-cell>
          <table:table-cell office:value-type="string">
            <text:p>PLEVEN Bertrand 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author</text:p>
          </table:table-cell>
          <table:table-cell office:value-type="string">
            <text:p>PLEVRIS K.</text:p>
          </table:table-cell>
          <table:table-cell office:value-type="string">
            <text:p>PLEVRIS Konstantinos 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author</text:p>
          </table:table-cell>
          <table:table-cell office:value-type="string">
            <text:p>RAAD L.</text:p>
          </table:table-cell>
          <table:table-cell office:value-type="string">
            <text:p>RAAD Lina 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author</text:p>
          </table:table-cell>
          <table:table-cell office:value-type="string">
            <text:p>REMY S.</text:p>
          </table:table-cell>
          <table:table-cell office:value-type="string">
            <text:p>REMY Sylvain 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author</text:p>
          </table:table-cell>
          <table:table-cell office:value-type="string">
            <text:p>SAARELA S.</text:p>
          </table:table-cell>
          <table:table-cell office:value-type="string">
            <text:p>SAARELA Svetlana 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author</text:p>
          </table:table-cell>
          <table:table-cell office:value-type="string">
            <text:p>SPIRI J.</text:p>
          </table:table-cell>
          <table:table-cell office:value-type="string">
            <text:p>SPIRI Jean 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author</text:p>
          </table:table-cell>
          <table:table-cell office:value-type="string">
            <text:p>TROUDE A.</text:p>
          </table:table-cell>
          <table:table-cell office:value-type="string">
            <text:p>TROUDE Alexis 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author</text:p>
          </table:table-cell>
          <table:table-cell office:value-type="string">
            <text:p>VALLÉE J.</text:p>
          </table:table-cell>
          <table:table-cell office:value-type="string">
            <text:p>VALLEE Julie 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author</text:p>
          </table:table-cell>
          <table:table-cell office:value-type="string">
            <text:p>VANNIER C.</text:p>
          </table:table-cell>
          <table:table-cell office:value-type="string">
            <text:p>VANNIER Clémence 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author</text:p>
          </table:table-cell>
          <table:table-cell office:value-type="string">
            <text:p>VIEILLARD-BARON E.</text:p>
          </table:table-cell>
          <table:table-cell office:value-type="string">
            <text:p>VIEILLARD-BARON Elsa 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author</text:p>
          </table:table-cell>
          <table:table-cell office:value-type="string">
            <text:p>VERON O.</text:p>
          </table:table-cell>
          <table:table-cell office:value-type="string">
            <text:p>VERON Ophélie 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author</text:p>
          </table:table-cell>
          <table:table-cell office:value-type="string">
            <text:p>VILA-VÁZQUEZ J.-I.</text:p>
          </table:table-cell>
          <table:table-cell table:style-name="ce4" office:value-type="string">
            <text:p>VILA-VÁZQUEZ José Ignacio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author</text:p>
          </table:table-cell>
          <table:table-cell office:value-type="string">
            <text:p>WATEL R.</text:p>
          </table:table-cell>
          <table:table-cell office:value-type="string">
            <text:p>WATEL Renaud 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author</text:p>
          </table:table-cell>
          <table:table-cell office:value-type="string">
            <text:p>BLIDON M.</text:p>
          </table:table-cell>
          <table:table-cell office:value-type="string">
            <text:p>BLIDON Marianne 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author</text:p>
          </table:table-cell>
          <table:table-cell office:value-type="string">
            <text:p>SWERTS E.</text:p>
          </table:table-cell>
          <table:table-cell office:value-type="string">
            <text:p>SWERTS Elfie 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author</text:p>
          </table:table-cell>
          <table:table-cell office:value-type="string">
            <text:p>BARLES S.</text:p>
          </table:table-cell>
          <table:table-cell office:value-type="string">
            <text:p>BARLES Sabine 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author</text:p>
          </table:table-cell>
          <table:table-cell office:value-type="string">
            <text:p>QUEVA C.</text:p>
          </table:table-cell>
          <table:table-cell office:value-type="string">
            <text:p>QUEVA Christophe 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author</text:p>
          </table:table-cell>
          <table:table-cell office:value-type="string">
            <text:p>BAFFI S.</text:p>
          </table:table-cell>
          <table:table-cell office:value-type="string">
            <text:p>BAFFI Solène 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author</text:p>
          </table:table-cell>
          <table:table-cell office:value-type="string">
            <text:p>BOULARAN Z.</text:p>
          </table:table-cell>
          <table:table-cell office:value-type="string">
            <text:p>BOULARAN Zoé 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author</text:p>
          </table:table-cell>
          <table:table-cell office:value-type="string">
            <text:p>CAPUTO M.-L.</text:p>
          </table:table-cell>
          <table:table-cell office:value-type="string">
            <text:p>CAPUTO Maria Luisa 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author</text:p>
          </table:table-cell>
          <table:table-cell office:value-type="string">
            <text:p>COTTINEAU C.</text:p>
          </table:table-cell>
          <table:table-cell office:value-type="string">
            <text:p>COTTINEAU Clémentine <text:s text:c="4"/>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author</text:p>
          </table:table-cell>
          <table:table-cell office:value-type="string">
            <text:p>IGNAZZI COSMO A.</text:p>
          </table:table-cell>
          <table:table-cell office:value-type="string">
            <text:p>IGNAZZI Cosmo Antonio 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author</text:p>
          </table:table-cell>
          <table:table-cell office:value-type="string">
            <text:p>LIU CHUN Y.</text:p>
          </table:table-cell>
          <table:table-cell office:value-type="string">
            <text:p>LIU Chun Ya 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author</text:p>
          </table:table-cell>
          <table:table-cell office:value-type="string">
            <text:p>TOUREILLE E.</text:p>
          </table:table-cell>
          <table:table-cell office:value-type="string">
            <text:p>TOUREILLE Etienne 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author</text:p>
          </table:table-cell>
          <table:table-cell office:value-type="string">
            <text:p>BRUN G.</text:p>
          </table:table-cell>
          <table:table-cell office:value-type="string">
            <text:p>BRUN Geoffrey <text:s text:c="4"/>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author</text:p>
          </table:table-cell>
          <table:table-cell office:value-type="string">
            <text:p>COQUELLE J.</text:p>
          </table:table-cell>
          <table:table-cell office:value-type="string">
            <text:p>COQUELLE Julia <text:s text:c="2"/>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author</text:p>
          </table:table-cell>
          <table:table-cell office:value-type="string">
            <text:p>ESKANDER A.</text:p>
          </table:table-cell>
          <table:table-cell office:value-type="string">
            <text:p>ESKANDER Amin <text:s text:c="2"/>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author</text:p>
          </table:table-cell>
          <table:table-cell office:value-type="string">
            <text:p>OLMEDO E.</text:p>
          </table:table-cell>
          <table:table-cell office:value-type="string">
            <text:p>OLMEDO Elise 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author</text:p>
          </table:table-cell>
          <table:table-cell office:value-type="string">
            <text:p>CITRON P.</text:p>
          </table:table-cell>
          <table:table-cell office:value-type="string">
            <text:p>CITRON Paul <text:s text:c="2"/>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author</text:p>
          </table:table-cell>
          <table:table-cell office:value-type="string">
            <text:p>FROUILLOU L.</text:p>
          </table:table-cell>
          <table:table-cell office:value-type="string">
            <text:p>FROUILLOU Leïla <text:s text:c="4"/>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author</text:p>
          </table:table-cell>
          <table:table-cell office:value-type="string">
            <text:p>GEORGEAULT L.</text:p>
          </table:table-cell>
          <table:table-cell office:value-type="string">
            <text:p>GEORGEAULT Laurent 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author</text:p>
          </table:table-cell>
          <table:table-cell office:value-type="string">
            <text:p>BOGNON S.</text:p>
          </table:table-cell>
          <table:table-cell office:value-type="string">
            <text:p>BOGNON Sabine 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author</text:p>
          </table:table-cell>
          <table:table-cell office:value-type="string">
            <text:p>KANELLOPOULOU D.</text:p>
          </table:table-cell>
          <table:table-cell office:value-type="string">
            <text:p>KANELLOPOULOU Dimitra 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author</text:p>
          </table:table-cell>
          <table:table-cell office:value-type="string">
            <text:p>MANTRAN M.</text:p>
          </table:table-cell>
          <table:table-cell office:value-type="string">
            <text:p>MANTRAN Murielle 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author</text:p>
          </table:table-cell>
          <table:table-cell office:value-type="string">
            <text:p>KIM E.</text:p>
          </table:table-cell>
          <table:table-cell office:value-type="string">
            <text:p>KIM Eunhye 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author</text:p>
          </table:table-cell>
          <table:table-cell office:value-type="string">
            <text:p>MARTY P.</text:p>
          </table:table-cell>
          <table:table-cell office:value-type="string">
            <text:p>MARTY Pauline 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author</text:p>
          </table:table-cell>
          <table:table-cell office:value-type="string">
            <text:p>FAKHARIAN GHOM B.</text:p>
          </table:table-cell>
          <table:table-cell office:value-type="string">
            <text:p>FAKHARIAN GHOM Behrang 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author</text:p>
          </table:table-cell>
          <table:table-cell office:value-type="string">
            <text:p>SIVAK H.</text:p>
          </table:table-cell>
          <table:table-cell office:value-type="string">
            <text:p>SIVAK Henry 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author</text:p>
          </table:table-cell>
          <table:table-cell office:value-type="string">
            <text:p>BROOMBERG J.</text:p>
          </table:table-cell>
          <table:table-cell office:value-type="string">
            <text:p>BROOMBERG Joachim 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author</text:p>
          </table:table-cell>
          <table:table-cell office:value-type="string">
            <text:p>PERNET A.</text:p>
          </table:table-cell>
          <table:table-cell office:value-type="string">
            <text:p>PERNET Alexis 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author</text:p>
          </table:table-cell>
          <table:table-cell office:value-type="string">
            <text:p>SIMOES L.</text:p>
          </table:table-cell>
          <table:table-cell office:value-type="string">
            <text:p>SIMOES Luisa 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author</text:p>
          </table:table-cell>
          <table:table-cell office:value-type="string">
            <text:p>BRES A.</text:p>
          </table:table-cell>
          <table:table-cell office:value-type="string">
            <text:p>BRES Antoine</text:p>
          </table:table-cell>
        </table:table-row>
        <table:table-row table:style-name="ro1">
          <table:table-cell table:style-name="ce3" office:value-type="float" office:value="309">
            <text:p>309</text:p>
          </table:table-cell>
          <table:table-cell office:value-type="string">
            <text:p>author</text:p>
          </table:table-cell>
          <table:table-cell table:style-name="ce9" office:value-type="string">
            <text:p>MANTRAN M.</text:p>
          </table:table-cell>
          <table:table-cell table:style-name="ce3" office:value-type="string">
            <text:p>MANTRAN Murielle </text:p>
          </table:table-cell>
        </table:table-row>
        <table:table-row table:style-name="ro1">
          <table:table-cell table:style-name="ce3" office:value-type="float" office:value="311">
            <text:p>311</text:p>
          </table:table-cell>
          <table:table-cell office:value-type="string">
            <text:p>author</text:p>
          </table:table-cell>
          <table:table-cell table:style-name="ce9" office:value-type="string">
            <text:p>AVELINE-DUBACH N.</text:p>
          </table:table-cell>
          <table:table-cell table:style-name="ce3" office:value-type="string">
            <text:p>AVELINE Natacha </text:p>
            <draw:custom-shape table:end-cell-address="data.D215" table:end-x="0.187cm" table:end-y="0.227cm" draw:z-index="3" draw:name="AutoShape 2" draw:style-name="gr1" draw:text-style-name="P1" svg:width="0.159cm" svg:height="0.536cm" svg:x="0.028cm" svg:y="0.215cm">
              <text:p/>
              <draw:enhanced-geometry svg:viewBox="0 0 21600 21600" draw:type="rectangle" draw:enhanced-path="M 0 0 L 21600 0 21600 21600 0 21600 0 0 Z N"/>
            </draw:custom-shape>
            <draw:custom-shape table:end-cell-address="data.D215" table:end-x="0.187cm" table:end-y="0.227cm" draw:z-index="4" draw:name="AutoShape 5" draw:style-name="gr1" draw:text-style-name="P1" svg:width="0.159cm" svg:height="0.536cm" svg:x="0.028cm" svg:y="0.215cm">
              <text:p/>
              <draw:enhanced-geometry svg:viewBox="0 0 21600 21600" draw:type="rectangle" draw:enhanced-path="M 0 0 L 21600 0 21600 21600 0 21600 0 0 Z N"/>
            </draw:custom-shape>
            <draw:custom-shape table:end-cell-address="data.D215" table:end-x="0.187cm" table:end-y="0.227cm" draw:z-index="5" draw:name="AutoShape 8" draw:style-name="gr1" draw:text-style-name="P1" svg:width="0.159cm" svg:height="0.536cm" svg:x="0.028cm" svg:y="0.215cm">
              <text:p/>
              <draw:enhanced-geometry svg:viewBox="0 0 21600 21600" draw:type="rectangle" draw:enhanced-path="M 0 0 L 21600 0 21600 21600 0 21600 0 0 Z N"/>
            </draw:custom-shape>
            <draw:custom-shape table:end-cell-address="data.D215" table:end-x="0.187cm" table:end-y="0.227cm" draw:z-index="6" draw:name="AutoShape 11" draw:style-name="gr1" draw:text-style-name="P1" svg:width="0.159cm" svg:height="0.536cm" svg:x="0.028cm" svg:y="0.215cm">
              <text:p/>
              <draw:enhanced-geometry svg:viewBox="0 0 21600 21600" draw:type="rectangle" draw:enhanced-path="M 0 0 L 21600 0 21600 21600 0 21600 0 0 Z N"/>
            </draw:custom-shape>
            <draw:custom-shape table:end-cell-address="data.D215" table:end-x="0.187cm" table:end-y="0.227cm" draw:z-index="7" draw:name="AutoShape 14" draw:style-name="gr1" draw:text-style-name="P1" svg:width="0.159cm" svg:height="0.536cm" svg:x="0.028cm" svg:y="0.215cm">
              <text:p/>
              <draw:enhanced-geometry svg:viewBox="0 0 21600 21600" draw:type="rectangle" draw:enhanced-path="M 0 0 L 21600 0 21600 21600 0 21600 0 0 Z N"/>
            </draw:custom-shape>
            <draw:custom-shape table:end-cell-address="data.D215" table:end-x="0.187cm" table:end-y="0.227cm" draw:z-index="8" draw:name="AutoShape 17" draw:style-name="gr1" draw:text-style-name="P1" svg:width="0.159cm" svg:height="0.536cm" svg:x="0.028cm" svg:y="0.215cm">
              <text:p/>
              <draw:enhanced-geometry svg:viewBox="0 0 21600 21600" draw:type="rectangle" draw:enhanced-path="M 0 0 L 21600 0 21600 21600 0 21600 0 0 Z N"/>
            </draw:custom-shape>
            <draw:custom-shape table:end-cell-address="data.D215" table:end-x="0.187cm" table:end-y="0.227cm" draw:z-index="9" draw:name="AutoShape 20" draw:style-name="gr1" draw:text-style-name="P1" svg:width="0.159cm" svg:height="0.536cm" svg:x="0.028cm" svg:y="0.215cm">
              <text:p/>
              <draw:enhanced-geometry svg:viewBox="0 0 21600 21600" draw:type="rectangle" draw:enhanced-path="M 0 0 L 21600 0 21600 21600 0 21600 0 0 Z N"/>
            </draw:custom-shape>
            <draw:custom-shape table:end-cell-address="data.D215" table:end-x="0.187cm" table:end-y="0.227cm" draw:z-index="10" draw:name="AutoShape 23" draw:style-name="gr1" draw:text-style-name="P1" svg:width="0.159cm" svg:height="0.536cm" svg:x="0.028cm" svg:y="0.215cm">
              <text:p/>
              <draw:enhanced-geometry svg:viewBox="0 0 21600 21600" draw:type="rectangle" draw:enhanced-path="M 0 0 L 21600 0 21600 21600 0 21600 0 0 Z N"/>
            </draw:custom-shape>
            <draw:custom-shape table:end-cell-address="data.D215" table:end-x="0.187cm" table:end-y="0.227cm" draw:z-index="11" draw:name="AutoShape 26" draw:style-name="gr1" draw:text-style-name="P1" svg:width="0.159cm" svg:height="0.536cm" svg:x="0.028cm" svg:y="0.215cm">
              <text:p/>
              <draw:enhanced-geometry svg:viewBox="0 0 21600 21600" draw:type="rectangle" draw:enhanced-path="M 0 0 L 21600 0 21600 21600 0 21600 0 0 Z N"/>
            </draw:custom-shape>
            <draw:custom-shape table:end-cell-address="data.D215" table:end-x="0.187cm" table:end-y="0.227cm" draw:z-index="12" draw:name="AutoShape 29" draw:style-name="gr1" draw:text-style-name="P1" svg:width="0.159cm" svg:height="0.536cm" svg:x="0.028cm" svg:y="0.215cm">
              <text:p/>
              <draw:enhanced-geometry svg:viewBox="0 0 21600 21600" draw:type="rectangle" draw:enhanced-path="M 0 0 L 21600 0 21600 21600 0 21600 0 0 Z N"/>
            </draw:custom-shape>
            <draw:custom-shape table:end-cell-address="data.D215" table:end-x="0.187cm" table:end-y="0.227cm" draw:z-index="13" draw:name="AutoShape 32" draw:style-name="gr1" draw:text-style-name="P1" svg:width="0.159cm" svg:height="0.536cm" svg:x="0.028cm" svg:y="0.215cm">
              <text:p/>
              <draw:enhanced-geometry svg:viewBox="0 0 21600 21600" draw:type="rectangle" draw:enhanced-path="M 0 0 L 21600 0 21600 21600 0 21600 0 0 Z N"/>
            </draw:custom-shape>
            <draw:custom-shape table:end-cell-address="data.D215" table:end-x="0.187cm" table:end-y="0.227cm" draw:z-index="14" draw:name="AutoShape 35" draw:style-name="gr1" draw:text-style-name="P1" svg:width="0.159cm" svg:height="0.536cm" svg:x="0.028cm" svg:y="0.215cm">
              <text:p/>
              <draw:enhanced-geometry svg:viewBox="0 0 21600 21600" draw:type="rectangle" draw:enhanced-path="M 0 0 L 21600 0 21600 21600 0 21600 0 0 Z N"/>
            </draw:custom-shape>
            <draw:custom-shape table:end-cell-address="data.D215" table:end-x="0.187cm" table:end-y="0.227cm" draw:z-index="15" draw:name="AutoShape 38" draw:style-name="gr1" draw:text-style-name="P1" svg:width="0.159cm" svg:height="0.536cm" svg:x="0.028cm" svg:y="0.215cm">
              <text:p/>
              <draw:enhanced-geometry svg:viewBox="0 0 21600 21600" draw:type="rectangle" draw:enhanced-path="M 0 0 L 21600 0 21600 21600 0 21600 0 0 Z N"/>
            </draw:custom-shape>
            <draw:custom-shape table:end-cell-address="data.D215" table:end-x="0.187cm" table:end-y="0.227cm" draw:z-index="16" draw:name="AutoShape 41" draw:style-name="gr1" draw:text-style-name="P1" svg:width="0.159cm" svg:height="0.536cm" svg:x="0.028cm" svg:y="0.215cm">
              <text:p/>
              <draw:enhanced-geometry svg:viewBox="0 0 21600 21600" draw:type="rectangle" draw:enhanced-path="M 0 0 L 21600 0 21600 21600 0 21600 0 0 Z N"/>
            </draw:custom-shape>
            <draw:custom-shape table:end-cell-address="data.D215" table:end-x="0.187cm" table:end-y="0.227cm" draw:z-index="17" draw:name="AutoShape 44" draw:style-name="gr1" draw:text-style-name="P1" svg:width="0.159cm" svg:height="0.536cm" svg:x="0.028cm" svg:y="0.215cm">
              <text:p/>
              <draw:enhanced-geometry svg:viewBox="0 0 21600 21600" draw:type="rectangle" draw:enhanced-path="M 0 0 L 21600 0 21600 21600 0 21600 0 0 Z N"/>
            </draw:custom-shape>
            <draw:custom-shape table:end-cell-address="data.D215" table:end-x="0.187cm" table:end-y="0.227cm" draw:z-index="18" draw:name="AutoShape 47" draw:style-name="gr1" draw:text-style-name="P1" svg:width="0.159cm" svg:height="0.536cm" svg:x="0.028cm" svg:y="0.215cm">
              <text:p/>
              <draw:enhanced-geometry svg:viewBox="0 0 21600 21600" draw:type="rectangle" draw:enhanced-path="M 0 0 L 21600 0 21600 21600 0 21600 0 0 Z N"/>
            </draw:custom-shape>
            <draw:custom-shape table:end-cell-address="data.D215" table:end-x="0.187cm" table:end-y="0.227cm" draw:z-index="19" draw:name="AutoShape 50" draw:style-name="gr1" draw:text-style-name="P1" svg:width="0.159cm" svg:height="0.536cm" svg:x="0.028cm" svg:y="0.215cm">
              <text:p/>
              <draw:enhanced-geometry svg:viewBox="0 0 21600 21600" draw:type="rectangle" draw:enhanced-path="M 0 0 L 21600 0 21600 21600 0 21600 0 0 Z N"/>
            </draw:custom-shape>
            <draw:custom-shape table:end-cell-address="data.D215" table:end-x="0.187cm" table:end-y="0.227cm" draw:z-index="20" draw:name="AutoShape 53" draw:style-name="gr1" draw:text-style-name="P1" svg:width="0.159cm" svg:height="0.536cm" svg:x="0.028cm" svg:y="0.215cm">
              <text:p/>
              <draw:enhanced-geometry svg:viewBox="0 0 21600 21600" draw:type="rectangle" draw:enhanced-path="M 0 0 L 21600 0 21600 21600 0 21600 0 0 Z N"/>
            </draw:custom-shape>
            <draw:custom-shape table:end-cell-address="data.D215" table:end-x="0.187cm" table:end-y="0.227cm" draw:z-index="21" draw:name="AutoShape 56" draw:style-name="gr1" draw:text-style-name="P1" svg:width="0.159cm" svg:height="0.536cm" svg:x="0.028cm" svg:y="0.215cm">
              <text:p/>
              <draw:enhanced-geometry svg:viewBox="0 0 21600 21600" draw:type="rectangle" draw:enhanced-path="M 0 0 L 21600 0 21600 21600 0 21600 0 0 Z N"/>
            </draw:custom-shape>
            <draw:custom-shape table:end-cell-address="data.D215" table:end-x="0.187cm" table:end-y="0.227cm" draw:z-index="22" draw:name="AutoShape 59" draw:style-name="gr1" draw:text-style-name="P1" svg:width="0.159cm" svg:height="0.536cm" svg:x="0.028cm" svg:y="0.215cm">
              <text:p/>
              <draw:enhanced-geometry svg:viewBox="0 0 21600 21600" draw:type="rectangle" draw:enhanced-path="M 0 0 L 21600 0 21600 21600 0 21600 0 0 Z N"/>
            </draw:custom-shape>
            <draw:custom-shape table:end-cell-address="data.D215" table:end-x="0.187cm" table:end-y="0.227cm" draw:z-index="23" draw:name="AutoShape 62" draw:style-name="gr1" draw:text-style-name="P1" svg:width="0.159cm" svg:height="0.536cm" svg:x="0.028cm" svg:y="0.215cm">
              <text:p/>
              <draw:enhanced-geometry svg:viewBox="0 0 21600 21600" draw:type="rectangle" draw:enhanced-path="M 0 0 L 21600 0 21600 21600 0 21600 0 0 Z N"/>
            </draw:custom-shape>
            <draw:custom-shape table:end-cell-address="data.D215" table:end-x="0.187cm" table:end-y="0.227cm" draw:z-index="24" draw:name="AutoShape 65" draw:style-name="gr1" draw:text-style-name="P1" svg:width="0.159cm" svg:height="0.536cm" svg:x="0.028cm" svg:y="0.215cm">
              <text:p/>
              <draw:enhanced-geometry svg:viewBox="0 0 21600 21600" draw:type="rectangle" draw:enhanced-path="M 0 0 L 21600 0 21600 21600 0 21600 0 0 Z N"/>
            </draw:custom-shape>
            <draw:custom-shape table:end-cell-address="data.D215" table:end-x="0.187cm" table:end-y="0.227cm" draw:z-index="25" draw:name="AutoShape 68" draw:style-name="gr1" draw:text-style-name="P1" svg:width="0.159cm" svg:height="0.536cm" svg:x="0.028cm" svg:y="0.215cm">
              <text:p/>
              <draw:enhanced-geometry svg:viewBox="0 0 21600 21600" draw:type="rectangle" draw:enhanced-path="M 0 0 L 21600 0 21600 21600 0 21600 0 0 Z N"/>
            </draw:custom-shape>
            <draw:custom-shape table:end-cell-address="data.D215" table:end-x="0.187cm" table:end-y="0.227cm" draw:z-index="26" draw:name="AutoShape 71" draw:style-name="gr1" draw:text-style-name="P1" svg:width="0.159cm" svg:height="0.536cm" svg:x="0.028cm" svg:y="0.215cm">
              <text:p/>
              <draw:enhanced-geometry svg:viewBox="0 0 21600 21600" draw:type="rectangle" draw:enhanced-path="M 0 0 L 21600 0 21600 21600 0 21600 0 0 Z N"/>
            </draw:custom-shape>
            <draw:custom-shape table:end-cell-address="data.D215" table:end-x="0.187cm" table:end-y="0.227cm" draw:z-index="27" draw:name="AutoShape 74" draw:style-name="gr1" draw:text-style-name="P1" svg:width="0.159cm" svg:height="0.536cm" svg:x="0.028cm" svg:y="0.215cm">
              <text:p/>
              <draw:enhanced-geometry svg:viewBox="0 0 21600 21600" draw:type="rectangle" draw:enhanced-path="M 0 0 L 21600 0 21600 21600 0 21600 0 0 Z N"/>
            </draw:custom-shape>
            <draw:custom-shape table:end-cell-address="data.D215" table:end-x="0.187cm" table:end-y="0.227cm" draw:z-index="28" draw:name="AutoShape 77" draw:style-name="gr1" draw:text-style-name="P1" svg:width="0.159cm" svg:height="0.536cm" svg:x="0.028cm" svg:y="0.215cm">
              <text:p/>
              <draw:enhanced-geometry svg:viewBox="0 0 21600 21600" draw:type="rectangle" draw:enhanced-path="M 0 0 L 21600 0 21600 21600 0 21600 0 0 Z N"/>
            </draw:custom-shape>
            <draw:custom-shape table:end-cell-address="data.D215" table:end-x="0.187cm" table:end-y="0.227cm" draw:z-index="29" draw:name="AutoShape 80" draw:style-name="gr1" draw:text-style-name="P1" svg:width="0.159cm" svg:height="0.536cm" svg:x="0.028cm" svg:y="0.215cm">
              <text:p/>
              <draw:enhanced-geometry svg:viewBox="0 0 21600 21600" draw:type="rectangle" draw:enhanced-path="M 0 0 L 21600 0 21600 21600 0 21600 0 0 Z N"/>
            </draw:custom-shape>
            <draw:custom-shape table:end-cell-address="data.D215" table:end-x="0.187cm" table:end-y="0.227cm" draw:z-index="30" draw:name="AutoShape 83" draw:style-name="gr1" draw:text-style-name="P1" svg:width="0.159cm" svg:height="0.536cm" svg:x="0.028cm" svg:y="0.215cm">
              <text:p/>
              <draw:enhanced-geometry svg:viewBox="0 0 21600 21600" draw:type="rectangle" draw:enhanced-path="M 0 0 L 21600 0 21600 21600 0 21600 0 0 Z N"/>
            </draw:custom-shape>
          </table:table-cell>
        </table:table-row>
        <table:table-row table:style-name="ro1">
          <table:table-cell table:style-name="ce3" office:value-type="float" office:value="320">
            <text:p>320</text:p>
          </table:table-cell>
          <table:table-cell office:value-type="string">
            <text:p>author</text:p>
          </table:table-cell>
          <table:table-cell table:style-name="ce9" office:value-type="string">
            <text:p>BAUDRY S.</text:p>
          </table:table-cell>
          <table:table-cell table:style-name="ce3" office:value-type="string">
            <text:p>BAUDRY Sarah Lilia </text:p>
          </table:table-cell>
        </table:table-row>
        <table:table-row table:style-name="ro1">
          <table:table-cell table:style-name="ce3" office:value-type="float" office:value="321">
            <text:p>321</text:p>
          </table:table-cell>
          <table:table-cell office:value-type="string">
            <text:p>author</text:p>
          </table:table-cell>
          <table:table-cell table:style-name="ce9" office:value-type="string">
            <text:p>BERNADOU D.</text:p>
          </table:table-cell>
          <table:table-cell table:style-name="ce3" office:value-type="string">
            <text:p>BERNADOU Dorian </text:p>
          </table:table-cell>
        </table:table-row>
        <table:table-row table:style-name="ro1">
          <table:table-cell table:style-name="ce3" office:value-type="float" office:value="322">
            <text:p>322</text:p>
          </table:table-cell>
          <table:table-cell office:value-type="string">
            <text:p>author</text:p>
          </table:table-cell>
          <table:table-cell table:style-name="ce9" office:value-type="string">
            <text:p>CHALONGE L.</text:p>
          </table:table-cell>
          <table:table-cell table:style-name="ce3" office:value-type="string">
            <text:p>CHALONGE Ludovic </text:p>
          </table:table-cell>
        </table:table-row>
        <table:table-row table:style-name="ro1">
          <table:table-cell table:style-name="ce3" office:value-type="float" office:value="323">
            <text:p>323</text:p>
          </table:table-cell>
          <table:table-cell office:value-type="string">
            <text:p>author</text:p>
          </table:table-cell>
          <table:table-cell table:style-name="ce9" office:value-type="string">
            <text:p>CURA R.</text:p>
          </table:table-cell>
          <table:table-cell table:style-name="ce3" office:value-type="string">
            <text:p>CURA Robin </text:p>
          </table:table-cell>
        </table:table-row>
        <table:table-row table:style-name="ro1">
          <table:table-cell table:style-name="ce3" office:value-type="float" office:value="324">
            <text:p>324</text:p>
          </table:table-cell>
          <table:table-cell office:value-type="string">
            <text:p>author</text:p>
          </table:table-cell>
          <table:table-cell table:style-name="ce9" office:value-type="string">
            <text:p>DEBRIE J.</text:p>
          </table:table-cell>
          <table:table-cell table:style-name="ce3" office:value-type="string">
            <text:p>DEBRIE Jean </text:p>
          </table:table-cell>
        </table:table-row>
        <table:table-row table:style-name="ro1">
          <table:table-cell table:style-name="ce3" office:value-type="float" office:value="325">
            <text:p>325</text:p>
          </table:table-cell>
          <table:table-cell office:value-type="string">
            <text:p>author</text:p>
          </table:table-cell>
          <table:table-cell table:style-name="ce9" office:value-type="string">
            <text:p>DELAVILLE D.</text:p>
          </table:table-cell>
          <table:table-cell table:style-name="ce3" office:value-type="string">
            <text:p>DELAVILLE Damien </text:p>
          </table:table-cell>
        </table:table-row>
        <table:table-row table:style-name="ro1">
          <table:table-cell table:style-name="ce3" office:value-type="float" office:value="326">
            <text:p>326</text:p>
          </table:table-cell>
          <table:table-cell office:value-type="string">
            <text:p>author</text:p>
          </table:table-cell>
          <table:table-cell table:style-name="ce9" office:value-type="string">
            <text:p>DENIS E.</text:p>
          </table:table-cell>
          <table:table-cell table:style-name="ce3" office:value-type="string">
            <text:p>DENIS Eric </text:p>
          </table:table-cell>
        </table:table-row>
        <table:table-row table:style-name="ro1">
          <table:table-cell table:style-name="ce3" office:value-type="float" office:value="327">
            <text:p>327</text:p>
          </table:table-cell>
          <table:table-cell office:value-type="string">
            <text:p>author</text:p>
          </table:table-cell>
          <table:table-cell table:style-name="ce9" office:value-type="string">
            <text:p>DESCLAUX-SALACHAS J.</text:p>
          </table:table-cell>
          <table:table-cell table:style-name="ce3" office:value-type="string">
            <text:p>DESCLAUX-SALACHAS Jasmine </text:p>
          </table:table-cell>
        </table:table-row>
        <table:table-row table:style-name="ro1">
          <table:table-cell table:style-name="ce3" office:value-type="float" office:value="328">
            <text:p>328</text:p>
          </table:table-cell>
          <table:table-cell office:value-type="string">
            <text:p>author</text:p>
          </table:table-cell>
          <table:table-cell table:style-name="ce9" office:value-type="string">
            <text:p>DOS S.</text:p>
          </table:table-cell>
          <table:table-cell table:style-name="ce3" office:value-type="string">
            <text:p>DOS SANTOS-SUTTON Sonia </text:p>
          </table:table-cell>
        </table:table-row>
        <table:table-row table:style-name="ro1">
          <table:table-cell table:style-name="ce3" office:value-type="float" office:value="329">
            <text:p>329</text:p>
          </table:table-cell>
          <table:table-cell office:value-type="string">
            <text:p>author</text:p>
          </table:table-cell>
          <table:table-cell table:style-name="ce9" office:value-type="string">
            <text:p>DUBOS-PAILLARD E.</text:p>
          </table:table-cell>
          <table:table-cell table:style-name="ce3" office:value-type="string">
            <text:p>DUBOS-PAILLARD Edwige </text:p>
          </table:table-cell>
        </table:table-row>
        <table:table-row table:style-name="ro1">
          <table:table-cell table:style-name="ce3" office:value-type="float" office:value="330">
            <text:p>330</text:p>
          </table:table-cell>
          <table:table-cell office:value-type="string">
            <text:p>author</text:p>
          </table:table-cell>
          <table:table-cell table:style-name="ce9" office:value-type="string">
            <text:p>DUROUDIER S.</text:p>
          </table:table-cell>
          <table:table-cell table:style-name="ce3" office:value-type="string">
            <text:p>DUROUDIER Sylvestre </text:p>
          </table:table-cell>
        </table:table-row>
        <table:table-row table:style-name="ro1">
          <table:table-cell table:style-name="ce3" office:value-type="float" office:value="331">
            <text:p>331</text:p>
          </table:table-cell>
          <table:table-cell office:value-type="string">
            <text:p>author</text:p>
          </table:table-cell>
          <table:table-cell table:style-name="ce9" office:value-type="string">
            <text:p>FINANCE O.</text:p>
          </table:table-cell>
          <table:table-cell table:style-name="ce3" office:value-type="string">
            <text:p>FINANCE Olivier </text:p>
          </table:table-cell>
        </table:table-row>
        <table:table-row table:style-name="ro1">
          <table:table-cell table:style-name="ce3" office:value-type="float" office:value="332">
            <text:p>332</text:p>
          </table:table-cell>
          <table:table-cell office:value-type="string">
            <text:p>author</text:p>
          </table:table-cell>
          <table:table-cell table:style-name="ce9" office:value-type="string">
            <text:p>GAUJAL S.</text:p>
          </table:table-cell>
          <table:table-cell table:style-name="ce3" office:value-type="string">
            <text:p>GAUJAL Sophie </text:p>
          </table:table-cell>
        </table:table-row>
        <table:table-row table:style-name="ro1">
          <table:table-cell table:style-name="ce3" office:value-type="float" office:value="333">
            <text:p>333</text:p>
          </table:table-cell>
          <table:table-cell office:value-type="string">
            <text:p>author</text:p>
          </table:table-cell>
          <table:table-cell table:style-name="ce9" office:value-type="string">
            <text:p>GEORGIKOPOULOS I.</text:p>
          </table:table-cell>
          <table:table-cell table:style-name="ce3" office:value-type="string">
            <text:p>GEORGIKOPOULOS Ioannis </text:p>
          </table:table-cell>
        </table:table-row>
        <table:table-row table:style-name="ro1">
          <table:table-cell table:style-name="ce3" office:value-type="float" office:value="334">
            <text:p>334</text:p>
          </table:table-cell>
          <table:table-cell office:value-type="string">
            <text:p>author</text:p>
          </table:table-cell>
          <table:table-cell table:style-name="ce9" office:value-type="string">
            <text:p>GIMAT M.</text:p>
          </table:table-cell>
          <table:table-cell table:style-name="ce3" office:value-type="string">
            <text:p>GIMAT Matthieu </text:p>
          </table:table-cell>
        </table:table-row>
        <table:table-row table:style-name="ro1">
          <table:table-cell table:style-name="ce3" office:value-type="float" office:value="335">
            <text:p>335</text:p>
          </table:table-cell>
          <table:table-cell office:value-type="string">
            <text:p>author</text:p>
          </table:table-cell>
          <table:table-cell table:style-name="ce9" office:value-type="string">
            <text:p>GIRAUD A.</text:p>
          </table:table-cell>
          <table:table-cell table:style-name="ce3" office:value-type="string">
            <text:p>GIRAUD Alexandre </text:p>
          </table:table-cell>
        </table:table-row>
        <table:table-row table:style-name="ro1">
          <table:table-cell table:style-name="ce3" office:value-type="float" office:value="336">
            <text:p>336</text:p>
          </table:table-cell>
          <table:table-cell office:value-type="string">
            <text:p>author</text:p>
          </table:table-cell>
          <table:table-cell table:style-name="ce9" office:value-type="string">
            <text:p>GRAVIER J.</text:p>
          </table:table-cell>
          <table:table-cell table:style-name="ce3" office:value-type="string">
            <text:p>GRAVIER Julie </text:p>
          </table:table-cell>
        </table:table-row>
        <table:table-row table:style-name="ro1">
          <table:table-cell table:style-name="ce3" office:value-type="float" office:value="337">
            <text:p>337</text:p>
          </table:table-cell>
          <table:table-cell office:value-type="string">
            <text:p>author</text:p>
          </table:table-cell>
          <table:table-cell table:style-name="ce9" office:value-type="string">
            <text:p>GUÉRIN A.</text:p>
          </table:table-cell>
          <table:table-cell table:style-name="ce3" office:value-type="string">
            <text:p>GUÉRIN Anne-lise </text:p>
          </table:table-cell>
        </table:table-row>
        <table:table-row table:style-name="ro1">
          <table:table-cell table:style-name="ce3" office:value-type="float" office:value="338">
            <text:p>338</text:p>
          </table:table-cell>
          <table:table-cell office:value-type="string">
            <text:p>author</text:p>
          </table:table-cell>
          <table:table-cell table:style-name="ce9" office:value-type="string">
            <text:p>KAHN S.</text:p>
          </table:table-cell>
          <table:table-cell table:style-name="ce3" office:value-type="string">
            <text:p>KAHN Sylvain </text:p>
          </table:table-cell>
        </table:table-row>
        <table:table-row table:style-name="ro1">
          <table:table-cell table:style-name="ce3" office:value-type="float" office:value="339">
            <text:p>339</text:p>
          </table:table-cell>
          <table:table-cell office:value-type="string">
            <text:p>author</text:p>
          </table:table-cell>
          <table:table-cell table:style-name="ce9" office:value-type="string">
            <text:p>LAMBERT A.</text:p>
          </table:table-cell>
          <table:table-cell table:style-name="ce3" office:value-type="string">
            <text:p>LAMBERT Alexandre </text:p>
          </table:table-cell>
        </table:table-row>
        <table:table-row table:style-name="ro1">
          <table:table-cell table:style-name="ce3" office:value-type="float" office:value="340">
            <text:p>340</text:p>
          </table:table-cell>
          <table:table-cell office:value-type="string">
            <text:p>author</text:p>
          </table:table-cell>
          <table:table-cell table:style-name="ce9" office:value-type="string">
            <text:p>LAMENIE B.</text:p>
          </table:table-cell>
          <table:table-cell table:style-name="ce3" office:value-type="string">
            <text:p>LAMENIE Brice </text:p>
          </table:table-cell>
        </table:table-row>
        <table:table-row table:style-name="ro1">
          <table:table-cell table:style-name="ce3" office:value-type="float" office:value="341">
            <text:p>341</text:p>
          </table:table-cell>
          <table:table-cell office:value-type="string">
            <text:p>author</text:p>
          </table:table-cell>
          <table:table-cell table:style-name="ce9" office:value-type="string">
            <text:p>LANGAR A.</text:p>
          </table:table-cell>
          <table:table-cell table:style-name="ce3" office:value-type="string">
            <text:p>LANGAR Ali </text:p>
          </table:table-cell>
        </table:table-row>
        <table:table-row table:style-name="ro1">
          <table:table-cell table:style-name="ce4" office:value-type="float" office:value="342">
            <text:p>342</text:p>
          </table:table-cell>
          <table:table-cell office:value-type="string">
            <text:p>author</text:p>
          </table:table-cell>
          <table:table-cell table:style-name="ce4" office:value-type="string">
            <text:p>LE BIGOT B.</text:p>
          </table:table-cell>
          <table:table-cell table:style-name="ce4" office:value-type="string">
            <text:p>LE BIGOT Brenda </text:p>
          </table:table-cell>
        </table:table-row>
        <table:table-row table:style-name="ro1">
          <table:table-cell table:style-name="ce4" office:value-type="float" office:value="343">
            <text:p>343</text:p>
          </table:table-cell>
          <table:table-cell office:value-type="string">
            <text:p>author</text:p>
          </table:table-cell>
          <table:table-cell table:style-name="ce4" office:value-type="string">
            <text:p>LE CORRE T.</text:p>
          </table:table-cell>
          <table:table-cell table:style-name="ce4" office:value-type="string">
            <text:p>LE CORRE Thibault </text:p>
          </table:table-cell>
        </table:table-row>
        <table:table-row table:style-name="ro1">
          <table:table-cell table:style-name="ce3" office:value-type="float" office:value="344">
            <text:p>344</text:p>
          </table:table-cell>
          <table:table-cell office:value-type="string">
            <text:p>author</text:p>
          </table:table-cell>
          <table:table-cell table:style-name="ce9" office:value-type="string">
            <text:p>LEHEC E.</text:p>
          </table:table-cell>
          <table:table-cell table:style-name="ce3" office:value-type="string">
            <text:p>LEHEC Elisabeth </text:p>
          </table:table-cell>
        </table:table-row>
        <table:table-row table:style-name="ro1">
          <table:table-cell table:style-name="ce3" office:value-type="float" office:value="345">
            <text:p>345</text:p>
          </table:table-cell>
          <table:table-cell office:value-type="string">
            <text:p>author</text:p>
          </table:table-cell>
          <table:table-cell table:style-name="ce9" office:value-type="string">
            <text:p>LEPESANT G.</text:p>
          </table:table-cell>
          <table:table-cell table:style-name="ce3" office:value-type="string">
            <text:p>LEPESANT Gilles </text:p>
          </table:table-cell>
        </table:table-row>
        <table:table-row table:style-name="ro1">
          <table:table-cell table:style-name="ce3" office:value-type="float" office:value="346">
            <text:p>346</text:p>
          </table:table-cell>
          <table:table-cell office:value-type="string">
            <text:p>author</text:p>
          </table:table-cell>
          <table:table-cell table:style-name="ce9" office:value-type="string">
            <text:p>LOPEZ P.</text:p>
          </table:table-cell>
          <table:table-cell table:style-name="ce3" office:value-type="string">
            <text:p>LOPEZ GUTIERREZ Paulina Iliana </text:p>
          </table:table-cell>
        </table:table-row>
        <table:table-row table:style-name="ro1">
          <table:table-cell table:style-name="ce3" office:value-type="float" office:value="347">
            <text:p>347</text:p>
          </table:table-cell>
          <table:table-cell office:value-type="string">
            <text:p>author</text:p>
          </table:table-cell>
          <table:table-cell table:style-name="ce9" office:value-type="string">
            <text:p>MAGNAN M.</text:p>
          </table:table-cell>
          <table:table-cell table:style-name="ce3" office:value-type="string">
            <text:p>MAGNAN Marion </text:p>
          </table:table-cell>
        </table:table-row>
        <table:table-row table:style-name="ro1">
          <table:table-cell table:style-name="ce3" office:value-type="float" office:value="348">
            <text:p>348</text:p>
          </table:table-cell>
          <table:table-cell office:value-type="string">
            <text:p>author</text:p>
          </table:table-cell>
          <table:table-cell table:style-name="ce9" office:value-type="string">
            <text:p>MALNAR D.</text:p>
          </table:table-cell>
          <table:table-cell table:style-name="ce3" office:value-type="string">
            <text:p>MALNAR Daniella </text:p>
          </table:table-cell>
        </table:table-row>
        <table:table-row table:style-name="ro1">
          <table:table-cell table:style-name="ce3" office:value-type="float" office:value="349">
            <text:p>349</text:p>
          </table:table-cell>
          <table:table-cell office:value-type="string">
            <text:p>author</text:p>
          </table:table-cell>
          <table:table-cell table:style-name="ce9" office:value-type="string">
            <text:p>NAHASSIA L.</text:p>
          </table:table-cell>
          <table:table-cell table:style-name="ce3" office:value-type="string">
            <text:p>NAHASSIA Lucie </text:p>
          </table:table-cell>
        </table:table-row>
        <table:table-row table:style-name="ro1">
          <table:table-cell table:style-name="ce3" office:value-type="float" office:value="350">
            <text:p>350</text:p>
          </table:table-cell>
          <table:table-cell office:value-type="string">
            <text:p>author</text:p>
          </table:table-cell>
          <table:table-cell table:style-name="ce9" office:value-type="string">
            <text:p>PATTE M.</text:p>
          </table:table-cell>
          <table:table-cell table:style-name="ce3" office:value-type="string">
            <text:p>PATTE Marion </text:p>
          </table:table-cell>
        </table:table-row>
        <table:table-row table:style-name="ro1">
          <table:table-cell table:style-name="ce3" office:value-type="float" office:value="351">
            <text:p>351</text:p>
          </table:table-cell>
          <table:table-cell office:value-type="string">
            <text:p>author</text:p>
          </table:table-cell>
          <table:table-cell table:style-name="ce9" office:value-type="string">
            <text:p>SIMON D.</text:p>
          </table:table-cell>
          <table:table-cell table:style-name="ce3" office:value-type="string">
            <text:p>SIMON Dylan </text:p>
          </table:table-cell>
        </table:table-row>
        <table:table-row table:style-name="ro1">
          <table:table-cell table:style-name="ce3" office:value-type="float" office:value="352">
            <text:p>352</text:p>
          </table:table-cell>
          <table:table-cell office:value-type="string">
            <text:p>author</text:p>
          </table:table-cell>
          <table:table-cell table:style-name="ce9" office:value-type="string">
            <text:p>SKOUFOGLOU E.</text:p>
          </table:table-cell>
          <table:table-cell table:style-name="ce3" office:value-type="string">
            <text:p>SKOUFOGLOU Emmanuail </text:p>
          </table:table-cell>
        </table:table-row>
        <table:table-row table:style-name="ro1">
          <table:table-cell table:style-name="ce3" office:value-type="float" office:value="353">
            <text:p>353</text:p>
          </table:table-cell>
          <table:table-cell office:value-type="string">
            <text:p>author</text:p>
          </table:table-cell>
          <table:table-cell table:style-name="ce9" office:value-type="string">
            <text:p>PIERRE-MAGNANI C.</text:p>
          </table:table-cell>
          <table:table-cell table:style-name="ce3" office:value-type="string">
            <text:p>PIERRE-MAGNANI Céline 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author</text:p>
          </table:table-cell>
          <table:table-cell office:value-type="string">
            <text:p>QUEYROI F.</text:p>
          </table:table-cell>
          <table:table-cell office:value-type="string">
            <text:p>QUEYROI François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author</text:p>
          </table:table-cell>
          <table:table-cell office:value-type="string">
            <text:p>THEBAULT E.</text:p>
          </table:table-cell>
          <table:table-cell office:value-type="string">
            <text:p>THEBAULT Emma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author</text:p>
          </table:table-cell>
          <table:table-cell office:value-type="string">
            <text:p>VIANA CERQUEIRA E.</text:p>
          </table:table-cell>
          <table:table-cell office:value-type="string">
            <text:p>VIANA CERQUEIRA Eugênia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author</text:p>
          </table:table-cell>
          <table:table-cell table:style-name="ce9" office:value-type="string">
            <text:p>HIRSCHHAUSEN B. von</text:p>
          </table:table-cell>
          <table:table-cell office:value-type="string">
            <text:p>VON HIRSCHHAUSEN Béatrice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author</text:p>
          </table:table-cell>
          <table:table-cell office:value-type="string">
            <text:p>PICHON M.</text:p>
          </table:table-cell>
          <table:table-cell office:value-type="string">
            <text:p>PICHON Matthieu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author</text:p>
          </table:table-cell>
          <table:table-cell office:value-type="string">
            <text:p>GOMES E.</text:p>
          </table:table-cell>
          <table:table-cell office:value-type="string">
            <text:p>GOMES Eduardo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author</text:p>
          </table:table-cell>
          <table:table-cell office:value-type="string">
            <text:p>SINNO M.</text:p>
          </table:table-cell>
          <table:table-cell office:value-type="string">
            <text:p>SINNO Maïa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author</text:p>
          </table:table-cell>
          <table:table-cell office:value-type="string">
            <text:p>TABBITA J.</text:p>
          </table:table-cell>
          <table:table-cell office:value-type="string">
            <text:p>TABBITA Julia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author</text:p>
          </table:table-cell>
          <table:table-cell office:value-type="string">
            <text:p>KOSOWSKA-STAMIROWSKA Z.</text:p>
          </table:table-cell>
          <table:table-cell office:value-type="string">
            <text:p>KOSOWSKA-STAMIROWSKA Zuzanna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author</text:p>
          </table:table-cell>
          <table:table-cell office:value-type="string">
            <text:p>RAIMBAULT J.</text:p>
          </table:table-cell>
          <table:table-cell office:value-type="string">
            <text:p>RAIMBAULT Juste</text:p>
          </table:table-cell>
        </table:table-row>
        <table:table-row table:style-name="ro1">
          <table:table-cell table:style-name="ce5" office:value-type="float" office:value="393">
            <text:p>393</text:p>
          </table:table-cell>
          <table:table-cell office:value-type="string">
            <text:p>author</text:p>
          </table:table-cell>
          <table:table-cell office:value-type="string">
            <text:p>ZDANOWSKA N.</text:p>
          </table:table-cell>
          <table:table-cell table:style-name="ce5" office:value-type="string">
            <text:p>ZDANOWSKA Natalia</text:p>
          </table:table-cell>
        </table:table-row>
        <table:table-row table:style-name="ro1">
          <table:table-cell table:style-name="ce5" office:value-type="float" office:value="400">
            <text:p>400</text:p>
            <draw:frame table:end-cell-address="data.A261" table:end-x="0.177cm" table:end-y="0.005cm" draw:z-index="0" draw:name="Image 58" draw:style-name="gr2" draw:text-style-name="P2" svg:width="0.044cm" svg:height="0.121cm" svg:x="0.133cm" svg:y="0.408cm">
              <draw:image xlink:href="Pictures/10000200000000010000000175F347A4.gif" xlink:type="simple" xlink:show="embed" xlink:actuate="onLoad">
                <text:p/>
              </draw:image>
            </draw:frame>
            <draw:frame table:end-cell-address="data.A261" table:end-x="0.177cm" table:end-y="0.005cm" draw:z-index="1" draw:name="Image 59" draw:style-name="gr2" draw:text-style-name="P2" svg:width="0.044cm" svg:height="0.121cm" svg:x="0.133cm" svg:y="0.408cm">
              <draw:image xlink:href="Pictures/10000200000000010000000175F347A4.gif" xlink:type="simple" xlink:show="embed" xlink:actuate="onLoad">
                <text:p/>
              </draw:image>
            </draw:frame>
            <draw:frame table:end-cell-address="data.A261" table:end-x="0.177cm" table:end-y="0.005cm" draw:z-index="2" draw:name="Image 60" draw:style-name="gr2" draw:text-style-name="P2" svg:width="0.044cm" svg:height="0.121cm" svg:x="0.133cm" svg:y="0.408cm">
              <draw:image xlink:href="Pictures/10000200000000010000000175F347A4.gif" xlink:type="simple" xlink:show="embed" xlink:actuate="onLoad">
                <text:p/>
              </draw:image>
            </draw:frame>
          </table:table-cell>
          <table:table-cell office:value-type="string">
            <text:p>author</text:p>
          </table:table-cell>
          <table:table-cell office:value-type="string">
            <text:p>VERHAEGHE L.</text:p>
          </table:table-cell>
          <table:table-cell table:style-name="ce5" office:value-type="string">
            <text:p>VERHAEGHE Laetitia</text:p>
          </table:table-cell>
        </table:table-row>
        <table:table-row table:style-name="ro1">
          <table:table-cell table:style-name="ce5" office:value-type="float" office:value="398">
            <text:p>398</text:p>
          </table:table-cell>
          <table:table-cell office:value-type="string">
            <text:p>author</text:p>
          </table:table-cell>
          <table:table-cell office:value-type="string">
            <text:p>TELLE O.</text:p>
          </table:table-cell>
          <table:table-cell table:style-name="ce5" office:value-type="string">
            <text:p>TELLE Olivier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author</text:p>
          </table:table-cell>
          <table:table-cell office:value-type="string">
            <text:p>LECLAIRE M.</text:p>
          </table:table-cell>
          <table:table-cell office:value-type="string">
            <text:p>LECLAIRE Mathieu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author</text:p>
          </table:table-cell>
          <table:table-cell office:value-type="string">
            <text:p>REUILLON R.</text:p>
          </table:table-cell>
          <table:table-cell office:value-type="string">
            <text:p>REUILLON Romain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author</text:p>
          </table:table-cell>
          <table:table-cell office:value-type="string">
            <text:p>HACHI R.</text:p>
          </table:table-cell>
          <table:table-cell office:value-type="string">
            <text:p>HACHI Ryma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author</text:p>
          </table:table-cell>
          <table:table-cell office:value-type="string">
            <text:p>PLATTARD O.</text:p>
          </table:table-cell>
          <table:table-cell office:value-type="string">
            <text:p>PLATTARD Odile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author</text:p>
          </table:table-cell>
          <table:table-cell office:value-type="string">
            <text:p>OTT A.-C.</text:p>
          </table:table-cell>
          <table:table-cell office:value-type="string">
            <text:p>OTT Anne-Cécile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uthor</text:p>
          </table:table-cell>
          <table:table-cell office:value-type="string">
            <text:p>DUBREUIL A.</text:p>
          </table:table-cell>
          <table:table-cell office:value-type="string">
            <text:p>DUBREUIL Anaïs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author</text:p>
          </table:table-cell>
          <table:table-cell office:value-type="string">
            <text:p>NUSSBAUM F.</text:p>
          </table:table-cell>
          <table:table-cell office:value-type="string">
            <text:p>NUSSBAUM Florence</text:p>
          </table:table-cell>
        </table:table-row>
        <table:table-row table:style-name="ro2">
          <table:table-cell table:style-name="ce2" office:value-type="float" office:value="397">
            <text:p>397</text:p>
          </table:table-cell>
          <table:table-cell table:style-name="Default" office:value-type="string">
            <text:p>year</text:p>
          </table:table-cell>
          <table:table-cell table:number-columns-repeated="2" table:style-name="ce2" office:value-type="float" office:value="2017">
            <text:p>2017</text:p>
          </table:table-cell>
        </table:table-row>
        <table:table-row table:style-name="ro2">
          <table:table-cell table:style-name="ce2" office:value-type="float" office:value="383">
            <text:p>383</text:p>
          </table:table-cell>
          <table:table-cell table:style-name="Default" office:value-type="string">
            <text:p>year</text:p>
          </table:table-cell>
          <table:table-cell table:number-columns-repeated="2" table:style-name="ce2" office:value-type="float" office:value="2016">
            <text:p>2016</text:p>
          </table:table-cell>
        </table:table-row>
        <table:table-row table:style-name="ro2">
          <table:table-cell table:style-name="ce2" office:value-type="float" office:value="380">
            <text:p>380</text:p>
          </table:table-cell>
          <table:table-cell table:style-name="Default" office:value-type="string">
            <text:p>year</text:p>
          </table:table-cell>
          <table:table-cell table:number-columns-repeated="2" table:style-name="ce2" office:value-type="float" office:value="2015">
            <text:p>2015</text:p>
          </table:table-cell>
        </table:table-row>
        <table:table-row table:style-name="ro2">
          <table:table-cell table:style-name="ce2" office:value-type="float" office:value="312">
            <text:p>312</text:p>
          </table:table-cell>
          <table:table-cell table:style-name="Default" office:value-type="string">
            <text:p>year</text:p>
          </table:table-cell>
          <table:table-cell table:number-columns-repeated="2" table:style-name="ce2" office:value-type="float" office:value="2014">
            <text:p>2014</text:p>
          </table:table-cell>
        </table:table-row>
        <table:table-row table:style-name="ro2">
          <table:table-cell table:style-name="ce6" office:value-type="float" office:value="310">
            <text:p>310</text:p>
          </table:table-cell>
          <table:table-cell table:style-name="Default" office:value-type="string">
            <text:p>year</text:p>
          </table:table-cell>
          <table:table-cell table:number-columns-repeated="2" table:style-name="ce2" office:value-type="float" office:value="2013">
            <text:p>2013</text:p>
          </table:table-cell>
        </table:table-row>
        <table:table-row table:style-name="ro2">
          <table:table-cell office:value-type="float" office:value="294">
            <text:p>294</text:p>
          </table:table-cell>
          <table:table-cell table:style-name="Default" office:value-type="string">
            <text:p>year</text:p>
          </table:table-cell>
          <table:table-cell table:number-columns-repeated="2" table:style-name="ce2" office:value-type="float" office:value="2012">
            <text:p>2012</text:p>
          </table:table-cell>
        </table:table-row>
        <table:table-row table:style-name="ro2">
          <table:table-cell office:value-type="float" office:value="71">
            <text:p>71</text:p>
          </table:table-cell>
          <table:table-cell table:style-name="Default" office:value-type="string">
            <text:p>year</text:p>
          </table:table-cell>
          <table:table-cell table:number-columns-repeated="2" table:style-name="ce2" office:value-type="float" office:value="2011">
            <text:p>201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style-name="Default" office:value-type="string">
            <text:p>year</text:p>
          </table:table-cell>
          <table:table-cell table:number-columns-repeated="2" table:style-name="ce2" office:value-type="float" office:value="2010">
            <text:p>2010</text:p>
          </table:table-cell>
        </table:table-row>
        <table:table-row table:style-name="ro2">
          <table:table-cell office:value-type="float" office:value="69">
            <text:p>69</text:p>
          </table:table-cell>
          <table:table-cell table:style-name="Default" office:value-type="string">
            <text:p>year</text:p>
          </table:table-cell>
          <table:table-cell table:number-columns-repeated="2" table:style-name="ce2" office:value-type="float" office:value="2009">
            <text:p>2009</text:p>
          </table:table-cell>
        </table:table-row>
        <table:table-row table:style-name="ro2">
          <table:table-cell office:value-type="float" office:value="68">
            <text:p>68</text:p>
          </table:table-cell>
          <table:table-cell table:style-name="Default" office:value-type="string">
            <text:p>year</text:p>
          </table:table-cell>
          <table:table-cell table:number-columns-repeated="2" table:style-name="ce2" office:value-type="float" office:value="2008">
            <text:p>2008</text:p>
          </table:table-cell>
        </table:table-row>
        <table:table-row table:style-name="ro2">
          <table:table-cell office:value-type="float" office:value="67">
            <text:p>67</text:p>
          </table:table-cell>
          <table:table-cell table:style-name="Default" office:value-type="string">
            <text:p>year</text:p>
          </table:table-cell>
          <table:table-cell table:number-columns-repeated="2" table:style-name="ce2" office:value-type="float" office:value="2007">
            <text:p>2007</text:p>
          </table:table-cell>
        </table:table-row>
        <table:table-row table:style-name="ro2">
          <table:table-cell office:value-type="float" office:value="66">
            <text:p>66</text:p>
          </table:table-cell>
          <table:table-cell table:style-name="Default" office:value-type="string">
            <text:p>year</text:p>
          </table:table-cell>
          <table:table-cell table:number-columns-repeated="2" table:style-name="ce2" office:value-type="float" office:value="2006">
            <text:p>2006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style-name="Default" office:value-type="string">
            <text:p>year</text:p>
          </table:table-cell>
          <table:table-cell table:number-columns-repeated="2" table:style-name="ce2" office:value-type="float" office:value="2005">
            <text:p>200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style-name="Default" office:value-type="string">
            <text:p>year</text:p>
          </table:table-cell>
          <table:table-cell table:number-columns-repeated="2" table:style-name="ce2" office:value-type="float" office:value="2004">
            <text:p>2004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style-name="Default" office:value-type="string">
            <text:p>year</text:p>
          </table:table-cell>
          <table:table-cell table:number-columns-repeated="2" table:style-name="ce2" office:value-type="float" office:value="2003">
            <text:p>2003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style-name="Default" office:value-type="string">
            <text:p>year</text:p>
          </table:table-cell>
          <table:table-cell table:number-columns-repeated="2" table:style-name="ce2" office:value-type="float" office:value="2002">
            <text:p>2002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style-name="Default" office:value-type="string">
            <text:p>year</text:p>
          </table:table-cell>
          <table:table-cell table:number-columns-repeated="2" table:style-name="ce2" office:value-type="float" office:value="2001">
            <text:p>2001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style-name="Default" office:value-type="string">
            <text:p>year</text:p>
          </table:table-cell>
          <table:table-cell table:number-columns-repeated="2" table:style-name="ce2" office:value-type="float" office:value="2000">
            <text:p>2000</text:p>
          </table:table-cell>
        </table:table-row>
        <table:table-row table:style-name="ro2">
          <table:table-cell office:value-type="float" office:value="59">
            <text:p>59</text:p>
          </table:table-cell>
          <table:table-cell table:style-name="Default" office:value-type="string">
            <text:p>year</text:p>
          </table:table-cell>
          <table:table-cell table:number-columns-repeated="2" table:style-name="ce2" office:value-type="float" office:value="1999">
            <text:p>1999</text:p>
          </table:table-cell>
        </table:table-row>
        <table:table-row table:style-name="ro2">
          <table:table-cell office:value-type="float" office:value="58">
            <text:p>58</text:p>
          </table:table-cell>
          <table:table-cell table:style-name="Default" office:value-type="string">
            <text:p>year</text:p>
          </table:table-cell>
          <table:table-cell table:number-columns-repeated="2" table:style-name="ce2" office:value-type="float" office:value="1998">
            <text:p>1998</text:p>
          </table:table-cell>
        </table:table-row>
        <table:table-row table:style-name="ro2">
          <table:table-cell office:value-type="float" office:value="57">
            <text:p>57</text:p>
          </table:table-cell>
          <table:table-cell table:style-name="Default" office:value-type="string">
            <text:p>year</text:p>
          </table:table-cell>
          <table:table-cell table:number-columns-repeated="2" table:style-name="ce2" office:value-type="float" office:value="1997">
            <text:p>1997</text:p>
          </table:table-cell>
        </table:table-row>
        <table:table-row table:style-name="ro2">
          <table:table-cell office:value-type="float" office:value="56">
            <text:p>56</text:p>
          </table:table-cell>
          <table:table-cell table:style-name="Default" office:value-type="string">
            <text:p>year</text:p>
          </table:table-cell>
          <table:table-cell table:number-columns-repeated="2" table:style-name="ce2" office:value-type="float" office:value="1996">
            <text:p>1996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style-name="Default" office:value-type="string">
            <text:p>year</text:p>
          </table:table-cell>
          <table:table-cell table:number-columns-repeated="2" table:style-name="ce2" office:value-type="float" office:value="1995">
            <text:p>199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table:style-name="Default" office:value-type="string">
            <text:p>year</text:p>
          </table:table-cell>
          <table:table-cell table:number-columns-repeated="2" table:style-name="ce2" office:value-type="float" office:value="1994">
            <text:p>1994</text:p>
          </table:table-cell>
        </table:table-row>
        <table:table-row table:style-name="ro2">
          <table:table-cell office:value-type="float" office:value="53">
            <text:p>53</text:p>
          </table:table-cell>
          <table:table-cell table:style-name="Default" office:value-type="string">
            <text:p>year</text:p>
          </table:table-cell>
          <table:table-cell table:number-columns-repeated="2" table:style-name="ce2" office:value-type="float" office:value="1993">
            <text:p>1993</text:p>
          </table:table-cell>
        </table:table-row>
        <table:table-row table:style-name="ro2">
          <table:table-cell office:value-type="float" office:value="52">
            <text:p>52</text:p>
          </table:table-cell>
          <table:table-cell table:style-name="Default" office:value-type="string">
            <text:p>year</text:p>
          </table:table-cell>
          <table:table-cell table:number-columns-repeated="2" table:style-name="ce2" office:value-type="float" office:value="1992">
            <text:p>1992</text:p>
          </table:table-cell>
        </table:table-row>
        <table:table-row table:style-name="ro2">
          <table:table-cell office:value-type="float" office:value="51">
            <text:p>51</text:p>
          </table:table-cell>
          <table:table-cell table:style-name="Default" office:value-type="string">
            <text:p>year</text:p>
          </table:table-cell>
          <table:table-cell table:number-columns-repeated="2" table:style-name="ce2" office:value-type="float" office:value="1991">
            <text:p>199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style-name="Default" office:value-type="string">
            <text:p>year</text:p>
          </table:table-cell>
          <table:table-cell table:number-columns-repeated="2" table:style-name="ce2" office:value-type="float" office:value="1990">
            <text:p>1990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style-name="Default" office:value-type="string">
            <text:p>year</text:p>
          </table:table-cell>
          <table:table-cell table:number-columns-repeated="2" table:style-name="ce2" office:value-type="float" office:value="1989">
            <text:p>1989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style-name="Default" office:value-type="string">
            <text:p>year</text:p>
          </table:table-cell>
          <table:table-cell table:number-columns-repeated="2" table:style-name="ce2" office:value-type="float" office:value="1988">
            <text:p>1988</text:p>
          </table:table-cell>
        </table:table-row>
        <table:table-row table:style-name="ro2">
          <table:table-cell office:value-type="float" office:value="47">
            <text:p>47</text:p>
          </table:table-cell>
          <table:table-cell table:style-name="Default" office:value-type="string">
            <text:p>year</text:p>
          </table:table-cell>
          <table:table-cell table:number-columns-repeated="2" table:style-name="ce2" office:value-type="float" office:value="1987">
            <text:p>1987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style-name="Default" office:value-type="string">
            <text:p>year</text:p>
          </table:table-cell>
          <table:table-cell table:number-columns-repeated="2" table:style-name="ce2" office:value-type="float" office:value="1986">
            <text:p>1986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style-name="Default" office:value-type="string">
            <text:p>year</text:p>
          </table:table-cell>
          <table:table-cell table:number-columns-repeated="2" table:style-name="ce2" office:value-type="float" office:value="1985">
            <text:p>198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style-name="Default" office:value-type="string">
            <text:p>year</text:p>
          </table:table-cell>
          <table:table-cell table:number-columns-repeated="2" table:style-name="ce2" office:value-type="float" office:value="1984">
            <text:p>1984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style-name="Default" office:value-type="string">
            <text:p>year</text:p>
          </table:table-cell>
          <table:table-cell table:number-columns-repeated="2" table:style-name="ce2" office:value-type="float" office:value="1983">
            <text:p>1983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style-name="Default" office:value-type="string">
            <text:p>year</text:p>
          </table:table-cell>
          <table:table-cell table:number-columns-repeated="2" table:style-name="ce2" office:value-type="float" office:value="1982">
            <text:p>1982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style-name="Default" office:value-type="string">
            <text:p>year</text:p>
          </table:table-cell>
          <table:table-cell table:number-columns-repeated="2" table:style-name="ce2" office:value-type="float" office:value="1981">
            <text:p>1981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style-name="Default" office:value-type="string">
            <text:p>year</text:p>
          </table:table-cell>
          <table:table-cell table:number-columns-repeated="2" table:style-name="ce2" office:value-type="float" office:value="1980">
            <text:p>198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table:style-name="Default" office:value-type="string">
            <text:p>year</text:p>
          </table:table-cell>
          <table:table-cell table:number-columns-repeated="2" table:style-name="ce2" office:value-type="float" office:value="1979">
            <text:p>1979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style-name="Default" office:value-type="string">
            <text:p>year</text:p>
          </table:table-cell>
          <table:table-cell table:number-columns-repeated="2" table:style-name="ce2" office:value-type="float" office:value="1978">
            <text:p>1978</text:p>
          </table:table-cell>
        </table:table-row>
        <table:table-row table:style-name="ro2">
          <table:table-cell office:value-type="float" office:value="37">
            <text:p>37</text:p>
          </table:table-cell>
          <table:table-cell table:style-name="Default" office:value-type="string">
            <text:p>year</text:p>
          </table:table-cell>
          <table:table-cell table:number-columns-repeated="2" table:style-name="ce2" office:value-type="float" office:value="1977">
            <text:p>1977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style-name="Default" office:value-type="string">
            <text:p>year</text:p>
          </table:table-cell>
          <table:table-cell table:number-columns-repeated="2" table:style-name="ce2" office:value-type="float" office:value="1976">
            <text:p>1976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style-name="Default" office:value-type="string">
            <text:p>year</text:p>
          </table:table-cell>
          <table:table-cell table:number-columns-repeated="2" table:style-name="ce2" office:value-type="float" office:value="1975">
            <text:p>197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style-name="Default" office:value-type="string">
            <text:p>year</text:p>
          </table:table-cell>
          <table:table-cell table:number-columns-repeated="2" table:style-name="ce2" office:value-type="float" office:value="1974">
            <text:p>1974</text:p>
          </table:table-cell>
        </table:table-row>
        <table:table-row table:style-name="ro2">
          <table:table-cell office:value-type="float" office:value="33">
            <text:p>33</text:p>
          </table:table-cell>
          <table:table-cell table:style-name="Default" office:value-type="string">
            <text:p>year</text:p>
          </table:table-cell>
          <table:table-cell table:number-columns-repeated="2" table:style-name="ce2" office:value-type="float" office:value="1973">
            <text:p>1973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style-name="Default" office:value-type="string">
            <text:p>year</text:p>
          </table:table-cell>
          <table:table-cell table:number-columns-repeated="2" table:style-name="ce2" office:value-type="float" office:value="1972">
            <text:p>1972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style-name="Default" office:value-type="string">
            <text:p>year</text:p>
          </table:table-cell>
          <table:table-cell table:number-columns-repeated="2" table:style-name="ce2" office:value-type="float" office:value="1971">
            <text:p>1971</text:p>
          </table:table-cell>
        </table:table-row>
        <table:table-row table:style-name="ro2">
          <table:table-cell office:value-type="float" office:value="72">
            <text:p>72</text:p>
          </table:table-cell>
          <table:table-cell table:style-name="Default" office:value-type="string">
            <text:p>typepubli</text:p>
          </table:table-cell>
          <table:table-cell table:style-name="Default" office:value-type="string">
            <text:p>article_revue</text:p>
          </table:table-cell>
          <table:table-cell office:value-type="string">
            <text:p>article dans revue à comité de lecture</text:p>
          </table:table-cell>
        </table:table-row>
        <table:table-row table:style-name="ro2">
          <table:table-cell office:value-type="float" office:value="73">
            <text:p>73</text:p>
          </table:table-cell>
          <table:table-cell table:style-name="Default" office:value-type="string">
            <text:p>typepubli</text:p>
          </table:table-cell>
          <table:table-cell table:style-name="Default" office:value-type="string">
            <text:p>article</text:p>
          </table:table-cell>
          <table:table-cell office:value-type="string">
            <text:p>autre article</text:p>
          </table:table-cell>
        </table:table-row>
        <table:table-row table:style-name="ro2">
          <table:table-cell office:value-type="float" office:value="74">
            <text:p>74</text:p>
          </table:table-cell>
          <table:table-cell table:style-name="Default" office:value-type="string">
            <text:p>typepubli</text:p>
          </table:table-cell>
          <table:table-cell table:style-name="Default" office:value-type="string">
            <text:p>ouvrage</text:p>
          </table:table-cell>
          <table:table-cell office:value-type="string">
            <text:p>ouvrage</text:p>
          </table:table-cell>
        </table:table-row>
        <table:table-row table:style-name="ro2">
          <table:table-cell office:value-type="float" office:value="75">
            <text:p>75</text:p>
          </table:table-cell>
          <table:table-cell table:style-name="Default" office:value-type="string">
            <text:p>typepubli</text:p>
          </table:table-cell>
          <table:table-cell table:style-name="Default" office:value-type="string">
            <text:p>dir_ouvrage</text:p>
          </table:table-cell>
          <table:table-cell office:value-type="string">
            <text:p>direction d'ouvrage</text:p>
          </table:table-cell>
        </table:table-row>
        <table:table-row table:style-name="ro2">
          <table:table-cell office:value-type="float" office:value="76">
            <text:p>76</text:p>
          </table:table-cell>
          <table:table-cell table:style-name="Default" office:value-type="string">
            <text:p>typepubli</text:p>
          </table:table-cell>
          <table:table-cell table:style-name="Default" office:value-type="string">
            <text:p>chapitre</text:p>
          </table:table-cell>
          <table:table-cell office:value-type="string">
            <text:p>chapitre d'ouvrage</text:p>
          </table:table-cell>
        </table:table-row>
        <table:table-row table:style-name="ro2">
          <table:table-cell office:value-type="float" office:value="77">
            <text:p>77</text:p>
          </table:table-cell>
          <table:table-cell table:style-name="Default" office:value-type="string">
            <text:p>typepubli</text:p>
          </table:table-cell>
          <table:table-cell table:style-name="Default" office:value-type="string">
            <text:p>communication</text:p>
          </table:table-cell>
          <table:table-cell office:value-type="string">
            <text:p>communication à un colloque</text:p>
          </table:table-cell>
        </table:table-row>
        <table:table-row table:style-name="ro2">
          <table:table-cell office:value-type="float" office:value="78">
            <text:p>78</text:p>
          </table:table-cell>
          <table:table-cell table:style-name="Default" office:value-type="string">
            <text:p>typepubli</text:p>
          </table:table-cell>
          <table:table-cell table:style-name="Default" office:value-type="string">
            <text:p>proceedings</text:p>
          </table:table-cell>
          <table:table-cell office:value-type="string">
            <text:p>communication avec actes à un congrès international</text:p>
          </table:table-cell>
        </table:table-row>
        <table:table-row table:style-name="ro2">
          <table:table-cell office:value-type="float" office:value="79">
            <text:p>79</text:p>
          </table:table-cell>
          <table:table-cell table:style-name="Default" office:value-type="string">
            <text:p>typepubli</text:p>
          </table:table-cell>
          <table:table-cell table:style-name="Default" office:value-type="string">
            <text:p>travail_univ</text:p>
          </table:table-cell>
          <table:table-cell office:value-type="string">
            <text:p>travail universitaire</text:p>
          </table:table-cell>
        </table:table-row>
        <table:table-row table:style-name="ro2">
          <table:table-cell office:value-type="float" office:value="80">
            <text:p>80</text:p>
          </table:table-cell>
          <table:table-cell table:style-name="Default" office:value-type="string">
            <text:p>typepubli</text:p>
          </table:table-cell>
          <table:table-cell table:style-name="Default" office:value-type="string">
            <text:p>rapport</text:p>
          </table:table-cell>
          <table:table-cell office:value-type="string">
            <text:p>rapport</text:p>
          </table:table-cell>
        </table:table-row>
        <table:table-row table:style-name="ro2">
          <table:table-cell office:value-type="float" office:value="82">
            <text:p>82</text:p>
          </table:table-cell>
          <table:table-cell table:style-name="Default" office:value-type="string">
            <text:p>typepubli</text:p>
          </table:table-cell>
          <table:table-cell table:style-name="Default" office:value-type="string">
            <text:p>divers</text:p>
          </table:table-cell>
          <table:table-cell office:value-type="string">
            <text:p>productions diverses (exposition, université d'été, film etc.)</text:p>
          </table:table-cell>
        </table:table-row>
        <table:table-row table:style-name="ro2">
          <table:table-cell office:value-type="float" office:value="229">
            <text:p>229</text:p>
          </table:table-cell>
          <table:table-cell table:style-name="Default" office:value-type="string">
            <text:p>typepubli</text:p>
          </table:table-cell>
          <table:table-cell table:style-name="Default" office:value-type="string">
            <text:p>conf_invite</text:p>
          </table:table-cell>
          <table:table-cell office:value-type="string">
            <text:p>conférence invitée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table:style-name="Default" office:value-type="string">
            <text:p>typepubli</text:p>
          </table:table-cell>
          <table:table-cell table:style-name="Default" office:value-type="string">
            <text:p>media</text:p>
          </table:table-cell>
          <table:table-cell office:value-type="string">
            <text:p>media <text:s/>(TV, radio, presse, interview, vidéo etc.)</text:p>
          </table:table-cell>
        </table:table-row>
        <table:table-row table:style-name="ro2">
          <table:table-cell office:value-type="float" office:value="231">
            <text:p>231</text:p>
          </table:table-cell>
          <table:table-cell table:style-name="Default" office:value-type="string">
            <text:p>typepubli</text:p>
          </table:table-cell>
          <table:table-cell table:style-name="Default" office:value-type="string">
            <text:p>manuel</text:p>
          </table:table-cell>
          <table:table-cell office:value-type="string">
            <text:p>manuel</text:p>
          </table:table-cell>
        </table:table-row>
        <table:table-row table:style-name="ro2">
          <table:table-cell office:value-type="float" office:value="295">
            <text:p>295</text:p>
          </table:table-cell>
          <table:table-cell table:style-name="Default" office:value-type="string">
            <text:p>typepubli</text:p>
          </table:table-cell>
          <table:table-cell table:style-name="Default" office:value-type="string">
            <text:p>outils</text:p>
          </table:table-cell>
          <table:table-cell office:value-type="string">
            <text:p>outils de recherche (base de données,corpus de recherche,logiciels)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table:style-name="Default" office:value-type="string">
            <text:p>typepubli</text:p>
          </table:table-cell>
          <table:table-cell table:style-name="Default" office:value-type="string">
            <text:p>vulgarisation</text:p>
          </table:table-cell>
          <table:table-cell office:value-type="string">
            <text:p>publication de vulgarisation</text:p>
          </table:table-cell>
        </table:table-row>
        <table:table-row table:style-name="ro2">
          <table:table-cell office:value-type="float" office:value="301">
            <text:p>301</text:p>
          </table:table-cell>
          <table:table-cell table:style-name="Default" office:value-type="string">
            <text:p>typepubli</text:p>
          </table:table-cell>
          <table:table-cell table:style-name="Default" office:value-type="string">
            <text:p>poster</text:p>
          </table:table-cell>
          <table:table-cell office:value-type="string">
            <text:p>communication par affiche</text:p>
          </table:table-cell>
        </table:table-row>
        <table:table-row table:style-name="ro2">
          <table:table-cell office:value-type="float" office:value="303">
            <text:p>303</text:p>
          </table:table-cell>
          <table:table-cell table:style-name="Default" office:value-type="string">
            <text:p>typepubli</text:p>
          </table:table-cell>
          <table:table-cell table:style-name="Default" office:value-type="string">
            <text:p>actes_congres_national</text:p>
          </table:table-cell>
          <table:table-cell office:value-type="string">
            <text:p>communication avec actes à un congrès national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table:style-name="Default" office:value-type="string">
            <text:p>typepubli</text:p>
          </table:table-cell>
          <table:table-cell table:style-name="Default" office:value-type="string">
            <text:p>poster</text:p>
          </table:table-cell>
          <table:table-cell table:style-name="ce10" office:value-type="string">
            <text:p>communication par affiche à un colloque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table:style-name="Default" office:value-type="string">
            <text:p>typepubli</text:p>
          </table:table-cell>
          <table:table-cell table:style-name="Default" office:value-type="string">
            <text:p>mooc</text:p>
          </table:table-cell>
          <table:table-cell office:value-type="string">
            <text:p>e-learning, moocs, cours multimedia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style-name="Default" office:value-type="string">
            <text:p>equipe</text:p>
          </table:table-cell>
          <table:table-cell table:style-name="Default" office:value-type="string">
            <text:p>CRIA</text:p>
          </table:table-cell>
          <table:table-cell office:value-type="string">
            <text:p>C.R.I.A 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style-name="Default" office:value-type="string">
            <text:p>equipe</text:p>
          </table:table-cell>
          <table:table-cell table:style-name="Default" office:value-type="string">
            <text:p>EHGO</text:p>
          </table:table-cell>
          <table:table-cell office:value-type="string">
            <text:p>E.H.GO 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style-name="Default" office:value-type="string">
            <text:p>equipe</text:p>
          </table:table-cell>
          <table:table-cell table:style-name="Default" office:value-type="string">
            <text:p>PARIS</text:p>
          </table:table-cell>
          <table:table-cell office:value-type="string">
            <text:p>P.A.R.I.S 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style-name="Default" office:value-type="string">
            <text:p>axe</text:p>
          </table:table-cell>
          <table:table-cell table:style-name="Default" office:value-type="string">
            <text:p>1_recompo_territoire_metro</text:p>
          </table:table-cell>
          <table:table-cell office:value-type="string">
            <text:p>010. Recompositions des territoires métropolitains 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Default" office:value-type="string">
            <text:p>axe</text:p>
          </table:table-cell>
          <table:table-cell table:style-name="Default" office:value-type="string">
            <text:p>2_dynamique_reseau</text:p>
          </table:table-cell>
          <table:table-cell office:value-type="string">
            <text:p>020. Dynamique des villes en réseau : analyse comp... 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style-name="Default" office:value-type="string">
            <text:p>axe</text:p>
          </table:table-cell>
          <table:table-cell table:style-name="Default" office:value-type="string">
            <text:p>3_nouvelle_modelisation</text:p>
          </table:table-cell>
          <table:table-cell office:value-type="string">
            <text:p>030. Nouvelles modélisations spatio-temporelles, m... 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Default" office:value-type="string">
            <text:p>axe</text:p>
          </table:table-cell>
          <table:table-cell table:style-name="Default" office:value-type="string">
            <text:p>4_reseau_territoires</text:p>
          </table:table-cell>
          <table:table-cell office:value-type="string">
            <text:p>040. Réseaux et territoires : de nouvelles proximi... </text:p>
          </table:table-cell>
        </table:table-row>
        <table:table-row table:style-name="ro2">
          <table:table-cell office:value-type="float" office:value="27">
            <text:p>27</text:p>
          </table:table-cell>
          <table:table-cell table:style-name="Default" office:value-type="string">
            <text:p>axe</text:p>
          </table:table-cell>
          <table:table-cell table:style-name="Default" office:value-type="string">
            <text:p>5_image_espace</text:p>
          </table:table-cell>
          <table:table-cell office:value-type="string">
            <text:p>050. L’image dans les savoirs de l’espace </text:p>
          </table:table-cell>
        </table:table-row>
        <table:table-row table:style-name="ro2">
          <table:table-cell office:value-type="float" office:value="302">
            <text:p>302</text:p>
          </table:table-cell>
          <table:table-cell table:style-name="Default" office:value-type="string">
            <text:p>axe</text:p>
          </table:table-cell>
          <table:table-cell table:style-name="Default" office:value-type="string">
            <text:p>hors_axe</text:p>
          </table:table-cell>
          <table:table-cell office:value-type="string">
            <text:p>100. Hors axe </text:p>
          </table:table-cell>
        </table:table-row>
        <table:table-row table:style-name="ro2">
          <table:table-cell office:value-type="float" office:value="305">
            <text:p>305</text:p>
          </table:table-cell>
          <table:table-cell table:style-name="Default" office:value-type="string">
            <text:p>axe</text:p>
          </table:table-cell>
          <table:table-cell table:style-name="Default" office:value-type="string">
            <text:p>6_geo_pratiques</text:p>
          </table:table-cell>
          <table:table-cell office:value-type="string">
            <text:p>060. La géographie et ses pratiques 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table:style-name="Default" office:value-type="string">
            <text:p>axe</text:p>
          </table:table-cell>
          <table:table-cell table:style-name="Default" office:value-type="string">
            <text:p>1b</text:p>
          </table:table-cell>
          <table:table-cell office:value-type="string">
            <text:p>065. <text:s/>Les territoires métropolitains face aux nouv... </text:p>
          </table:table-cell>
        </table:table-row>
        <table:table-row table:style-name="ro2">
          <table:table-cell office:value-type="float" office:value="314">
            <text:p>314</text:p>
          </table:table-cell>
          <table:table-cell table:style-name="Default" office:value-type="string">
            <text:p>axe</text:p>
          </table:table-cell>
          <table:table-cell table:style-name="Default" office:value-type="string">
            <text:p>2b</text:p>
          </table:table-cell>
          <table:table-cell office:value-type="string">
            <text:p>070. Systèmes de villes et systèmes territoriaux d... </text:p>
          </table:table-cell>
        </table:table-row>
        <table:table-row table:style-name="ro2">
          <table:table-cell office:value-type="float" office:value="315">
            <text:p>315</text:p>
          </table:table-cell>
          <table:table-cell table:style-name="Default" office:value-type="string">
            <text:p>axe</text:p>
          </table:table-cell>
          <table:table-cell table:style-name="Default" office:value-type="string">
            <text:p>3b</text:p>
          </table:table-cell>
          <table:table-cell office:value-type="string">
            <text:p>075. Exploration de nouvelles modélisations pour r... </text:p>
          </table:table-cell>
        </table:table-row>
        <table:table-row table:style-name="ro2">
          <table:table-cell office:value-type="float" office:value="316">
            <text:p>316</text:p>
          </table:table-cell>
          <table:table-cell table:style-name="Default" office:value-type="string">
            <text:p>axe</text:p>
          </table:table-cell>
          <table:table-cell table:style-name="Default" office:value-type="string">
            <text:p>4b</text:p>
          </table:table-cell>
          <table:table-cell office:value-type="string">
            <text:p>080. L’Union européenne et les pays du voisinage :... </text:p>
          </table:table-cell>
        </table:table-row>
        <table:table-row table:style-name="ro2">
          <table:table-cell office:value-type="float" office:value="317">
            <text:p>317</text:p>
          </table:table-cell>
          <table:table-cell table:style-name="Default" office:value-type="string">
            <text:p>axe</text:p>
          </table:table-cell>
          <table:table-cell table:style-name="Default" office:value-type="string">
            <text:p>4c</text:p>
          </table:table-cell>
          <table:table-cell office:value-type="string">
            <text:p>085. Réversibilité et proximité : quels enjeux pou... </text:p>
          </table:table-cell>
        </table:table-row>
        <table:table-row table:style-name="ro2">
          <table:table-cell office:value-type="float" office:value="318">
            <text:p>318</text:p>
          </table:table-cell>
          <table:table-cell table:style-name="Default" office:value-type="string">
            <text:p>axe</text:p>
          </table:table-cell>
          <table:table-cell table:style-name="Default" office:value-type="string">
            <text:p>6b</text:p>
          </table:table-cell>
          <table:table-cell office:value-type="string">
            <text:p>090. Les écritures de la géographie </text:p>
          </table:table-cell>
        </table:table-row>
        <table:table-row table:style-name="ro2">
          <table:table-cell office:value-type="float" office:value="319">
            <text:p>319</text:p>
          </table:table-cell>
          <table:table-cell table:style-name="Default" office:value-type="string">
            <text:p>axe</text:p>
          </table:table-cell>
          <table:table-cell table:style-name="Default" office:value-type="string">
            <text:p>5b</text:p>
          </table:table-cell>
          <table:table-cell office:value-type="string">
            <text:p>095. Savoirs de l’espace en situation 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Default" office:value-type="string">
            <text:p>thematique</text:p>
          </table:table-cell>
          <table:table-cell table:style-name="Default" office:value-type="string">
            <text:p>2_carto</text:p>
          </table:table-cell>
          <table:table-cell office:value-type="string">
            <text:p>020. Cartographies du changement, cartographie en ... 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style-name="Default" office:value-type="string">
            <text:p>thematique</text:p>
          </table:table-cell>
          <table:table-cell table:style-name="Default" office:value-type="string">
            <text:p>1_europe_mondialisation</text:p>
          </table:table-cell>
          <table:table-cell office:value-type="string">
            <text:p>010. Europe, mondialisation, cohésion territoriale 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style-name="Default" office:value-type="string">
            <text:p>thematique</text:p>
          </table:table-cell>
          <table:table-cell table:style-name="Default" office:value-type="string">
            <text:p>3_temporalite_geo</text:p>
          </table:table-cell>
          <table:table-cell office:value-type="string">
            <text:p>030. Temporalités en géographie </text:p>
          </table:table-cell>
        </table:table-row>
        <table:table-row table:style-name="ro2">
          <table:table-cell office:value-type="float" office:value="376">
            <text:p>376</text:p>
          </table:table-cell>
          <table:table-cell table:style-name="Default" office:value-type="string">
            <text:p>thematique</text:p>
          </table:table-cell>
          <table:table-cell table:style-name="Default" office:value-type="string">
            <text:p>4_mobilite</text:p>
          </table:table-cell>
          <table:table-cell office:value-type="string">
            <text:p>040. Mobilité et territorialité : expériences, con... </text:p>
          </table:table-cell>
        </table:table-row>
        <table:named-expressions/>
      </table:table>
      <table:table table:name="motclef_Annee" table:style-name="ta2" table:print="false">
        <office:forms form:automatic-focus="false" form:apply-design-mode="false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6" table:number-columns-repeated="2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6" table:number-columns-repeated="1015" table:default-cell-style-name="Excel_20_Built-in_20_Normal"/>
        <table:table-row table:style-name="ro2">
          <table:table-cell table:style-name="ce2" office:value-type="string">
            <text:p>010. Année - id_groupe = 7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d_mot </text:p>
          </table:table-cell>
          <table:table-cell table:style-name="ce2" office:value-type="string">
            <text:p>titre </text:p>
          </table:table-cell>
          <table:table-cell table:style-name="ce2" office:value-type="string">
            <text:p>descriptif </text:p>
          </table:table-cell>
          <table:table-cell table:style-name="ce2" office:value-type="string">
            <text:p>texte </text:p>
          </table:table-cell>
          <table:table-cell table:style-name="ce2" office:value-type="string">
            <text:p>id_groupe </text:p>
          </table:table-cell>
          <table:table-cell table:style-name="ce2" office:value-type="string">
            <text:p>type </text:p>
          </table:table-cell>
          <table:table-cell table:style-name="ce2" office:value-type="string">
            <text:p>extra </text:p>
          </table:table-cell>
          <table:table-cell table:style-name="ce2" office:value-type="string">
            <text:p>maj</text:p>
          </table:table-cell>
          <table:table-cell table:number-columns-repeated="1016"/>
        </table:table-row>
        <table:table-row table:style-name="ro2">
          <table:table-cell table:style-name="ce2" office:value-type="float" office:value="397">
            <text:p>397</text:p>
          </table:table-cell>
          <table:table-cell table:style-name="ce2" office:value-type="string">
            <text:p>053. 2017</text:p>
          </table:table-cell>
          <table:table-cell table:style-name="ce2" office:value-type="float" office:value="2017">
            <text:p>2017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</text:p>
          </table:table-cell>
          <table:table-cell table:style-name="ce2" office:value-type="string">
            <text:p>NULL</text:p>
          </table:table-cell>
          <table:table-cell table:style-name="ce11" office:value-type="date" office:date-value="2016-07-27T11:18:24">
            <text:p>27/07/2016 11:18</text:p>
          </table:table-cell>
          <table:table-cell table:number-columns-repeated="1016"/>
        </table:table-row>
        <table:table-row table:style-name="ro2">
          <table:table-cell table:style-name="ce2" office:value-type="float" office:value="383">
            <text:p>383</text:p>
          </table:table-cell>
          <table:table-cell table:style-name="ce2" office:value-type="string">
            <text:p>054. 2016</text:p>
          </table:table-cell>
          <table:table-cell table:style-name="ce2" office:value-type="float" office:value="2016">
            <text:p>2016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</text:p>
          </table:table-cell>
          <table:table-cell table:style-name="ce2" office:value-type="string">
            <text:p>NULL</text:p>
          </table:table-cell>
          <table:table-cell table:style-name="ce12" office:value-type="date" office:date-value="2015-11-04T13:02:42">
            <text:p>04/11/2015 13:02</text:p>
          </table:table-cell>
          <table:table-cell table:number-columns-repeated="1016"/>
        </table:table-row>
        <table:table-row table:style-name="ro2">
          <table:table-cell table:style-name="ce2" office:value-type="float" office:value="380">
            <text:p>380</text:p>
          </table:table-cell>
          <table:table-cell table:style-name="ce2" office:value-type="string">
            <text:p>055. 2015</text:p>
          </table:table-cell>
          <table:table-cell table:style-name="ce2" office:value-type="float" office:value="2015">
            <text:p>2015</text:p>
          </table:table-cell>
          <table:table-cell table:style-name="ce2"/>
          <table:table-cell office:value-type="float" office:value="7">
            <text:p>7</text:p>
          </table:table-cell>
          <table:table-cell office:value-type="string">
            <text:p>010. &lt;multi&gt;[fr]Année[en]Year&lt;/multi&gt;</text:p>
          </table:table-cell>
          <table:table-cell office:value-type="string">
            <text:p>NULL</text:p>
          </table:table-cell>
          <table:table-cell table:style-name="ce11" office:value-type="date" office:date-value="2015-09-04T12:08:08">
            <text:p>04/09/2015 12:08</text:p>
          </table:table-cell>
          <table:table-cell table:number-columns-repeated="1016"/>
        </table:table-row>
        <table:table-row table:style-name="ro2">
          <table:table-cell table:style-name="ce2" office:value-type="float" office:value="312">
            <text:p>312</text:p>
          </table:table-cell>
          <table:table-cell table:style-name="ce2" office:value-type="string">
            <text:p>056. 2014</text:p>
          </table:table-cell>
          <table:table-cell table:style-name="ce2" office:value-type="float" office:value="2014">
            <text:p>2014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NULL </text:p>
          </table:table-cell>
          <table:table-cell table:style-name="ce11" office:value-type="date" office:date-value="2014-04-17T11:52:54">
            <text:p>17/04/2014 11:52</text:p>
          </table:table-cell>
          <table:table-cell table:number-columns-repeated="1016"/>
        </table:table-row>
        <table:table-row table:style-name="ro2">
          <table:table-cell table:style-name="ce6" office:value-type="float" office:value="310">
            <text:p>310</text:p>
          </table:table-cell>
          <table:table-cell table:style-name="ce6" office:value-type="string">
            <text:p>057. 2013</text:p>
          </table:table-cell>
          <table:table-cell table:style-name="ce2" office:value-type="float" office:value="2013">
            <text:p>2013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NULL </text:p>
          </table:table-cell>
          <table:table-cell table:style-name="ce11" office:value-type="date" office:date-value="2013-03-29T14:18:35">
            <text:p>29/03/2013 14:18</text:p>
          </table:table-cell>
          <table:table-cell table:number-columns-repeated="1016"/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058. 2012</text:p>
          </table:table-cell>
          <table:table-cell table:style-name="ce2" office:value-type="float" office:value="2012">
            <text:p>2012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NULL </text:p>
          </table:table-cell>
          <table:table-cell table:style-name="ce11" office:value-type="date" office:date-value="2012-01-19T11:34:50">
            <text:p>19/01/2012 11:34</text:p>
          </table:table-cell>
          <table:table-cell table:number-columns-repeated="1016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059. 2011 </text:p>
          </table:table-cell>
          <table:table-cell table:style-name="ce2" office:value-type="float" office:value="2011">
            <text:p>2011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060. 2010 </text:p>
          </table:table-cell>
          <table:table-cell table:style-name="ce2" office:value-type="float" office:value="2010">
            <text:p>2010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061. 2009 </text:p>
          </table:table-cell>
          <table:table-cell table:style-name="ce2" office:value-type="float" office:value="2009">
            <text:p>2009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062. 2008 </text:p>
          </table:table-cell>
          <table:table-cell table:style-name="ce2" office:value-type="float" office:value="2008">
            <text:p>2008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063. 2007 </text:p>
          </table:table-cell>
          <table:table-cell table:style-name="ce2" office:value-type="float" office:value="2007">
            <text:p>2007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064. 2006 </text:p>
          </table:table-cell>
          <table:table-cell table:style-name="ce2" office:value-type="float" office:value="2006">
            <text:p>2006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065. 2005 </text:p>
          </table:table-cell>
          <table:table-cell table:style-name="ce2" office:value-type="float" office:value="2005">
            <text:p>2005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066. 2004 </text:p>
          </table:table-cell>
          <table:table-cell table:style-name="ce2" office:value-type="float" office:value="2004">
            <text:p>2004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067. 2003 </text:p>
          </table:table-cell>
          <table:table-cell table:style-name="ce2" office:value-type="float" office:value="2003">
            <text:p>2003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068. 2002 </text:p>
          </table:table-cell>
          <table:table-cell table:style-name="ce2" office:value-type="float" office:value="2002">
            <text:p>2002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069. 2001 </text:p>
          </table:table-cell>
          <table:table-cell table:style-name="ce2" office:value-type="float" office:value="2001">
            <text:p>2001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070. 2000 </text:p>
          </table:table-cell>
          <table:table-cell table:style-name="ce2" office:value-type="float" office:value="2000">
            <text:p>2000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071. 1999 </text:p>
          </table:table-cell>
          <table:table-cell table:style-name="ce2" office:value-type="float" office:value="1999">
            <text:p>1999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072. 1998 </text:p>
          </table:table-cell>
          <table:table-cell table:style-name="ce2" office:value-type="float" office:value="1998">
            <text:p>1998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073. 1997 </text:p>
          </table:table-cell>
          <table:table-cell table:style-name="ce2" office:value-type="float" office:value="1997">
            <text:p>1997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074. 1996 </text:p>
          </table:table-cell>
          <table:table-cell table:style-name="ce2" office:value-type="float" office:value="1996">
            <text:p>1996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075. 1995 </text:p>
          </table:table-cell>
          <table:table-cell table:style-name="ce2" office:value-type="float" office:value="1995">
            <text:p>1995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076. 1994 </text:p>
          </table:table-cell>
          <table:table-cell table:style-name="ce2" office:value-type="float" office:value="1994">
            <text:p>1994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077. 1993 </text:p>
          </table:table-cell>
          <table:table-cell table:style-name="ce2" office:value-type="float" office:value="1993">
            <text:p>1993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078. 1992 </text:p>
          </table:table-cell>
          <table:table-cell table:style-name="ce2" office:value-type="float" office:value="1992">
            <text:p>1992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079. 1991 </text:p>
          </table:table-cell>
          <table:table-cell table:style-name="ce2" office:value-type="float" office:value="1991">
            <text:p>1991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080. 1990 </text:p>
          </table:table-cell>
          <table:table-cell table:style-name="ce2" office:value-type="float" office:value="1990">
            <text:p>1990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081. 1989 </text:p>
          </table:table-cell>
          <table:table-cell table:style-name="ce2" office:value-type="float" office:value="1989">
            <text:p>1989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082. 1988 </text:p>
          </table:table-cell>
          <table:table-cell table:style-name="ce2" office:value-type="float" office:value="1988">
            <text:p>1988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083. 1987 </text:p>
          </table:table-cell>
          <table:table-cell table:style-name="ce2" office:value-type="float" office:value="1987">
            <text:p>1987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084. 1986 </text:p>
          </table:table-cell>
          <table:table-cell table:style-name="ce2" office:value-type="float" office:value="1986">
            <text:p>1986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085. 1985 </text:p>
          </table:table-cell>
          <table:table-cell table:style-name="ce2" office:value-type="float" office:value="1985">
            <text:p>1985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086. 1984 </text:p>
          </table:table-cell>
          <table:table-cell table:style-name="ce2" office:value-type="float" office:value="1984">
            <text:p>1984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087. 1983 </text:p>
          </table:table-cell>
          <table:table-cell table:style-name="ce2" office:value-type="float" office:value="1983">
            <text:p>1983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088. 1982 </text:p>
          </table:table-cell>
          <table:table-cell table:style-name="ce2" office:value-type="float" office:value="1982">
            <text:p>1982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089. 1981 </text:p>
          </table:table-cell>
          <table:table-cell table:style-name="ce2" office:value-type="float" office:value="1981">
            <text:p>1981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090. 1980 </text:p>
          </table:table-cell>
          <table:table-cell table:style-name="ce2" office:value-type="float" office:value="1980">
            <text:p>1980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091. 1979 </text:p>
          </table:table-cell>
          <table:table-cell table:style-name="ce2" office:value-type="float" office:value="1979">
            <text:p>1979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092. 1978 </text:p>
          </table:table-cell>
          <table:table-cell table:style-name="ce2" office:value-type="float" office:value="1978">
            <text:p>1978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093. 1977 </text:p>
          </table:table-cell>
          <table:table-cell table:style-name="ce2" office:value-type="float" office:value="1977">
            <text:p>1977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094. 1976 </text:p>
          </table:table-cell>
          <table:table-cell table:style-name="ce2" office:value-type="float" office:value="1976">
            <text:p>1976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095. 1975 </text:p>
          </table:table-cell>
          <table:table-cell table:style-name="ce2" office:value-type="float" office:value="1975">
            <text:p>1975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096. 1974 </text:p>
          </table:table-cell>
          <table:table-cell table:style-name="ce2" office:value-type="float" office:value="1974">
            <text:p>1974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097. 1973 </text:p>
          </table:table-cell>
          <table:table-cell table:style-name="ce2" office:value-type="float" office:value="1973">
            <text:p>1973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098. 1972 </text:p>
          </table:table-cell>
          <table:table-cell table:style-name="ce2" office:value-type="float" office:value="1972">
            <text:p>1972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099. 1971 </text:p>
          </table:table-cell>
          <table:table-cell table:style-name="ce2" office:value-type="float" office:value="1971">
            <text:p>1971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axeRecherche" table:base-cell-address="$data.$A$1" table:expression="#REF!"/>
          <table:named-expression table:name="Equipe" table:base-cell-address="$data.$A$1" table:expression="#REF!"/>
          <table:named-expression table:name="themTransver" table:base-cell-address="$data.$A$1" table:expression="#REF!"/>
          <table:named-expression table:name="typePublication" table:base-cell-address="$data.$A$1" table:expression="#REF!"/>
        </table:named-expressions>
      </table:table>
      <table:table table:name="motclef_Auteur" table:style-name="ta3" table:print="false">
        <office:forms form:automatic-focus="false" form:apply-design-mode="false"/>
        <table:table-column table:style-name="co6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6" table:number-columns-repeated="1015" table:default-cell-style-name="Excel_20_Built-in_20_Normal"/>
        <table:table-row table:style-name="ro2">
          <table:table-cell table:style-name="ce2" office:value-type="string">
            <text:p>020. Auteur - id_groupe = 8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d_mot </text:p>
          </table:table-cell>
          <table:table-cell table:style-name="ce2" office:value-type="string">
            <text:p>titre </text:p>
          </table:table-cell>
          <table:table-cell table:style-name="ce2" office:value-type="string">
            <text:p>descriptif </text:p>
          </table:table-cell>
          <table:table-cell table:style-name="ce2" office:value-type="string">
            <text:p>texte </text:p>
          </table:table-cell>
          <table:table-cell table:style-name="ce2" office:value-type="string">
            <text:p>id_groupe </text:p>
          </table:table-cell>
          <table:table-cell table:style-name="ce2" office:value-type="string">
            <text:p>type </text:p>
          </table:table-cell>
          <table:table-cell table:style-name="ce2" office:value-type="string">
            <text:p>extra </text:p>
          </table:table-cell>
          <table:table-cell table:style-name="ce2" office:value-type="string">
            <text:p>maj</text:p>
          </table:table-cell>
          <table:table-cell table:style-name="ce7" office:value-type="string">
            <text:p>intitule-BD</text:p>
          </table:table-cell>
          <table:table-cell table:number-columns-repeated="1015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ZRINSCAK Georgett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table:style-name="ce8" office:value-type="string">
            <text:p>ZRINSCAK G.</text:p>
          </table:table-cell>
          <table:table-cell table:number-columns-repeated="1015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ZANIN Christi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table:style-name="ce8" office:value-type="string">
            <text:p>ZANIN C.</text:p>
          </table:table-cell>
          <table:table-cell table:number-columns-repeated="1015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ZAMORANO Gloria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table:style-name="ce8" office:value-type="string">
            <text:p>ZAMORANO G.</text:p>
          </table:table-cell>
          <table:table-cell table:number-columns-repeated="1015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WORONIECKI Miroslava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table:style-name="ce8" office:value-type="string">
            <text:p>WORONIECKI M.</text:p>
          </table:table-cell>
          <table:table-cell table:number-columns-repeated="1015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WOLFF Denis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table:style-name="ce8" office:value-type="string">
            <text:p>WOLFF D.</text:p>
          </table:table-cell>
          <table:table-cell table:number-columns-repeated="1015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WASTABLE Mariell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WASTABLE M.</text:p>
          </table:table-cell>
          <table:table-cell table:number-columns-repeated="1015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VOLVEY An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VOLVEY A.</text:p>
          </table:table-cell>
          <table:table-cell table:number-columns-repeated="1015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VERDIER Nicolas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VERDIER N.</text:p>
          </table:table-cell>
          <table:table-cell table:number-columns-repeated="1015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VACCHIANI-MARCUZZO Céli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VACCHIANI-MARCUZZO C.</text:p>
          </table:table-cell>
          <table:table-cell table:number-columns-repeated="1015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TROUILLARD Emmanuel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TROUILLARD E.</text:p>
          </table:table-cell>
          <table:table-cell table:number-columns-repeated="1015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TISSIER Jean-louis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TISSIER J.-L.</text:p>
          </table:table-cell>
          <table:table-cell table:number-columns-repeated="1015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ILLOUS Marion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TILLOUS M.</text:p>
          </table:table-cell>
          <table:table-cell table:number-columns-repeated="1015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TESSIER François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TESSIER F.</text:p>
          </table:table-cell>
          <table:table-cell table:number-columns-repeated="1015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SPYRELLIS Stavros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SPYRELLIS S.</text:p>
          </table:table-cell>
          <table:table-cell table:number-columns-repeated="1015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SOL Marie-pierr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SOL M.-P.</text:p>
          </table:table-cell>
          <table:table-cell table:number-columns-repeated="1015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SEKULOVSKI Goran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SEKULOVSKI G.</text:p>
          </table:table-cell>
          <table:table-cell table:number-columns-repeated="1015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SEGURET Sylvain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SEGURET S.</text:p>
          </table:table-cell>
          <table:table-cell table:number-columns-repeated="1015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SCHMOLL Camill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SCHMOLL C.</text:p>
          </table:table-cell>
          <table:table-cell table:number-columns-repeated="1015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SCHMITT Clara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SCHMITT C.</text:p>
          </table:table-cell>
          <table:table-cell table:number-columns-repeated="1015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SANTAMARIA Frédéric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SANTAMARIA F.</text:p>
          </table:table-cell>
          <table:table-cell table:number-columns-repeated="1015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SANDERS Lena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SANDERS L.</text:p>
          </table:table-cell>
          <table:table-cell table:number-columns-repeated="1015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SAINTEVILLE Maud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SAINTEVILLE M.</text:p>
          </table:table-cell>
          <table:table-cell table:number-columns-repeated="1015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SAINT-JULIEN Thérès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SAINT-JULIEN T.</text:p>
          </table:table-cell>
          <table:table-cell table:number-columns-repeated="1015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SAADA Afef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SAADA A.</text:p>
          </table:table-cell>
          <table:table-cell table:number-columns-repeated="1015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RUFAT Samuel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RUFAT S.</text:p>
          </table:table-cell>
          <table:table-cell table:number-columns-repeated="1015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ROSEMBERG Muriel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ROSEMBERG M.</text:p>
          </table:table-cell>
          <table:table-cell table:number-columns-repeated="1015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ROLLET Jean-mari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ROLLET J.-M.</text:p>
          </table:table-cell>
          <table:table-cell table:number-columns-repeated="1015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ROBIC Marie-clair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ROBIC M.-C.</text:p>
          </table:table-cell>
          <table:table-cell table:number-columns-repeated="1015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RIVIÈRE Dominiqu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4-23T15:20:08">
            <text:p>23/04/2012 15:20</text:p>
          </table:table-cell>
          <table:table-cell office:value-type="string">
            <text:p>RIVIÈRE D.</text:p>
          </table:table-cell>
          <table:table-cell table:number-columns-repeated="1015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RHEIN Catheri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RHEIN C.</text:p>
          </table:table-cell>
          <table:table-cell table:number-columns-repeated="1015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REYNAUD Laurenc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REYNAUD L.</text:p>
          </table:table-cell>
          <table:table-cell table:number-columns-repeated="1015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REY COYREHOURCQ Sebastien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REY S.</text:p>
          </table:table-cell>
          <table:table-cell table:number-columns-repeated="1015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PUMAIN Denis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PUMAIN D.</text:p>
          </table:table-cell>
          <table:table-cell table:number-columns-repeated="1015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PRÉVÉLAKIS Georges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PRÉVÉLAKIS G.</text:p>
          </table:table-cell>
          <table:table-cell table:number-columns-repeated="1015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POUSIN Frédéric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POUSIN F.</text:p>
          </table:table-cell>
          <table:table-cell table:number-columns-repeated="1015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POTHITAKI Ioanna-vasiliki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POTHITAKI I.-V.</text:p>
          </table:table-cell>
          <table:table-cell table:number-columns-repeated="1015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PLANQUE Géraldi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PLANQUE G.</text:p>
          </table:table-cell>
          <table:table-cell table:number-columns-repeated="1015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PISTRE Pierr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PISTRE P.</text:p>
          </table:table-cell>
          <table:table-cell table:number-columns-repeated="1015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PETSIMERIS Petros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PETSIMERIS P.</text:p>
          </table:table-cell>
          <table:table-cell table:number-columns-repeated="1015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PETIT Sébastien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PETIT S.</text:p>
          </table:table-cell>
          <table:table-cell table:number-columns-repeated="1015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PERROT-NANI Anne-sophi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PERROT-NANI A.-S.</text:p>
          </table:table-cell>
          <table:table-cell table:number-columns-repeated="1015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PALSKY Gilles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PALSKY G.</text:p>
          </table:table-cell>
          <table:table-cell table:number-columns-repeated="1015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ORAIN Olivier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ORAIN O.</text:p>
          </table:table-cell>
          <table:table-cell table:number-columns-repeated="1015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NEYROUD Michel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NEYROUD M.</text:p>
          </table:table-cell>
          <table:table-cell table:number-columns-repeated="1015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MURAT Joachim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MURAT J.</text:p>
          </table:table-cell>
          <table:table-cell table:number-columns-repeated="1015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MORBOIS Emili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MORBOIS E.</text:p>
          </table:table-cell>
          <table:table-cell table:number-columns-repeated="1015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MENDIBIL Didier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MENDIBIL D.</text:p>
          </table:table-cell>
          <table:table-cell table:number-columns-repeated="1015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MATHIEU-HUBER Dominiqu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MATHIEU-HUBER D.</text:p>
          </table:table-cell>
          <table:table-cell table:number-columns-repeated="1015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MATHIAN Hélè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MATHIAN H.</text:p>
          </table:table-cell>
          <table:table-cell table:number-columns-repeated="1015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MARROUCHI Saber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MARROUCHI S.</text:p>
          </table:table-cell>
          <table:table-cell table:number-columns-repeated="1015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MARDIROSSIAN Florenc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MARDIROSSIAN F.</text:p>
          </table:table-cell>
          <table:table-cell table:number-columns-repeated="1015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MANCEAU Elodi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MANCEAU E.</text:p>
          </table:table-cell>
          <table:table-cell table:number-columns-repeated="1015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LOUAIL Thomas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LOUAIL T.</text:p>
          </table:table-cell>
          <table:table-cell table:number-columns-repeated="1015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LIZZI Lilia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LIZZI L.</text:p>
          </table:table-cell>
          <table:table-cell table:number-columns-repeated="1015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LESECQ Guillaum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LESECQ G.</text:p>
          </table:table-cell>
          <table:table-cell table:number-columns-repeated="1015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LE TEXIER Marion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LE TEXIER M.</text:p>
          </table:table-cell>
          <table:table-cell table:number-columns-repeated="1015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LE NEINDRE Charlè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LE NEINDRE C.</text:p>
          </table:table-cell>
          <table:table-cell table:number-columns-repeated="1015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LE NECHET Florent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LE NECHET F.</text:p>
          </table:table-cell>
          <table:table-cell table:number-columns-repeated="1015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LE GOIX Renaud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LE GOIX R.</text:p>
          </table:table-cell>
          <table:table-cell table:number-columns-repeated="1015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LAU-BIGNON Anita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LAU-BIGNON A.</text:p>
          </table:table-cell>
          <table:table-cell table:number-columns-repeated="1015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LAPORTE Antoi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LAPORTE A.</text:p>
          </table:table-cell>
          <table:table-cell table:number-columns-repeated="1015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LAMBOURDIERE Eric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LAMBOURDIERE E.</text:p>
          </table:table-cell>
          <table:table-cell table:number-columns-repeated="1015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LABORDE Marti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LABORDE M.</text:p>
          </table:table-cell>
          <table:table-cell table:number-columns-repeated="1015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LABINAL Guilhem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LABINAL G.</text:p>
          </table:table-cell>
          <table:table-cell table:number-columns-repeated="1015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KOSMOPOULOS Christi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KOSMOPOULOS C.</text:p>
          </table:table-cell>
          <table:table-cell table:number-columns-repeated="1015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KAZARIAN Nicolas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KAZARIAN N.</text:p>
          </table:table-cell>
          <table:table-cell table:number-columns-repeated="1015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HUMAIN-LAMOURE Anne-lis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HUMAIN-LAMOURE A.</text:p>
          </table:table-cell>
          <table:table-cell table:number-columns-repeated="1015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HALLAIR Gaëll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HALLAIR G.</text:p>
          </table:table-cell>
          <table:table-cell table:number-columns-repeated="1015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GUERRERO David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GUERRERO D.</text:p>
          </table:table-cell>
          <table:table-cell table:number-columns-repeated="1015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GUÉROIS Marian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4-23T15:22:06">
            <text:p>23/04/2012 15:22</text:p>
          </table:table-cell>
          <table:table-cell office:value-type="string">
            <text:p>GUÉROIS M.</text:p>
          </table:table-cell>
          <table:table-cell table:number-columns-repeated="1015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GUERIN-PACE Franc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GUERIN-PACE F.</text:p>
          </table:table-cell>
          <table:table-cell table:number-columns-repeated="1015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GRATALOUP Christian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GRATALOUP C.</text:p>
          </table:table-cell>
          <table:table-cell table:number-columns-repeated="1015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GRASLAND Claud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GRASLAND C.</text:p>
          </table:table-cell>
          <table:table-cell table:number-columns-repeated="1015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GOUYOU-BEAUCHAMPS Margot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GOUYOU-BEAUCHAMPS M.</text:p>
          </table:table-cell>
          <table:table-cell table:number-columns-repeated="1015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GOSME Cyril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GOSME C.</text:p>
          </table:table-cell>
          <table:table-cell table:number-columns-repeated="1015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GODILLON Sylvani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GODILLON S.</text:p>
          </table:table-cell>
          <table:table-cell table:number-columns-repeated="1015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GILLOT Gaëll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GILLOT G.</text:p>
          </table:table-cell>
          <table:table-cell table:number-columns-repeated="1015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GÉNEAU de LAMARLIÈRE Isabell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4-23T15:19:39">
            <text:p>23/04/2012 15:19</text:p>
          </table:table-cell>
          <table:table-cell office:value-type="string">
            <text:p>GÉNEAU de LAMARLIÈRE I.</text:p>
          </table:table-cell>
          <table:table-cell table:number-columns-repeated="1015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GAZULL Laurent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GAZULL L.</text:p>
          </table:table-cell>
          <table:table-cell table:number-columns-repeated="1015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FRETIGNY Jean-baptist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FRETIGNY J.-B.</text:p>
          </table:table-cell>
          <table:table-cell table:number-columns-repeated="1015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FRANÇOIS Jean-christoph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4-24T11:30:43">
            <text:p>24/04/2012 11:30</text:p>
          </table:table-cell>
          <table:table-cell office:value-type="string">
            <text:p>FRANÇOIS J.-C.</text:p>
          </table:table-cell>
          <table:table-cell table:number-columns-repeated="1015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FOL Sylvi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FOL S.</text:p>
          </table:table-cell>
          <table:table-cell table:number-columns-repeated="1015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FLEURY Antoi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FLEURY A.</text:p>
          </table:table-cell>
          <table:table-cell table:number-columns-repeated="1015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FIEGEL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FIEGEL </text:p>
          </table:table-cell>
          <table:table-cell table:number-columns-repeated="1015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FERRETTI Federico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FERRETTI F.</text:p>
          </table:table-cell>
          <table:table-cell table:number-columns-repeated="1015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FEN-CHONG Juli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FEN-CHONG J.</text:p>
          </table:table-cell>
          <table:table-cell table:number-columns-repeated="1015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FAVARO Jean-marc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FAVARO J.-M.</text:p>
          </table:table-cell>
          <table:table-cell table:number-columns-repeated="1015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FABRE Emmanuel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FABRE E.</text:p>
          </table:table-cell>
          <table:table-cell table:number-columns-repeated="1015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ESTEBANEZ Jean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ESTEBANEZ J.</text:p>
          </table:table-cell>
          <table:table-cell table:number-columns-repeated="1015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DURAND-DASTES François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DURAND-DASTES F.</text:p>
          </table:table-cell>
          <table:table-cell table:number-columns-repeated="1015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DUPUY Gabriel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DUPUY G.</text:p>
          </table:table-cell>
          <table:table-cell table:number-columns-repeated="1015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DUCRUET César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DUCRUET C.</text:p>
          </table:table-cell>
          <table:table-cell table:number-columns-repeated="1015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DUCOM Estell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DUCOM E.</text:p>
          </table:table-cell>
          <table:table-cell table:number-columns-repeated="1015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DUBUC Sylvi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DUBUC S.</text:p>
          </table:table-cell>
          <table:table-cell table:number-columns-repeated="1015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DUBOIS André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DUBOIS A.</text:p>
          </table:table-cell>
          <table:table-cell table:number-columns-repeated="1015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DOUAY Nicolas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DOUAY N.</text:p>
          </table:table-cell>
          <table:table-cell table:number-columns-repeated="1015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DOBRUSZKES Frédéric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DOBRUSZKES F.</text:p>
          </table:table-cell>
          <table:table-cell table:number-columns-repeated="1015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DJAMENT Géraldi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DJAMENT G.</text:p>
          </table:table-cell>
          <table:table-cell table:number-columns-repeated="1015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DEVRIENDT Arthur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DEVRIENDT A.</text:p>
          </table:table-cell>
          <table:table-cell table:number-columns-repeated="1015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DESJARDINS Xavier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DESJARDINS X.</text:p>
          </table:table-cell>
          <table:table-cell table:number-columns-repeated="1015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DEPREST Florenc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DEPREST F.</text:p>
          </table:table-cell>
          <table:table-cell table:number-columns-repeated="1015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DELAGE Matthieu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DELAGE M.</text:p>
          </table:table-cell>
          <table:table-cell table:number-columns-repeated="1015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DEL PUP Henri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DEL PUP H.</text:p>
          </table:table-cell>
          <table:table-cell table:number-columns-repeated="1015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DEGOUT Véroniqu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DEGOUT V.</text:p>
          </table:table-cell>
          <table:table-cell table:number-columns-repeated="1015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DEBARRE Ségolè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DEBARRE S.</text:p>
          </table:table-cell>
          <table:table-cell table:number-columns-repeated="1015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CUYALA Sylvain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CUYALA S.</text:p>
          </table:table-cell>
          <table:table-cell table:number-columns-repeated="1015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CRULLI Thomas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CRULLI T.</text:p>
          </table:table-cell>
          <table:table-cell table:number-columns-repeated="1015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COURONNE-GEARY Lise-mari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COURONNE-GEARY L.-M.</text:p>
          </table:table-cell>
          <table:table-cell table:number-columns-repeated="1015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COMMENGES Hadrien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COMMENGES H.</text:p>
          </table:table-cell>
          <table:table-cell table:number-columns-repeated="1015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COMIN Marie noell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COMIN M.-N.</text:p>
          </table:table-cell>
          <table:table-cell table:number-columns-repeated="1015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COLLIGNON Béatric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COLLIGNON B.</text:p>
          </table:table-cell>
          <table:table-cell table:number-columns-repeated="1015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COLDEFY Magali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COLDEFY M.</text:p>
          </table:table-cell>
          <table:table-cell table:number-columns-repeated="1015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CLERVAL An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CLERVAL A.</text:p>
          </table:table-cell>
          <table:table-cell table:number-columns-repeated="1015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CLERC Pascal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CLERC P.</text:p>
          </table:table-cell>
          <table:table-cell table:number-columns-repeated="1015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CHEVALIER Jean-pierr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CHEVALIER J.-P.</text:p>
          </table:table-cell>
          <table:table-cell table:number-columns-repeated="1015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CHARPENTIER Angèl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CHARPENTIER A.</text:p>
          </table:table-cell>
          <table:table-cell table:number-columns-repeated="1015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CHAMPIGNY Julien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CHAMPIGNY J.</text:p>
          </table:table-cell>
          <table:table-cell table:number-columns-repeated="1015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CATTAN Nadi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CATTAN N.</text:p>
          </table:table-cell>
          <table:table-cell table:number-columns-repeated="1015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CAPDEPUY Vincent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CAPDEPUY V.</text:p>
          </table:table-cell>
          <table:table-cell table:number-columns-repeated="1015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CALLEN Delphi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CALLEN D.</text:p>
          </table:table-cell>
          <table:table-cell table:number-columns-repeated="1015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CALENGE Pierric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CALENGE P.</text:p>
          </table:table-cell>
          <table:table-cell table:number-columns-repeated="1015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BUXEDA Cécil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BUXEDA C.</text:p>
          </table:table-cell>
          <table:table-cell table:number-columns-repeated="1015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BUHNIK Sophi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BUHNIK S.</text:p>
          </table:table-cell>
          <table:table-cell table:number-columns-repeated="1015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BUARD Elodi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BUARD E.</text:p>
          </table:table-cell>
          <table:table-cell table:number-columns-repeated="1015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BRETAGNOLLE An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BRETAGNOLLE A.</text:p>
          </table:table-cell>
          <table:table-cell table:number-columns-repeated="1015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BOULOC Caroli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BOULOC C.</text:p>
          </table:table-cell>
          <table:table-cell table:number-columns-repeated="1015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BOULIER Joel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BOULIER J.</text:p>
          </table:table-cell>
          <table:table-cell table:number-columns-repeated="1015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BOUINOT Jean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BOUINOT J.</text:p>
          </table:table-cell>
          <table:table-cell table:number-columns-repeated="1015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BORDIN Patricia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BORDIN P.</text:p>
          </table:table-cell>
          <table:table-cell table:number-columns-repeated="1015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BOMATI Edith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BOMATI E.</text:p>
          </table:table-cell>
          <table:table-cell table:number-columns-repeated="1015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BOICHOT Camill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BOICHOT C.</text:p>
          </table:table-cell>
          <table:table-cell table:number-columns-repeated="1015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BLANCHARD Emili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BLANCHARD E.</text:p>
          </table:table-cell>
          <table:table-cell table:number-columns-repeated="1015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BLAIS Hélè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BLAIS H.</text:p>
          </table:table-cell>
          <table:table-cell table:number-columns-repeated="1015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BEYER Antoi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BEYER A.</text:p>
          </table:table-cell>
          <table:table-cell table:number-columns-repeated="1015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BESSE Jean-marc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BESSE J.-M.</text:p>
          </table:table-cell>
          <table:table-cell table:number-columns-repeated="1015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BERROIR Sandri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BERROIR S.</text:p>
          </table:table-cell>
          <table:table-cell table:number-columns-repeated="1015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BEN REBAH Maher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BEN REBAH M.</text:p>
          </table:table-cell>
          <table:table-cell table:number-columns-repeated="1015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BEAUGUITTE Laurent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BEAUGUITTE L.</text:p>
          </table:table-cell>
          <table:table-cell table:number-columns-repeated="1015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BEAUCIRE Francis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BEAUCIRE F.</text:p>
          </table:table-cell>
          <table:table-cell table:number-columns-repeated="1015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BAYINDIR GOULARAS Gökç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BAYINDIR GOULARAS G.</text:p>
          </table:table-cell>
          <table:table-cell table:number-columns-repeated="1015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BAUDET-MICHEL Sophi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BAUDET-MICHEL S.</text:p>
          </table:table-cell>
          <table:table-cell table:number-columns-repeated="1015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BARON Myriam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BARON M.</text:p>
          </table:table-cell>
          <table:table-cell table:number-columns-repeated="1015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BANOS Arnaud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BANOS A.</text:p>
          </table:table-cell>
          <table:table-cell table:number-columns-repeated="1015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BAHOKEN Francois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BAHOKEN F.</text:p>
          </table:table-cell>
          <table:table-cell table:number-columns-repeated="1015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ANDRE Evely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ANDRE E.</text:p>
          </table:table-cell>
          <table:table-cell table:number-columns-repeated="1015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ALBECKER Marie-Fleur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ALBECKER M.-F.</text:p>
          </table:table-cell>
          <table:table-cell table:number-columns-repeated="1015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AMARA Mohamed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AMARA M.</text:p>
          </table:table-cell>
          <table:table-cell table:number-columns-repeated="1015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ANDRIEUX François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ANDRIEUX F.</text:p>
          </table:table-cell>
          <table:table-cell table:number-columns-repeated="1015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BAKBASA Ceyda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BAKBASA C.</text:p>
          </table:table-cell>
          <table:table-cell table:number-columns-repeated="1015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BAUDINAULT Alexandra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BAUDINAULT A.</text:p>
          </table:table-cell>
          <table:table-cell table:number-columns-repeated="1015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BÉNARD François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BÉNARD F.</text:p>
          </table:table-cell>
          <table:table-cell table:number-columns-repeated="1015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CAKANLAR Yasemin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CAKANLAR Y.</text:p>
          </table:table-cell>
          <table:table-cell table:number-columns-repeated="1015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CASANAS-CARBALLIDO Jaim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CASANAS-CARBALLIDO J.</text:p>
          </table:table-cell>
          <table:table-cell table:number-columns-repeated="1015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CHAMP Auréli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CHAMP A.</text:p>
          </table:table-cell>
          <table:table-cell table:number-columns-repeated="1015"/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CHASSAGNE Phillipp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NULL </text:p>
          </table:table-cell>
          <table:table-cell table:style-name="ce11" office:value-type="date" office:date-value="2012-02-24T11:11:54">
            <text:p>24/02/2012 11:11</text:p>
          </table:table-cell>
          <table:table-cell office:value-type="string">
            <text:p>CHASSAGNE P.</text:p>
          </table:table-cell>
          <table:table-cell table:number-columns-repeated="1015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DHÉE Francis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DHÉE F.</text:p>
          </table:table-cell>
          <table:table-cell table:number-columns-repeated="1015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DERVELLE Mathieu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4-19T15:12:34">
            <text:p>19/04/2012 15:12</text:p>
          </table:table-cell>
          <table:table-cell office:value-type="string">
            <text:p>DREVELLE M.</text:p>
          </table:table-cell>
          <table:table-cell table:number-columns-repeated="1015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DUTEL Floria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DUTEL F.</text:p>
          </table:table-cell>
          <table:table-cell table:number-columns-repeated="1015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GAGNIÈRE Vincent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GAGNIÈRE V.</text:p>
          </table:table-cell>
          <table:table-cell table:number-columns-repeated="1015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JAMAULT Clémenc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JAMAULT C.</text:p>
          </table:table-cell>
          <table:table-cell table:number-columns-repeated="1015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LAOT Benjamin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LAOT B.</text:p>
          </table:table-cell>
          <table:table-cell table:number-columns-repeated="1015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LAZAR Mehdi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LAZAR M.</text:p>
          </table:table-cell>
          <table:table-cell table:number-columns-repeated="1015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LEININGER-FREZAL Caroli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LEININGER-FREZAL C.</text:p>
          </table:table-cell>
          <table:table-cell table:number-columns-repeated="1015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LESTEVEN Gaël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LESTEVEN G.</text:p>
          </table:table-cell>
          <table:table-cell table:number-columns-repeated="1015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MAULAT Juliett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MAULAT J.</text:p>
          </table:table-cell>
          <table:table-cell table:number-columns-repeated="1015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MEHDI Amin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MEHDI A.</text:p>
          </table:table-cell>
          <table:table-cell table:number-columns-repeated="1015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MINSTER Clotild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MINSTER C.</text:p>
          </table:table-cell>
          <table:table-cell table:number-columns-repeated="1015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NGUIA KAHMA Wendy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NGUIA KAHMA W.</text:p>
          </table:table-cell>
          <table:table-cell table:number-columns-repeated="1015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PERSYN Nicolas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PERSYN N.</text:p>
          </table:table-cell>
          <table:table-cell table:number-columns-repeated="1015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PLEVEN Bertrand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PLEVEN B.</text:p>
          </table:table-cell>
          <table:table-cell table:number-columns-repeated="1015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PLEVRIS Konstantinos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PLEVRIS K.</text:p>
          </table:table-cell>
          <table:table-cell table:number-columns-repeated="1015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RAAD Lina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RAAD L.</text:p>
          </table:table-cell>
          <table:table-cell table:number-columns-repeated="1015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REMY Sylvain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REMY S.</text:p>
          </table:table-cell>
          <table:table-cell table:number-columns-repeated="1015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SAARELA Svetlana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SAARELA S.</text:p>
          </table:table-cell>
          <table:table-cell table:number-columns-repeated="1015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SPIRI Jean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SPIRI J.</text:p>
          </table:table-cell>
          <table:table-cell table:number-columns-repeated="1015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TROUDE Alexis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TROUDE A.</text:p>
          </table:table-cell>
          <table:table-cell table:number-columns-repeated="1015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VALLEE Juli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VALLÉE J.</text:p>
          </table:table-cell>
          <table:table-cell table:number-columns-repeated="1015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VANNIER Clémenc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VANNIER C.</text:p>
          </table:table-cell>
          <table:table-cell table:number-columns-repeated="1015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VIEILLARD-BARON Elsa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VIEILLARD-BARON E.</text:p>
          </table:table-cell>
          <table:table-cell table:number-columns-repeated="1015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VERON Ophéli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VERON O.</text:p>
          </table:table-cell>
          <table:table-cell table:number-columns-repeated="1015"/>
        </table:table-row>
        <table:table-row table:style-name="ro2">
          <table:table-cell office:value-type="float" office:value="267">
            <text:p>267</text:p>
          </table:table-cell>
          <table:table-cell table:style-name="ce4" office:value-type="string">
            <text:p>VILA-VÁZQUEZ José Ignacio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VILA-VÁZQUEZ J.-I.</text:p>
          </table:table-cell>
          <table:table-cell table:number-columns-repeated="1015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WATEL Renaud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WATEL R.</text:p>
          </table:table-cell>
          <table:table-cell table:number-columns-repeated="1015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BLIDON Marian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BLIDON M.</text:p>
          </table:table-cell>
          <table:table-cell table:number-columns-repeated="1015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SWERTS Elfi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SWERTS E.</text:p>
          </table:table-cell>
          <table:table-cell table:number-columns-repeated="1015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BARLES Sabi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BARLES S.</text:p>
          </table:table-cell>
          <table:table-cell table:number-columns-repeated="1015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QUEVA Christoph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QUEVA C.</text:p>
          </table:table-cell>
          <table:table-cell table:number-columns-repeated="1015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BAFFI Solè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BAFFI S.</text:p>
          </table:table-cell>
          <table:table-cell table:number-columns-repeated="1015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BOULARAN Zoé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BOULARAN Z.</text:p>
          </table:table-cell>
          <table:table-cell table:number-columns-repeated="1015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CAPUTO Maria Luisa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CAPUTO M.-L.</text:p>
          </table:table-cell>
          <table:table-cell table:number-columns-repeated="1015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COTTINEAU Clémentine <text:s text:c="4"/>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COTTINEAU C.</text:p>
          </table:table-cell>
          <table:table-cell table:number-columns-repeated="1015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IGNAZZI Cosmo Antonio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IGNAZZI COSMO A.</text:p>
          </table:table-cell>
          <table:table-cell table:number-columns-repeated="1015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LIU Chun Ya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LIU CHUN Y.</text:p>
          </table:table-cell>
          <table:table-cell table:number-columns-repeated="1015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TOUREILLE Etien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TOUREILLE E.</text:p>
          </table:table-cell>
          <table:table-cell table:number-columns-repeated="1015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BRUN Geoffrey <text:s text:c="4"/>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BRUN G.</text:p>
          </table:table-cell>
          <table:table-cell table:number-columns-repeated="1015"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COQUELLE Julia <text:s text:c="2"/>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COQUELLE J.</text:p>
          </table:table-cell>
          <table:table-cell table:number-columns-repeated="1015"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ESKANDER Amin <text:s text:c="2"/>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ESKANDER A.</text:p>
          </table:table-cell>
          <table:table-cell table:number-columns-repeated="1015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OLMEDO Elis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OLMEDO E.</text:p>
          </table:table-cell>
          <table:table-cell table:number-columns-repeated="1015"/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CITRON Paul <text:s text:c="2"/>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CITRON P.</text:p>
          </table:table-cell>
          <table:table-cell table:number-columns-repeated="1015"/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FROUILLOU Leïla <text:s text:c="4"/>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FROUILLOU L.</text:p>
          </table:table-cell>
          <table:table-cell table:number-columns-repeated="1015"/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GEORGEAULT Laurent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GEORGEAULT L.</text:p>
          </table:table-cell>
          <table:table-cell table:number-columns-repeated="1015"/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BOGNON Sabi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BOGNON S.</text:p>
          </table:table-cell>
          <table:table-cell table:number-columns-repeated="1015"/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KANELLOPOULOU Dimitra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KANELLOPOULOU D.</text:p>
          </table:table-cell>
          <table:table-cell table:number-columns-repeated="1015"/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MANTRAN Muriell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MANTRAN M.</text:p>
          </table:table-cell>
          <table:table-cell table:number-columns-repeated="1015"/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KIM Eunhy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KIM E.</text:p>
          </table:table-cell>
          <table:table-cell table:number-columns-repeated="1015"/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MARTY Pauli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MARTY P.</text:p>
          </table:table-cell>
          <table:table-cell table:number-columns-repeated="1015"/>
        </table:table-row>
        <table:table-row table:style-name="ro2">
          <table:table-cell office:value-type="float" office:value="293">
            <text:p>293</text:p>
          </table:table-cell>
          <table:table-cell office:value-type="string">
            <text:p>FAKHARIAN GHOM Behrang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FAKHARIAN GHOM B.</text:p>
          </table:table-cell>
          <table:table-cell table:number-columns-repeated="1015"/>
        </table:table-row>
        <table:table-row table:style-name="ro2">
          <table:table-cell office:value-type="float" office:value="297">
            <text:p>297</text:p>
          </table:table-cell>
          <table:table-cell office:value-type="string">
            <text:p>SIVAK Henry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NULL </text:p>
          </table:table-cell>
          <table:table-cell table:style-name="ce11" office:value-type="date" office:date-value="2012-02-24T13:59:38">
            <text:p>24/02/2012 13:59</text:p>
          </table:table-cell>
          <table:table-cell office:value-type="string">
            <text:p>SIVAK H.</text:p>
          </table:table-cell>
          <table:table-cell table:number-columns-repeated="1015"/>
        </table:table-row>
        <table:table-row table:style-name="ro2">
          <table:table-cell office:value-type="float" office:value="298">
            <text:p>298</text:p>
          </table:table-cell>
          <table:table-cell office:value-type="string">
            <text:p>BROOMBERG Joachim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NULL </text:p>
          </table:table-cell>
          <table:table-cell table:style-name="ce11" office:value-type="date" office:date-value="2012-02-24T15:55:11">
            <text:p>24/02/2012 15:55</text:p>
          </table:table-cell>
          <table:table-cell office:value-type="string">
            <text:p>BROOMBERG J.</text:p>
          </table:table-cell>
          <table:table-cell table:number-columns-repeated="1015"/>
        </table:table-row>
        <table:table-row table:style-name="ro2">
          <table:table-cell office:value-type="float" office:value="299">
            <text:p>299</text:p>
          </table:table-cell>
          <table:table-cell office:value-type="string">
            <text:p>PERNET Alexis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NULL </text:p>
          </table:table-cell>
          <table:table-cell table:style-name="ce11" office:value-type="date" office:date-value="2012-02-28T10:34:29">
            <text:p>28/02/2012 10:34</text:p>
          </table:table-cell>
          <table:table-cell office:value-type="string">
            <text:p>PERNET A.</text:p>
          </table:table-cell>
          <table:table-cell table:number-columns-repeated="1015"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SIMOES Luisa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NULL </text:p>
          </table:table-cell>
          <table:table-cell table:style-name="ce11" office:value-type="date" office:date-value="2012-04-19T13:17:41">
            <text:p>19/04/2012 13:17</text:p>
          </table:table-cell>
          <table:table-cell office:value-type="string">
            <text:p>SIMOES L.</text:p>
          </table:table-cell>
          <table:table-cell table:number-columns-repeated="1015"/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BRES Antoine</text:p>
            <draw:custom-shape table:end-cell-address="motclef_Auteur.B214" table:end-x="0.497cm" table:end-y="0.398cm" draw:z-index="0" draw:name="AutoShape 2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2" draw:name="AutoShape 5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4" draw:name="AutoShape 8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6" draw:name="AutoShape 11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8" draw:name="AutoShape 14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10" draw:name="AutoShape 17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12" draw:name="AutoShape 20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14" draw:name="AutoShape 23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16" draw:name="AutoShape 26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18" draw:name="AutoShape 29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20" draw:name="AutoShape 32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22" draw:name="AutoShape 35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24" draw:name="AutoShape 38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26" draw:name="AutoShape 41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28" draw:name="AutoShape 44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30" draw:name="AutoShape 47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32" draw:name="AutoShape 50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34" draw:name="AutoShape 53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36" draw:name="AutoShape 56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38" draw:name="AutoShape 59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40" draw:name="AutoShape 62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42" draw:name="AutoShape 65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44" draw:name="AutoShape 68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46" draw:name="AutoShape 71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48" draw:name="AutoShape 74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50" draw:name="AutoShape 77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52" draw:name="AutoShape 80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54" draw:name="AutoShape 83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</table:table-cell>
          <table:table-cell>
            <draw:custom-shape table:end-cell-address="motclef_Auteur.C214" table:end-x="0.497cm" table:end-y="0.398cm" draw:z-index="1" draw:name="AutoShape 3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3" draw:name="AutoShape 6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5" draw:name="AutoShape 9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7" draw:name="AutoShape 12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9" draw:name="AutoShape 15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11" draw:name="AutoShape 18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13" draw:name="AutoShape 21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15" draw:name="AutoShape 24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17" draw:name="AutoShape 27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19" draw:name="AutoShape 30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21" draw:name="AutoShape 33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23" draw:name="AutoShape 36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25" draw:name="AutoShape 39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27" draw:name="AutoShape 42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29" draw:name="AutoShape 45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31" draw:name="AutoShape 48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33" draw:name="AutoShape 51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35" draw:name="AutoShape 54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37" draw:name="AutoShape 57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39" draw:name="AutoShape 60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41" draw:name="AutoShape 63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43" draw:name="AutoShape 66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45" draw:name="AutoShape 69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47" draw:name="AutoShape 72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49" draw:name="AutoShape 75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51" draw:name="AutoShape 78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53" draw:name="AutoShape 81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55" draw:name="AutoShape 84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NULL </text:p>
          </table:table-cell>
          <table:table-cell table:style-name="ce11" office:value-type="date" office:date-value="2012-12-21T15:15:14">
            <text:p>21/12/2012 15:15</text:p>
          </table:table-cell>
          <table:table-cell office:value-type="string">
            <text:p>BRES A.</text:p>
          </table:table-cell>
          <table:table-cell table:number-columns-repeated="1015"/>
        </table:table-row>
        <table:table-row table:style-name="ro2">
          <table:table-cell table:style-name="ce3" office:value-type="float" office:value="309">
            <text:p>309</text:p>
          </table:table-cell>
          <table:table-cell table:style-name="ce3" office:value-type="string">
            <text:p>MANTRAN Murielle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4" office:value-type="date" office:date-value="2013-03-27T16:40:46">
            <text:p>27/03/2013 16:40</text:p>
          </table:table-cell>
          <table:table-cell table:style-name="ce9" office:value-type="string">
            <text:p>MANTRAN M.</text:p>
          </table:table-cell>
          <table:table-cell table:number-columns-repeated="1015"/>
        </table:table-row>
        <table:table-row table:style-name="ro2">
          <table:table-cell table:style-name="ce3" office:value-type="float" office:value="311">
            <text:p>311</text:p>
          </table:table-cell>
          <table:table-cell table:style-name="ce3" office:value-type="string">
            <text:p>AVELINE Natacha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4" office:value-type="date" office:date-value="2014-02-17T14:21:01">
            <text:p>17/02/2014 14:21</text:p>
          </table:table-cell>
          <table:table-cell table:style-name="ce9" office:value-type="string">
            <text:p>AVELINE-DUBACH N.</text:p>
          </table:table-cell>
          <table:table-cell table:number-columns-repeated="1015"/>
        </table:table-row>
        <table:table-row table:style-name="ro2">
          <table:table-cell table:style-name="ce3" office:value-type="float" office:value="320">
            <text:p>320</text:p>
          </table:table-cell>
          <table:table-cell table:style-name="ce3" office:value-type="string">
            <text:p>BAUDRY Sarah Lilia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4" office:value-type="date" office:date-value="2014-04-25T15:46:40">
            <text:p>25/04/2014 15:46</text:p>
          </table:table-cell>
          <table:table-cell table:style-name="ce9" office:value-type="string">
            <text:p>BAUDRY S.</text:p>
          </table:table-cell>
          <table:table-cell table:number-columns-repeated="1015"/>
        </table:table-row>
        <table:table-row table:style-name="ro2">
          <table:table-cell table:style-name="ce3" office:value-type="float" office:value="321">
            <text:p>321</text:p>
          </table:table-cell>
          <table:table-cell table:style-name="ce3" office:value-type="string">
            <text:p>BERNADOU Dorian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4" office:value-type="date" office:date-value="2014-04-25T15:47:28">
            <text:p>25/04/2014 15:47</text:p>
          </table:table-cell>
          <table:table-cell table:style-name="ce9" office:value-type="string">
            <text:p>BERNADOU D.</text:p>
          </table:table-cell>
          <table:table-cell table:number-columns-repeated="1015"/>
        </table:table-row>
        <table:table-row table:style-name="ro2">
          <table:table-cell table:style-name="ce3" office:value-type="float" office:value="322">
            <text:p>322</text:p>
          </table:table-cell>
          <table:table-cell table:style-name="ce3" office:value-type="string">
            <text:p>CHALONGE Ludovic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4" office:value-type="date" office:date-value="2014-04-25T15:48:38">
            <text:p>25/04/2014 15:48</text:p>
          </table:table-cell>
          <table:table-cell table:style-name="ce9" office:value-type="string">
            <text:p>CHALONGE L.</text:p>
          </table:table-cell>
          <table:table-cell table:number-columns-repeated="1015"/>
        </table:table-row>
        <table:table-row table:style-name="ro2">
          <table:table-cell table:style-name="ce3" office:value-type="float" office:value="323">
            <text:p>323</text:p>
          </table:table-cell>
          <table:table-cell table:style-name="ce3" office:value-type="string">
            <text:p>CURA Robin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4" office:value-type="date" office:date-value="2014-04-25T15:48:53">
            <text:p>25/04/2014 15:48</text:p>
          </table:table-cell>
          <table:table-cell table:style-name="ce9" office:value-type="string">
            <text:p>CURA R.</text:p>
          </table:table-cell>
          <table:table-cell table:number-columns-repeated="1015"/>
        </table:table-row>
        <table:table-row table:style-name="ro2">
          <table:table-cell table:style-name="ce3" office:value-type="float" office:value="324">
            <text:p>324</text:p>
          </table:table-cell>
          <table:table-cell table:style-name="ce3" office:value-type="string">
            <text:p>DEBRIE Jean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4" office:value-type="date" office:date-value="2014-04-25T15:49:09">
            <text:p>25/04/2014 15:49</text:p>
          </table:table-cell>
          <table:table-cell table:style-name="ce9" office:value-type="string">
            <text:p>DEBRIE J.</text:p>
          </table:table-cell>
          <table:table-cell table:number-columns-repeated="1015"/>
        </table:table-row>
        <table:table-row table:style-name="ro2">
          <table:table-cell table:style-name="ce3" office:value-type="float" office:value="325">
            <text:p>325</text:p>
          </table:table-cell>
          <table:table-cell table:style-name="ce3" office:value-type="string">
            <text:p>DELAVILLE Damien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4" office:value-type="date" office:date-value="2014-04-25T15:49:25">
            <text:p>25/04/2014 15:49</text:p>
          </table:table-cell>
          <table:table-cell table:style-name="ce9" office:value-type="string">
            <text:p>DELAVILLE D.</text:p>
          </table:table-cell>
          <table:table-cell table:number-columns-repeated="1015"/>
        </table:table-row>
        <table:table-row table:style-name="ro2">
          <table:table-cell table:style-name="ce3" office:value-type="float" office:value="326">
            <text:p>326</text:p>
          </table:table-cell>
          <table:table-cell table:style-name="ce3" office:value-type="string">
            <text:p>DENIS Eric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4" office:value-type="date" office:date-value="2014-04-25T15:49:41">
            <text:p>25/04/2014 15:49</text:p>
          </table:table-cell>
          <table:table-cell table:style-name="ce9" office:value-type="string">
            <text:p>DENIS E.</text:p>
          </table:table-cell>
          <table:table-cell table:number-columns-repeated="1015"/>
        </table:table-row>
        <table:table-row table:style-name="ro2">
          <table:table-cell table:style-name="ce3" office:value-type="float" office:value="327">
            <text:p>327</text:p>
          </table:table-cell>
          <table:table-cell table:style-name="ce3" office:value-type="string">
            <text:p>DESCLAUX-SALACHAS Jasmine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4" office:value-type="date" office:date-value="2014-04-25T15:50:06">
            <text:p>25/04/2014 15:50</text:p>
          </table:table-cell>
          <table:table-cell table:style-name="ce9" office:value-type="string">
            <text:p>DESCLAUX-SALACHAS J.</text:p>
          </table:table-cell>
          <table:table-cell table:number-columns-repeated="1015"/>
        </table:table-row>
        <table:table-row table:style-name="ro2">
          <table:table-cell table:style-name="ce3" office:value-type="float" office:value="328">
            <text:p>328</text:p>
          </table:table-cell>
          <table:table-cell table:style-name="ce3" office:value-type="string">
            <text:p>DOS SANTOS-SUTTON Sonia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4" office:value-type="date" office:date-value="2014-04-25T15:50:29">
            <text:p>25/04/2014 15:50</text:p>
          </table:table-cell>
          <table:table-cell table:style-name="ce9" office:value-type="string">
            <text:p>DOS S.</text:p>
          </table:table-cell>
          <table:table-cell table:number-columns-repeated="1015"/>
        </table:table-row>
        <table:table-row table:style-name="ro2">
          <table:table-cell table:style-name="ce3" office:value-type="float" office:value="329">
            <text:p>329</text:p>
          </table:table-cell>
          <table:table-cell table:style-name="ce3" office:value-type="string">
            <text:p>DUBOS-PAILLARD Edwige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4" office:value-type="date" office:date-value="2014-04-25T15:50:51">
            <text:p>25/04/2014 15:50</text:p>
          </table:table-cell>
          <table:table-cell table:style-name="ce9" office:value-type="string">
            <text:p>DUBOS-PAILLARD E.</text:p>
          </table:table-cell>
          <table:table-cell table:number-columns-repeated="1015"/>
        </table:table-row>
        <table:table-row table:style-name="ro2">
          <table:table-cell table:style-name="ce3" office:value-type="float" office:value="330">
            <text:p>330</text:p>
          </table:table-cell>
          <table:table-cell table:style-name="ce3" office:value-type="string">
            <text:p>DUROUDIER Sylvestre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4" office:value-type="date" office:date-value="2014-04-25T15:51:08">
            <text:p>25/04/2014 15:51</text:p>
          </table:table-cell>
          <table:table-cell table:style-name="ce9" office:value-type="string">
            <text:p>DUROUDIER S.</text:p>
          </table:table-cell>
          <table:table-cell table:number-columns-repeated="1015"/>
        </table:table-row>
        <table:table-row table:style-name="ro2">
          <table:table-cell table:style-name="ce3" office:value-type="float" office:value="331">
            <text:p>331</text:p>
          </table:table-cell>
          <table:table-cell table:style-name="ce3" office:value-type="string">
            <text:p>FINANCE Olivier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4" office:value-type="date" office:date-value="2014-04-25T15:51:24">
            <text:p>25/04/2014 15:51</text:p>
          </table:table-cell>
          <table:table-cell table:style-name="ce9" office:value-type="string">
            <text:p>FINANCE O.</text:p>
          </table:table-cell>
          <table:table-cell table:number-columns-repeated="1015"/>
        </table:table-row>
        <table:table-row table:style-name="ro2">
          <table:table-cell table:style-name="ce3" office:value-type="float" office:value="332">
            <text:p>332</text:p>
          </table:table-cell>
          <table:table-cell table:style-name="ce3" office:value-type="string">
            <text:p>GAUJAL Sophie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4" office:value-type="date" office:date-value="2014-04-25T15:51:42">
            <text:p>25/04/2014 15:51</text:p>
          </table:table-cell>
          <table:table-cell table:style-name="ce9" office:value-type="string">
            <text:p>GAUJAL S.</text:p>
          </table:table-cell>
          <table:table-cell table:number-columns-repeated="1015"/>
        </table:table-row>
        <table:table-row table:style-name="ro2">
          <table:table-cell table:style-name="ce3" office:value-type="float" office:value="333">
            <text:p>333</text:p>
          </table:table-cell>
          <table:table-cell table:style-name="ce3" office:value-type="string">
            <text:p>GEORGIKOPOULOS Ioannis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4" office:value-type="date" office:date-value="2014-04-25T15:52:11">
            <text:p>25/04/2014 15:52</text:p>
          </table:table-cell>
          <table:table-cell table:style-name="ce9" office:value-type="string">
            <text:p>GEORGIKOPOULOS I.</text:p>
          </table:table-cell>
          <table:table-cell table:number-columns-repeated="1015"/>
        </table:table-row>
        <table:table-row table:style-name="ro2">
          <table:table-cell table:style-name="ce3" office:value-type="float" office:value="334">
            <text:p>334</text:p>
          </table:table-cell>
          <table:table-cell table:style-name="ce3" office:value-type="string">
            <text:p>GIMAT Matthieu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4" office:value-type="date" office:date-value="2014-04-25T15:52:30">
            <text:p>25/04/2014 15:52</text:p>
          </table:table-cell>
          <table:table-cell table:style-name="ce9" office:value-type="string">
            <text:p>GIMAT M.</text:p>
          </table:table-cell>
          <table:table-cell table:number-columns-repeated="1015"/>
        </table:table-row>
        <table:table-row table:style-name="ro2">
          <table:table-cell table:style-name="ce3" office:value-type="float" office:value="335">
            <text:p>335</text:p>
          </table:table-cell>
          <table:table-cell table:style-name="ce3" office:value-type="string">
            <text:p>GIRAUD Alexandre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4" office:value-type="date" office:date-value="2014-04-25T15:52:46">
            <text:p>25/04/2014 15:52</text:p>
          </table:table-cell>
          <table:table-cell table:style-name="ce9" office:value-type="string">
            <text:p>GIRAUD A.</text:p>
          </table:table-cell>
          <table:table-cell table:number-columns-repeated="1015"/>
        </table:table-row>
        <table:table-row table:style-name="ro2">
          <table:table-cell table:style-name="ce3" office:value-type="float" office:value="336">
            <text:p>336</text:p>
          </table:table-cell>
          <table:table-cell table:style-name="ce3" office:value-type="string">
            <text:p>GRAVIER Julie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4" office:value-type="date" office:date-value="2014-04-25T15:53:01">
            <text:p>25/04/2014 15:53</text:p>
          </table:table-cell>
          <table:table-cell table:style-name="ce9" office:value-type="string">
            <text:p>GRAVIER J.</text:p>
          </table:table-cell>
          <table:table-cell table:number-columns-repeated="1015"/>
        </table:table-row>
        <table:table-row table:style-name="ro2">
          <table:table-cell table:style-name="ce3" office:value-type="float" office:value="337">
            <text:p>337</text:p>
          </table:table-cell>
          <table:table-cell table:style-name="ce3" office:value-type="string">
            <text:p>GUÉRIN Anne-lise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4" office:value-type="date" office:date-value="2014-04-25T15:54:00">
            <text:p>25/04/2014 15:54</text:p>
          </table:table-cell>
          <table:table-cell table:style-name="ce9" office:value-type="string">
            <text:p>GUÉRIN A.</text:p>
          </table:table-cell>
          <table:table-cell table:number-columns-repeated="1015"/>
        </table:table-row>
        <table:table-row table:style-name="ro2">
          <table:table-cell table:style-name="ce3" office:value-type="float" office:value="338">
            <text:p>338</text:p>
          </table:table-cell>
          <table:table-cell table:style-name="ce3" office:value-type="string">
            <text:p>KAHN Sylvain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4" office:value-type="date" office:date-value="2014-04-25T15:55:27">
            <text:p>25/04/2014 15:55</text:p>
          </table:table-cell>
          <table:table-cell table:style-name="ce9" office:value-type="string">
            <text:p>KAHN S.</text:p>
          </table:table-cell>
          <table:table-cell table:number-columns-repeated="1015"/>
        </table:table-row>
        <table:table-row table:style-name="ro2">
          <table:table-cell table:style-name="ce3" office:value-type="float" office:value="339">
            <text:p>339</text:p>
          </table:table-cell>
          <table:table-cell table:style-name="ce3" office:value-type="string">
            <text:p>LAMBERT Alexandre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4" office:value-type="date" office:date-value="2014-04-25T15:55:42">
            <text:p>25/04/2014 15:55</text:p>
          </table:table-cell>
          <table:table-cell table:style-name="ce9" office:value-type="string">
            <text:p>LAMBERT A.</text:p>
          </table:table-cell>
          <table:table-cell table:number-columns-repeated="1015"/>
        </table:table-row>
        <table:table-row table:style-name="ro2">
          <table:table-cell table:style-name="ce3" office:value-type="float" office:value="340">
            <text:p>340</text:p>
          </table:table-cell>
          <table:table-cell table:style-name="ce3" office:value-type="string">
            <text:p>LAMENIE Brice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4" office:value-type="date" office:date-value="2014-04-25T15:55:58">
            <text:p>25/04/2014 15:55</text:p>
          </table:table-cell>
          <table:table-cell table:style-name="ce9" office:value-type="string">
            <text:p>LAMENIE B.</text:p>
          </table:table-cell>
          <table:table-cell table:number-columns-repeated="1015"/>
        </table:table-row>
        <table:table-row table:style-name="ro2">
          <table:table-cell table:style-name="ce3" office:value-type="float" office:value="341">
            <text:p>341</text:p>
          </table:table-cell>
          <table:table-cell table:style-name="ce3" office:value-type="string">
            <text:p>LANGAR Ali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4" office:value-type="date" office:date-value="2014-04-25T15:56:11">
            <text:p>25/04/2014 15:56</text:p>
          </table:table-cell>
          <table:table-cell table:style-name="ce9" office:value-type="string">
            <text:p>LANGAR A.</text:p>
          </table:table-cell>
          <table:table-cell table:number-columns-repeated="1015"/>
        </table:table-row>
        <table:table-row table:style-name="ro2">
          <table:table-cell table:style-name="ce4" office:value-type="float" office:value="342">
            <text:p>342</text:p>
          </table:table-cell>
          <table:table-cell table:style-name="ce4" office:value-type="string">
            <text:p>LE BIGOT Brenda </text:p>
          </table:table-cell>
          <table:table-cell table:number-columns-repeated="2" table:style-name="ce4" office:value-type="string">
            <text:p><text:s text:c="2"/>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020. &lt;multi&gt;[fr]Auteur[en]Author&lt;/multi&gt; </text:p>
          </table:table-cell>
          <table:table-cell table:style-name="ce4" office:value-type="string">
            <text:p>NULL </text:p>
          </table:table-cell>
          <table:table-cell table:style-name="ce15" office:value-type="date" office:date-value="2014-04-25T15:56:29">
            <text:p>25/04/2014 15:56</text:p>
          </table:table-cell>
          <table:table-cell table:style-name="ce4" office:value-type="string">
            <text:p>LE BIGOT B.</text:p>
          </table:table-cell>
          <table:table-cell table:style-name="ce4" table:number-columns-repeated="1015"/>
        </table:table-row>
        <table:table-row table:style-name="ro2">
          <table:table-cell table:style-name="ce4" office:value-type="float" office:value="343">
            <text:p>343</text:p>
          </table:table-cell>
          <table:table-cell table:style-name="ce4" office:value-type="string">
            <text:p>LE CORRE Thibault </text:p>
          </table:table-cell>
          <table:table-cell table:number-columns-repeated="2" table:style-name="ce4" office:value-type="string">
            <text:p><text:s text:c="2"/>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020. &lt;multi&gt;[fr]Auteur[en]Author&lt;/multi&gt; </text:p>
          </table:table-cell>
          <table:table-cell table:style-name="ce4" office:value-type="string">
            <text:p>NULL </text:p>
          </table:table-cell>
          <table:table-cell table:style-name="ce15" office:value-type="date" office:date-value="2014-04-25T15:56:46">
            <text:p>25/04/2014 15:56</text:p>
          </table:table-cell>
          <table:table-cell table:style-name="ce4" office:value-type="string">
            <text:p>LE CORRE T.</text:p>
          </table:table-cell>
          <table:table-cell table:style-name="ce4" table:number-columns-repeated="1015"/>
        </table:table-row>
        <table:table-row table:style-name="ro2">
          <table:table-cell table:style-name="ce3" office:value-type="float" office:value="344">
            <text:p>344</text:p>
          </table:table-cell>
          <table:table-cell table:style-name="ce3" office:value-type="string">
            <text:p>LEHEC Elisabeth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4" office:value-type="date" office:date-value="2014-04-25T15:57:06">
            <text:p>25/04/2014 15:57</text:p>
          </table:table-cell>
          <table:table-cell table:style-name="ce9" office:value-type="string">
            <text:p>LEHEC E.</text:p>
          </table:table-cell>
          <table:table-cell table:number-columns-repeated="1015"/>
        </table:table-row>
        <table:table-row table:style-name="ro2">
          <table:table-cell table:style-name="ce3" office:value-type="float" office:value="345">
            <text:p>345</text:p>
          </table:table-cell>
          <table:table-cell table:style-name="ce3" office:value-type="string">
            <text:p>LEPESANT Gilles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4" office:value-type="date" office:date-value="2014-04-25T15:57:22">
            <text:p>25/04/2014 15:57</text:p>
          </table:table-cell>
          <table:table-cell table:style-name="ce9" office:value-type="string">
            <text:p>LEPESANT G.</text:p>
          </table:table-cell>
          <table:table-cell table:number-columns-repeated="1015"/>
        </table:table-row>
        <table:table-row table:style-name="ro2">
          <table:table-cell table:style-name="ce3" office:value-type="float" office:value="346">
            <text:p>346</text:p>
          </table:table-cell>
          <table:table-cell table:style-name="ce3" office:value-type="string">
            <text:p>LOPEZ GUTIERREZ Paulina Iliana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4" office:value-type="date" office:date-value="2014-04-25T15:57:54">
            <text:p>25/04/2014 15:57</text:p>
          </table:table-cell>
          <table:table-cell table:style-name="ce9" office:value-type="string">
            <text:p>LOPEZ P.</text:p>
          </table:table-cell>
          <table:table-cell table:number-columns-repeated="1015"/>
        </table:table-row>
        <table:table-row table:style-name="ro2">
          <table:table-cell table:style-name="ce3" office:value-type="float" office:value="347">
            <text:p>347</text:p>
          </table:table-cell>
          <table:table-cell table:style-name="ce3" office:value-type="string">
            <text:p>MAGNAN Marion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4" office:value-type="date" office:date-value="2014-04-25T15:58:07">
            <text:p>25/04/2014 15:58</text:p>
          </table:table-cell>
          <table:table-cell table:style-name="ce9" office:value-type="string">
            <text:p>MAGNAN M.</text:p>
          </table:table-cell>
          <table:table-cell table:number-columns-repeated="1015"/>
        </table:table-row>
        <table:table-row table:style-name="ro2">
          <table:table-cell table:style-name="ce3" office:value-type="float" office:value="348">
            <text:p>348</text:p>
          </table:table-cell>
          <table:table-cell table:style-name="ce3" office:value-type="string">
            <text:p>MALNAR Daniella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4" office:value-type="date" office:date-value="2014-04-25T15:58:22">
            <text:p>25/04/2014 15:58</text:p>
          </table:table-cell>
          <table:table-cell table:style-name="ce9" office:value-type="string">
            <text:p>MALNAR D.</text:p>
          </table:table-cell>
          <table:table-cell table:number-columns-repeated="1015"/>
        </table:table-row>
        <table:table-row table:style-name="ro2">
          <table:table-cell table:style-name="ce3" office:value-type="float" office:value="349">
            <text:p>349</text:p>
          </table:table-cell>
          <table:table-cell table:style-name="ce3" office:value-type="string">
            <text:p>NAHASSIA Lucie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4" office:value-type="date" office:date-value="2014-04-25T15:58:42">
            <text:p>25/04/2014 15:58</text:p>
          </table:table-cell>
          <table:table-cell table:style-name="ce9" office:value-type="string">
            <text:p>NAHASSIA L.</text:p>
          </table:table-cell>
          <table:table-cell table:number-columns-repeated="1015"/>
        </table:table-row>
        <table:table-row table:style-name="ro2">
          <table:table-cell table:style-name="ce3" office:value-type="float" office:value="350">
            <text:p>350</text:p>
          </table:table-cell>
          <table:table-cell table:style-name="ce3" office:value-type="string">
            <text:p>PATTE Marion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4" office:value-type="date" office:date-value="2014-04-25T15:58:55">
            <text:p>25/04/2014 15:58</text:p>
          </table:table-cell>
          <table:table-cell table:style-name="ce9" office:value-type="string">
            <text:p>PATTE M.</text:p>
          </table:table-cell>
          <table:table-cell table:number-columns-repeated="1015"/>
        </table:table-row>
        <table:table-row table:style-name="ro2">
          <table:table-cell table:style-name="ce3" office:value-type="float" office:value="351">
            <text:p>351</text:p>
          </table:table-cell>
          <table:table-cell table:style-name="ce3" office:value-type="string">
            <text:p>SIMON Dylan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4" office:value-type="date" office:date-value="2014-04-25T16:00:36">
            <text:p>25/04/2014 16:00</text:p>
          </table:table-cell>
          <table:table-cell table:style-name="ce9" office:value-type="string">
            <text:p>SIMON D.</text:p>
          </table:table-cell>
          <table:table-cell table:number-columns-repeated="1015"/>
        </table:table-row>
        <table:table-row table:style-name="ro2">
          <table:table-cell table:style-name="ce3" office:value-type="float" office:value="352">
            <text:p>352</text:p>
          </table:table-cell>
          <table:table-cell table:style-name="ce3" office:value-type="string">
            <text:p>SKOUFOGLOU Emmanuail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4" office:value-type="date" office:date-value="2014-04-25T16:00:57">
            <text:p>25/04/2014 16:00</text:p>
          </table:table-cell>
          <table:table-cell table:style-name="ce9" office:value-type="string">
            <text:p>SKOUFOGLOU E.</text:p>
          </table:table-cell>
          <table:table-cell table:number-columns-repeated="1015"/>
        </table:table-row>
        <table:table-row table:style-name="ro2">
          <table:table-cell table:style-name="ce3" office:value-type="float" office:value="353">
            <text:p>353</text:p>
          </table:table-cell>
          <table:table-cell table:style-name="ce3" office:value-type="string">
            <text:p>PIERRE-MAGNANI Céline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4" office:value-type="date" office:date-value="2014-04-25T16:13:15">
            <text:p>25/04/2014 16:13</text:p>
          </table:table-cell>
          <table:table-cell table:style-name="ce9" office:value-type="string">
            <text:p>PIERRE-MAGNANI C.</text:p>
          </table:table-cell>
          <table:table-cell table:number-columns-repeated="1015"/>
        </table:table-row>
        <table:table-row table:style-name="ro2">
          <table:table-cell office:value-type="float" office:value="378">
            <text:p>378</text:p>
          </table:table-cell>
          <table:table-cell office:value-type="string">
            <text:p>QUEYROI François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020. &lt;multi&gt;[fr]Auteur[en]Author&lt;/multi&gt;</text:p>
          </table:table-cell>
          <table:table-cell office:value-type="string">
            <text:p>NULL</text:p>
          </table:table-cell>
          <table:table-cell table:style-name="ce11" office:value-type="date" office:date-value="2015-05-12T11:19:35">
            <text:p>12/05/2015 11:19</text:p>
          </table:table-cell>
          <table:table-cell office:value-type="string">
            <text:p>QUEYROI F.</text:p>
          </table:table-cell>
          <table:table-cell table:number-columns-repeated="1015"/>
        </table:table-row>
        <table:table-row table:style-name="ro2">
          <table:table-cell office:value-type="float" office:value="384">
            <text:p>384</text:p>
          </table:table-cell>
          <table:table-cell office:value-type="string">
            <text:p>THEBAULT Emma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020. &lt;multi&gt;[fr]Auteur[en]Author&lt;/multi&gt;</text:p>
          </table:table-cell>
          <table:table-cell office:value-type="string">
            <text:p>NULL</text:p>
          </table:table-cell>
          <table:table-cell table:style-name="ce11" office:value-type="date" office:date-value="2016-04-25T13:41:38">
            <text:p>25/04/2016 13:41</text:p>
          </table:table-cell>
          <table:table-cell office:value-type="string">
            <text:p>THEBAULT E.</text:p>
          </table:table-cell>
          <table:table-cell table:number-columns-repeated="1015"/>
        </table:table-row>
        <table:table-row table:style-name="ro2">
          <table:table-cell office:value-type="float" office:value="385">
            <text:p>385</text:p>
          </table:table-cell>
          <table:table-cell office:value-type="string">
            <text:p>VIANA CERQUEIRA Eugênia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020. &lt;multi&gt;[fr]Auteur[en]Author&lt;/multi&gt;</text:p>
          </table:table-cell>
          <table:table-cell office:value-type="string">
            <text:p>NULL</text:p>
          </table:table-cell>
          <table:table-cell table:style-name="ce11" office:value-type="date" office:date-value="2016-04-25T13:42:54">
            <text:p>25/04/2016 13:42</text:p>
          </table:table-cell>
          <table:table-cell office:value-type="string">
            <text:p>VIANA CERQUEIRA E.</text:p>
          </table:table-cell>
          <table:table-cell table:number-columns-repeated="1015"/>
        </table:table-row>
        <table:table-row table:style-name="ro2">
          <table:table-cell office:value-type="float" office:value="386">
            <text:p>386</text:p>
          </table:table-cell>
          <table:table-cell office:value-type="string">
            <text:p>VON HIRSCHHAUSEN Béatric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020. &lt;multi&gt;[fr]Auteur[en]Author&lt;/multi&gt;</text:p>
          </table:table-cell>
          <table:table-cell office:value-type="string">
            <text:p>NULL</text:p>
          </table:table-cell>
          <table:table-cell table:style-name="ce11" office:value-type="date" office:date-value="2016-04-25T13:44:33">
            <text:p>25/04/2016 13:44</text:p>
          </table:table-cell>
          <table:table-cell table:style-name="ce9" office:value-type="string">
            <text:p>HIRSCHHAUSEN B. von</text:p>
          </table:table-cell>
          <table:table-cell table:number-columns-repeated="1015"/>
        </table:table-row>
        <table:table-row table:style-name="ro2">
          <table:table-cell office:value-type="float" office:value="387">
            <text:p>387</text:p>
          </table:table-cell>
          <table:table-cell office:value-type="string">
            <text:p>PICHON Matthieu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020. &lt;multi&gt;[fr]Auteur[en]Author&lt;/multi&gt;</text:p>
          </table:table-cell>
          <table:table-cell office:value-type="string">
            <text:p>NULL</text:p>
          </table:table-cell>
          <table:table-cell table:style-name="ce11" office:value-type="date" office:date-value="2016-04-25T13:45:24">
            <text:p>25/04/2016 13:45</text:p>
          </table:table-cell>
          <table:table-cell office:value-type="string">
            <text:p>PICHON M.</text:p>
          </table:table-cell>
          <table:table-cell table:number-columns-repeated="1015"/>
        </table:table-row>
        <table:table-row table:style-name="ro2">
          <table:table-cell office:value-type="float" office:value="388">
            <text:p>388</text:p>
          </table:table-cell>
          <table:table-cell office:value-type="string">
            <text:p>GOMES Eduardo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020. &lt;multi&gt;[fr]Auteur[en]Author&lt;/multi&gt;</text:p>
          </table:table-cell>
          <table:table-cell office:value-type="string">
            <text:p>NULL</text:p>
          </table:table-cell>
          <table:table-cell table:style-name="ce11" office:value-type="date" office:date-value="2016-04-25T13:47:08">
            <text:p>25/04/2016 13:47</text:p>
          </table:table-cell>
          <table:table-cell office:value-type="string">
            <text:p>GOMES E.</text:p>
          </table:table-cell>
          <table:table-cell table:number-columns-repeated="1015"/>
        </table:table-row>
        <table:table-row table:style-name="ro2">
          <table:table-cell office:value-type="float" office:value="389">
            <text:p>389</text:p>
          </table:table-cell>
          <table:table-cell office:value-type="string">
            <text:p>SINNO Maïa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020. &lt;multi&gt;[fr]Auteur[en]Author&lt;/multi&gt;</text:p>
          </table:table-cell>
          <table:table-cell office:value-type="string">
            <text:p>NULL</text:p>
          </table:table-cell>
          <table:table-cell table:style-name="ce11" office:value-type="date" office:date-value="2016-04-25T13:48:09">
            <text:p>25/04/2016 13:48</text:p>
          </table:table-cell>
          <table:table-cell office:value-type="string">
            <text:p>SINNO M.</text:p>
          </table:table-cell>
          <table:table-cell table:number-columns-repeated="1015"/>
        </table:table-row>
        <table:table-row table:style-name="ro2">
          <table:table-cell office:value-type="float" office:value="390">
            <text:p>390</text:p>
          </table:table-cell>
          <table:table-cell office:value-type="string">
            <text:p>TABBITA Julia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020. &lt;multi&gt;[fr]Auteur[en]Author&lt;/multi&gt;</text:p>
          </table:table-cell>
          <table:table-cell office:value-type="string">
            <text:p>NULL</text:p>
          </table:table-cell>
          <table:table-cell table:style-name="ce11" office:value-type="date" office:date-value="2016-04-25T13:48:58">
            <text:p>25/04/2016 13:48</text:p>
          </table:table-cell>
          <table:table-cell office:value-type="string">
            <text:p>TABBITA J.</text:p>
          </table:table-cell>
          <table:table-cell table:number-columns-repeated="1015"/>
        </table:table-row>
        <table:table-row table:style-name="ro2">
          <table:table-cell office:value-type="float" office:value="391">
            <text:p>391</text:p>
          </table:table-cell>
          <table:table-cell office:value-type="string">
            <text:p>KOSOWSKA-STAMIROWSKA Zuzanna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020. &lt;multi&gt;[fr]Auteur[en]Author&lt;/multi&gt;</text:p>
          </table:table-cell>
          <table:table-cell office:value-type="string">
            <text:p>NULL</text:p>
          </table:table-cell>
          <table:table-cell table:style-name="ce11" office:value-type="date" office:date-value="2016-04-25T13:49:54">
            <text:p>25/04/2016 13:49</text:p>
          </table:table-cell>
          <table:table-cell office:value-type="string">
            <text:p>KOSOWSKA-STAMIROWSKA Z.</text:p>
          </table:table-cell>
          <table:table-cell table:number-columns-repeated="1015"/>
        </table:table-row>
        <table:table-row table:style-name="ro2">
          <table:table-cell office:value-type="float" office:value="392">
            <text:p>392</text:p>
          </table:table-cell>
          <table:table-cell office:value-type="string">
            <text:p>RAIMBAULT Just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020. &lt;multi&gt;[fr]Auteur[en]Author&lt;/multi&gt;</text:p>
          </table:table-cell>
          <table:table-cell office:value-type="string">
            <text:p>NULL</text:p>
          </table:table-cell>
          <table:table-cell table:style-name="ce11" office:value-type="date" office:date-value="2016-04-25T13:53:41">
            <text:p>25/04/2016 13:53</text:p>
          </table:table-cell>
          <table:table-cell office:value-type="string">
            <text:p>RAIMBAULT J.</text:p>
          </table:table-cell>
          <table:table-cell table:number-columns-repeated="1015"/>
        </table:table-row>
        <table:table-row table:style-name="ro1">
          <table:table-cell table:style-name="ce5" office:value-type="float" office:value="393">
            <text:p>393</text:p>
          </table:table-cell>
          <table:table-cell table:style-name="ce5" office:value-type="string">
            <text:p>ZDANOWSKA Natalia</text:p>
          </table:table-cell>
          <table:table-cell table:style-name="ce5" table:number-columns-repeated="2"/>
          <table:table-cell table:style-name="ce5" office:value-type="float" office:value="8">
            <text:p>8</text:p>
          </table:table-cell>
          <table:table-cell table:style-name="ce5" office:value-type="string">
            <text:p>020. &lt;multi&gt;[fr]Auteur[en]Author&lt;/multi&gt;</text:p>
          </table:table-cell>
          <table:table-cell table:style-name="ce13" office:value-type="string">
            <text:p>NULL</text:p>
          </table:table-cell>
          <table:table-cell table:style-name="ce16" office:value-type="date" office:date-value="2016-04-25T14:03:59">
            <text:p>25/04/2016 14:03</text:p>
          </table:table-cell>
          <table:table-cell office:value-type="string">
            <text:p>ZDANOWSKA N.</text:p>
          </table:table-cell>
          <table:table-cell table:number-columns-repeated="1015"/>
        </table:table-row>
        <table:table-row table:style-name="ro1">
          <table:table-cell table:style-name="ce5" office:value-type="float" office:value="400">
            <text:p>400</text:p>
            <draw:frame table:end-cell-address="motclef_Auteur.A261" table:end-x="0.1cm" table:end-y="0.513cm" draw:z-index="56" draw:name="Image 58" draw:style-name="gr2" draw:text-style-name="P2" svg:width="0.025cm" svg:height="0.119cm" svg:x="0.075cm" svg:y="0.394cm">
              <draw:image xlink:href="Pictures/10000200000000010000000175F347A4.gif" xlink:type="simple" xlink:show="embed" xlink:actuate="onLoad">
                <text:p/>
              </draw:image>
            </draw:frame>
            <draw:frame table:end-cell-address="motclef_Auteur.A261" table:end-x="0.1cm" table:end-y="0.513cm" draw:z-index="57" draw:name="Image 59" draw:style-name="gr2" draw:text-style-name="P2" svg:width="0.025cm" svg:height="0.119cm" svg:x="0.075cm" svg:y="0.394cm">
              <draw:image xlink:href="Pictures/10000200000000010000000175F347A4.gif" xlink:type="simple" xlink:show="embed" xlink:actuate="onLoad">
                <text:p/>
              </draw:image>
            </draw:frame>
            <draw:frame table:end-cell-address="motclef_Auteur.A261" table:end-x="0.1cm" table:end-y="0.513cm" draw:z-index="58" draw:name="Image 60" draw:style-name="gr2" draw:text-style-name="P2" svg:width="0.025cm" svg:height="0.119cm" svg:x="0.075cm" svg:y="0.394cm">
              <draw:image xlink:href="Pictures/10000200000000010000000175F347A4.gif" xlink:type="simple" xlink:show="embed" xlink:actuate="onLoad">
                <text:p/>
              </draw:image>
            </draw:frame>
            <draw:frame table:end-cell-address="motclef_Auteur.A263" table:end-x="0.762cm" table:end-y="0.159cm" draw:z-index="59" draw:name="Picture 1" draw:style-name="gr3" draw:text-style-name="P3" svg:width="0.687cm" svg:height="0.812cm" svg:x="0.075cm" svg:y="0.394cm">
              <draw:image xlink:href="Pictures/200000100000018E000001A68C111B1B.wmf" xlink:type="simple" xlink:show="embed" xlink:actuate="onLoad">
                <text:p/>
              </draw:image>
            </draw:frame>
          </table:table-cell>
          <table:table-cell table:style-name="ce5" office:value-type="string">
            <text:p>VERHAEGHE Laetitia</text:p>
          </table:table-cell>
          <table:table-cell table:style-name="ce5" table:number-columns-repeated="2"/>
          <table:table-cell table:style-name="ce5" office:value-type="float" office:value="8">
            <text:p>8</text:p>
          </table:table-cell>
          <table:table-cell table:style-name="ce5" office:value-type="string">
            <text:p>020. &lt;multi&gt;[fr]Auteur[en]Author&lt;/multi&gt;</text:p>
          </table:table-cell>
          <table:table-cell table:style-name="ce13" office:value-type="string">
            <text:p>NULL</text:p>
          </table:table-cell>
          <table:table-cell table:style-name="ce16" office:value-type="date" office:date-value="2017-02-20T11:07:30">
            <text:p>20/02/2017 11:07</text:p>
          </table:table-cell>
          <table:table-cell office:value-type="string">
            <text:p>VERHAEGHE L.</text:p>
          </table:table-cell>
          <table:table-cell table:number-columns-repeated="1015"/>
        </table:table-row>
        <table:table-row table:style-name="ro1">
          <table:table-cell table:style-name="ce5" office:value-type="float" office:value="398">
            <text:p>398</text:p>
          </table:table-cell>
          <table:table-cell table:style-name="ce5" office:value-type="string">
            <text:p>TELLE Olivier</text:p>
          </table:table-cell>
          <table:table-cell table:style-name="ce5" table:number-columns-repeated="2"/>
          <table:table-cell table:style-name="ce5" office:value-type="float" office:value="8">
            <text:p>8</text:p>
          </table:table-cell>
          <table:table-cell table:style-name="ce5" office:value-type="string">
            <text:p>020. &lt;multi&gt;[fr]Auteur[en]Author&lt;/multi&gt;</text:p>
          </table:table-cell>
          <table:table-cell table:style-name="ce13" office:value-type="string">
            <text:p>NULL</text:p>
          </table:table-cell>
          <table:table-cell table:style-name="ce16" office:value-type="date" office:date-value="2017-01-09T15:01:14">
            <text:p>09/01/2017 15:01</text:p>
          </table:table-cell>
          <table:table-cell office:value-type="string">
            <text:p>TELLE O.</text:p>
          </table:table-cell>
          <table:table-cell table:number-columns-repeated="1015"/>
        </table:table-row>
        <table:table-row table:style-name="ro2">
          <table:table-cell office:value-type="float" office:value="407">
            <text:p>407</text:p>
          </table:table-cell>
          <table:table-cell office:value-type="string">
            <text:p>LECLAIRE Mathieu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020. &lt;multi&gt;[fr]Auteur[en]Author&lt;/multi&gt;</text:p>
          </table:table-cell>
          <table:table-cell office:value-type="string">
            <text:p>NULL</text:p>
          </table:table-cell>
          <table:table-cell table:style-name="ce11" office:value-type="date" office:date-value="2017-02-20T13:42:17">
            <text:p>20/02/2017 13:42</text:p>
          </table:table-cell>
          <table:table-cell office:value-type="string">
            <text:p>LECLAIRE M.</text:p>
          </table:table-cell>
          <table:table-cell table:number-columns-repeated="1015"/>
        </table:table-row>
        <table:table-row table:style-name="ro2">
          <table:table-cell office:value-type="float" office:value="406">
            <text:p>406</text:p>
          </table:table-cell>
          <table:table-cell office:value-type="string">
            <text:p>REUILLON Romain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020. &lt;multi&gt;[fr]Auteur[en]Author&lt;/multi&gt;</text:p>
          </table:table-cell>
          <table:table-cell office:value-type="string">
            <text:p>NULL</text:p>
          </table:table-cell>
          <table:table-cell table:style-name="ce11" office:value-type="date" office:date-value="2017-02-20T13:42:03">
            <text:p>20/02/2017 13:42</text:p>
          </table:table-cell>
          <table:table-cell office:value-type="string">
            <text:p>REUILLON R.</text:p>
          </table:table-cell>
          <table:table-cell table:number-columns-repeated="1015"/>
        </table:table-row>
        <table:table-row table:style-name="ro2">
          <table:table-cell office:value-type="float" office:value="403">
            <text:p>403</text:p>
          </table:table-cell>
          <table:table-cell office:value-type="string">
            <text:p>HACHI Ryma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020. &lt;multi&gt;[fr]Auteur[en]Author&lt;/multi&gt;</text:p>
          </table:table-cell>
          <table:table-cell office:value-type="string">
            <text:p>NULL</text:p>
          </table:table-cell>
          <table:table-cell table:style-name="ce11" office:value-type="date" office:date-value="2017-02-20T13:40:33">
            <text:p>20/02/2017 13:40</text:p>
          </table:table-cell>
          <table:table-cell office:value-type="string">
            <text:p>HACHI R.</text:p>
          </table:table-cell>
          <table:table-cell table:number-columns-repeated="1015"/>
        </table:table-row>
        <table:table-row table:style-name="ro2">
          <table:table-cell office:value-type="float" office:value="405">
            <text:p>405</text:p>
          </table:table-cell>
          <table:table-cell office:value-type="string">
            <text:p>PLATTARD Odil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020. &lt;multi&gt;[fr]Auteur[en]Author&lt;/multi&gt;</text:p>
          </table:table-cell>
          <table:table-cell office:value-type="string">
            <text:p>NULL</text:p>
          </table:table-cell>
          <table:table-cell table:style-name="ce11" office:value-type="date" office:date-value="2017-02-20T13:39:30">
            <text:p>20/02/2017 13:39</text:p>
          </table:table-cell>
          <table:table-cell office:value-type="string">
            <text:p>PLATTARD O.</text:p>
          </table:table-cell>
          <table:table-cell table:number-columns-repeated="1015"/>
        </table:table-row>
        <table:table-row table:style-name="ro2">
          <table:table-cell office:value-type="float" office:value="404">
            <text:p>404</text:p>
          </table:table-cell>
          <table:table-cell office:value-type="string">
            <text:p>OTT Anne-Cécil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020. &lt;multi&gt;[fr]Auteur[en]Author&lt;/multi&gt;</text:p>
          </table:table-cell>
          <table:table-cell office:value-type="string">
            <text:p>NULL</text:p>
          </table:table-cell>
          <table:table-cell table:style-name="ce11" office:value-type="date" office:date-value="2017-02-20T13:39:15">
            <text:p>20/02/2017 13:39</text:p>
          </table:table-cell>
          <table:table-cell office:value-type="string">
            <text:p>OTT A.-C.</text:p>
          </table:table-cell>
          <table:table-cell table:number-columns-repeated="1015"/>
        </table:table-row>
        <table:table-row table:style-name="ro2">
          <table:table-cell office:value-type="float" office:value="402">
            <text:p>402</text:p>
          </table:table-cell>
          <table:table-cell office:value-type="string">
            <text:p>DUBREUIL Anaïs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020. &lt;multi&gt;[fr]Auteur[en]Author&lt;/multi&gt;</text:p>
          </table:table-cell>
          <table:table-cell office:value-type="string">
            <text:p>NULL</text:p>
          </table:table-cell>
          <table:table-cell table:style-name="ce11" office:value-type="date" office:date-value="2017-02-20T13:38:08">
            <text:p>20/02/2017 13:38</text:p>
          </table:table-cell>
          <table:table-cell office:value-type="string">
            <text:p>DUBREUIL A.</text:p>
          </table:table-cell>
          <table:table-cell table:number-columns-repeated="1015"/>
        </table:table-row>
        <table:table-row table:style-name="ro2">
          <table:table-cell office:value-type="float" office:value="401">
            <text:p>401</text:p>
          </table:table-cell>
          <table:table-cell office:value-type="string">
            <text:p>NUSSBAUM Florenc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020. &lt;multi&gt;[fr]Auteur[en]Author&lt;/multi&gt;</text:p>
          </table:table-cell>
          <table:table-cell office:value-type="string">
            <text:p>NULL</text:p>
          </table:table-cell>
          <table:table-cell table:style-name="ce11" office:value-type="date" office:date-value="2017-02-20T13:31:14">
            <text:p>20/02/2017 13:31</text:p>
          </table:table-cell>
          <table:table-cell office:value-type="string">
            <text:p>NUSSBAUM F.</text:p>
          </table:table-cell>
          <table:table-cell table:number-columns-repeated="1015"/>
        </table:table-row>
        <table:table-row table:style-name="ro2" table:number-rows-repeated="1048306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motclef_TypePubli" table:style-name="ta4" table:print="false">
        <office:forms form:automatic-focus="false" form:apply-design-mode="false"/>
        <table:table-column table:style-name="co6" table:default-cell-style-name="Excel_20_Built-in_20_Normal"/>
        <table:table-column table:style-name="co20" table:default-cell-style-name="ce10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15" table:default-cell-style-name="Excel_20_Built-in_20_Normal"/>
        <table:table-column table:style-name="co23" table:default-cell-style-name="Excel_20_Built-in_20_Normal"/>
        <table:table-column table:style-name="co6" table:default-cell-style-name="Excel_20_Built-in_20_Normal"/>
        <table:table-column table:style-name="co11" table:default-cell-style-name="Excel_20_Built-in_20_Normal"/>
        <table:table-column table:style-name="co20" table:default-cell-style-name="Excel_20_Built-in_20_Normal"/>
        <table:table-column table:style-name="co6" table:number-columns-repeated="1015" table:default-cell-style-name="Excel_20_Built-in_20_Normal"/>
        <table:table-row table:style-name="ro2">
          <table:table-cell table:style-name="ce2" office:value-type="string">
            <text:p>030. Type de publication - id_groupe = 9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id_mot </text:p>
          </table:table-cell>
          <table:table-cell table:style-name="ce17" office:value-type="string">
            <text:p>titre </text:p>
          </table:table-cell>
          <table:table-cell table:style-name="ce2" office:value-type="string">
            <text:p>descriptif </text:p>
          </table:table-cell>
          <table:table-cell table:style-name="ce2" office:value-type="string">
            <text:p>texte </text:p>
          </table:table-cell>
          <table:table-cell table:style-name="ce2" office:value-type="string">
            <text:p>id_groupe </text:p>
          </table:table-cell>
          <table:table-cell table:style-name="ce2" office:value-type="string">
            <text:p>type </text:p>
          </table:table-cell>
          <table:table-cell table:style-name="ce2" office:value-type="string">
            <text:p>extra </text:p>
          </table:table-cell>
          <table:table-cell table:style-name="ce2" office:value-type="string">
            <text:p>maj</text:p>
          </table:table-cell>
          <table:table-cell table:style-name="ce2" office:value-type="string">
            <text:p>intitulé - BD</text:p>
          </table:table-cell>
          <table:table-cell table:number-columns-repeated="1015"/>
        </table:table-row>
        <table:table-row table:style-name="ro3">
          <table:table-cell office:value-type="float" office:value="72">
            <text:p>72</text:p>
          </table:table-cell>
          <table:table-cell office:value-type="string">
            <text:p>010. &lt;multi&gt;[fr]Articles dans revue à comité de lecture[en]Refereed Journal Publications&lt;/multi&gt;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030. &lt;multi&gt;[fr]Type de publication[en] Publication type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4-13T16:22:03">
            <text:p>13/04/2012 16:22</text:p>
          </table:table-cell>
          <table:table-cell office:value-type="string">
            <text:p>article dans revue à comité de lecture</text:p>
          </table:table-cell>
          <table:table-cell table:number-columns-repeated="1015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020. &lt;multi&gt;[fr]Autres articles[en]Other Journal Publications&lt;/multi&gt; </text:p>
          </table:table-cell>
          <table:table-cell office:value-type="string">
            <text:p><text:s text:c="2"/></text:p>
          </table:table-cell>
          <table:table-cell/>
          <table:table-cell table:style-name="ce2" table:number-columns-repeated="2"/>
          <table:table-cell table:number-columns-repeated="2"/>
          <table:table-cell office:value-type="string">
            <text:p>autre article</text:p>
          </table:table-cell>
          <table:table-cell table:number-columns-repeated="1015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030. &lt;multi&gt;[fr]Ouvrages[en]Books&lt;/multi&gt;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030. &lt;multi&gt;[fr]Type de publication[en] Publication type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4-13T16:23:02">
            <text:p>13/04/2012 16:23</text:p>
          </table:table-cell>
          <table:table-cell office:value-type="string">
            <text:p>ouvrage</text:p>
          </table:table-cell>
          <table:table-cell table:number-columns-repeated="1015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040. &lt;multi&gt;[fr]Directions d'ouvrages[en]Edited Books&lt;/multi&gt; </text:p>
          </table:table-cell>
          <table:table-cell office:value-type="string">
            <text:p><text:s text:c="2"/></text:p>
          </table:table-cell>
          <table:table-cell/>
          <table:table-cell table:style-name="ce2" table:number-columns-repeated="2"/>
          <table:table-cell table:number-columns-repeated="2"/>
          <table:table-cell office:value-type="string">
            <text:p>direction d'ouvrage</text:p>
          </table:table-cell>
          <table:table-cell table:number-columns-repeated="1015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050. &lt;multi&gt;[fr]Chapitres d'ouvrages[en]Books Sections&lt;/multi&gt;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030. &lt;multi&gt;[fr]Type de publication[en] Publication type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4-13T16:23:45">
            <text:p>13/04/2012 16:23</text:p>
          </table:table-cell>
          <table:table-cell office:value-type="string">
            <text:p>chapitre d'ouvrage</text:p>
          </table:table-cell>
          <table:table-cell table:number-columns-repeated="1015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060. &lt;multi&gt;[fr]Communications à un colloque[en]Conference&lt;/multi&gt;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030. &lt;multi&gt;[fr]Type de publication[en] Publication type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4-13T15:41:21">
            <text:p>13/04/2012 15:41</text:p>
          </table:table-cell>
          <table:table-cell office:value-type="string">
            <text:p>communication à un colloque</text:p>
          </table:table-cell>
          <table:table-cell table:number-columns-repeated="1015"/>
        </table:table-row>
        <table:table-row table:style-name="ro3">
          <table:table-cell office:value-type="float" office:value="78">
            <text:p>78</text:p>
          </table:table-cell>
          <table:table-cell office:value-type="string">
            <text:p>070. &lt;multi&gt;[fr]Communications avec actes à un congrès international[en]International Published Conference Proceedings&lt;/multi&gt;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030. &lt;multi&gt;[fr]Type de publication[en] Publication type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4-17T14:11:22">
            <text:p>17/04/2012 14:11</text:p>
          </table:table-cell>
          <table:table-cell office:value-type="string">
            <text:p>communication avec actes à un congrès international</text:p>
          </table:table-cell>
          <table:table-cell table:number-columns-repeated="1015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080. &lt;multi&gt;[fr]Travaux universitaires[en]Scholarly Works&lt;/multi&gt;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030. &lt;multi&gt;[fr]Type de publication[en] Publication type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4-13T16:24:46">
            <text:p>13/04/2012 16:24</text:p>
          </table:table-cell>
          <table:table-cell office:value-type="string">
            <text:p>travail universitaire</text:p>
          </table:table-cell>
          <table:table-cell table:number-columns-repeated="1015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090. &lt;multi&gt;[fr]Rapports[en]Research Reports&lt;/multi&gt;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030. &lt;multi&gt;[fr]Type de publication[en] Publication type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4-13T16:25:03">
            <text:p>13/04/2012 16:25</text:p>
          </table:table-cell>
          <table:table-cell office:value-type="string">
            <text:p>rapport</text:p>
          </table:table-cell>
          <table:table-cell table:number-columns-repeated="1015"/>
        </table:table-row>
        <table:table-row table:style-name="ro3">
          <table:table-cell office:value-type="float" office:value="82">
            <text:p>82</text:p>
          </table:table-cell>
          <table:table-cell office:value-type="string">
            <text:p>130. &lt;multi&gt;[fr]Autres productions (bases de données, exposition, université d'été etc.)[en]Other Productions(databases, exhibition...)&lt;/multi&gt;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030. &lt;multi&gt;[fr]Type de publication[en] Publication type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4-13T16:29:37">
            <text:p>13/04/2012 16:29</text:p>
          </table:table-cell>
          <table:table-cell office:value-type="string">
            <text:p>productions diverses (exposition, université d'été, film etc.)</text:p>
          </table:table-cell>
          <table:table-cell table:number-columns-repeated="1015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055. &lt;multi&gt;[fr]Conférences invitées[en]Invited Presentations&lt;/multi&gt;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030. &lt;multi&gt;[fr]Type de publication[en] Publication type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4-13T16:24:03">
            <text:p>13/04/2012 16:24</text:p>
          </table:table-cell>
          <table:table-cell office:value-type="string">
            <text:p>conférence invitée</text:p>
          </table:table-cell>
          <table:table-cell table:number-columns-repeated="1015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110. &lt;multi&gt;[fr]Media[en]Media&lt;/multi&gt;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030. &lt;multi&gt;[fr]Type de publication[en] Publication type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media <text:s/>(TV, radio, presse, interview, vidéo etc.)</text:p>
          </table:table-cell>
          <table:table-cell table:number-columns-repeated="1015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120. &lt;multi&gt;[fr]Manuels[en]Manuals&lt;/multi&gt;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030. &lt;multi&gt;[fr]Type de publication[en] Publication type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4-13T16:25:30">
            <text:p>13/04/2012 16:25</text:p>
          </table:table-cell>
          <table:table-cell office:value-type="string">
            <text:p>manuel</text:p>
          </table:table-cell>
          <table:table-cell table:number-columns-repeated="1015"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125. Outils de recherche (base de données, corpus de recherche...)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030. &lt;multi&gt;[fr]Type de publication[en] Publication type&lt;/multi&gt; </text:p>
          </table:table-cell>
          <table:table-cell office:value-type="string">
            <text:p>NULL </text:p>
          </table:table-cell>
          <table:table-cell table:style-name="ce11" office:value-type="date" office:date-value="2012-04-13T15:37:52">
            <text:p>13/04/2012 15:37</text:p>
          </table:table-cell>
          <table:table-cell office:value-type="string">
            <text:p>outils de recherche (base de données,corpus de recherche,logiciels)</text:p>
          </table:table-cell>
          <table:table-cell table:number-columns-repeated="1015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115. Publications de vulgarisation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030. &lt;multi&gt;[fr]Type de publication[en] Publication type&lt;/multi&gt; </text:p>
          </table:table-cell>
          <table:table-cell office:value-type="string">
            <text:p>NULL </text:p>
          </table:table-cell>
          <table:table-cell table:style-name="ce11" office:value-type="date" office:date-value="2012-04-13T16:30:29">
            <text:p>13/04/2012 16:30</text:p>
          </table:table-cell>
          <table:table-cell office:value-type="string">
            <text:p>publication de vulgarisation</text:p>
          </table:table-cell>
          <table:table-cell table:number-columns-repeated="1015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140. Communications par affich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030. &lt;multi&gt;[fr]Type de publication[en] Publication type&lt;/multi&gt; </text:p>
          </table:table-cell>
          <table:table-cell office:value-type="string">
            <text:p>NULL </text:p>
          </table:table-cell>
          <table:table-cell table:style-name="ce11" office:value-type="date" office:date-value="2012-04-13T16:43:01">
            <text:p>13/04/2012 16:43</text:p>
          </table:table-cell>
          <table:table-cell office:value-type="string">
            <text:p>communication par affiche</text:p>
          </table:table-cell>
          <table:table-cell table:number-columns-repeated="1015"/>
        </table:table-row>
        <table:table-row table:style-name="ro3">
          <table:table-cell office:value-type="float" office:value="303">
            <text:p>303</text:p>
          </table:table-cell>
          <table:table-cell office:value-type="string">
            <text:p>075. &lt;multi&gt;[fr]Communications avec actes à un congrès national[en]National Published Conference Proceedings&lt;/multi&gt;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030. &lt;multi&gt;[fr]Type de publication[en] Publication type&lt;/multi&gt; </text:p>
          </table:table-cell>
          <table:table-cell office:value-type="string">
            <text:p>NULL </text:p>
          </table:table-cell>
          <table:table-cell table:style-name="ce11" office:value-type="date" office:date-value="2012-04-17T14:11:46">
            <text:p>17/04/2012 14:11</text:p>
          </table:table-cell>
          <table:table-cell office:value-type="string">
            <text:p>communication avec actes à un congrès national</text:p>
          </table:table-cell>
          <table:table-cell table:number-columns-repeated="1015"/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150. Communication par affiche à un colloque </text:p>
          </table:table-cell>
          <table:table-cell table:number-columns-repeated="2" office:value-type="string">
            <text:p><text:s text:c="2"/></text:p>
          </table:table-cell>
          <table:table-cell office:value-type="float" office:value="9">
            <text:p>9</text:p>
          </table:table-cell>
          <table:table-cell office:value-type="string">
            <text:p>030. &lt;multi&gt;[fr]Type de publication[en] Publicatio... </text:p>
          </table:table-cell>
          <table:table-cell office:value-type="string">
            <text:p>NULL </text:p>
          </table:table-cell>
          <table:table-cell table:style-name="ce11" office:value-type="date" office:date-value="2014-05-26T12:02:43">
            <text:p>26/05/2014 12:02</text:p>
          </table:table-cell>
          <table:table-cell table:style-name="ce10" office:value-type="string">
            <text:p>communication par affiche à un colloque</text:p>
          </table:table-cell>
          <table:table-cell table:number-columns-repeated="1015"/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160. e-learning, moocs, cours multimedia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030. &lt;multi&gt;[fr]Type de publication[en] Publicatio...</text:p>
          </table:table-cell>
          <table:table-cell office:value-type="string">
            <text:p>NULL</text:p>
          </table:table-cell>
          <table:table-cell table:style-name="ce11" office:value-type="date" office:date-value="2017-01-09T15:24:56">
            <text:p>09/01/2017 15:24</text:p>
          </table:table-cell>
          <table:table-cell office:value-type="string">
            <text:p>e-learning, moocs, cours multimedia</text:p>
          </table:table-cell>
          <table:table-cell table:number-columns-repeated="1015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motclef_Equipe" table:style-name="ta5" table:print="false">
        <office:forms form:automatic-focus="false" form:apply-design-mode="false"/>
        <table:table-column table:style-name="co6" table:number-columns-repeated="4" table:default-cell-style-name="Excel_20_Built-in_20_Normal"/>
        <table:table-column table:style-name="co15" table:default-cell-style-name="Excel_20_Built-in_20_Normal"/>
        <table:table-column table:style-name="co24" table:default-cell-style-name="Excel_20_Built-in_20_Normal"/>
        <table:table-column table:style-name="co6" table:default-cell-style-name="Excel_20_Built-in_20_Normal"/>
        <table:table-column table:style-name="co11" table:default-cell-style-name="Excel_20_Built-in_20_Normal"/>
        <table:table-column table:style-name="co6" table:number-columns-repeated="1016" table:default-cell-style-name="Excel_20_Built-in_20_Normal"/>
        <table:table-row table:style-name="ro2">
          <table:table-cell table:style-name="ce2" office:value-type="string">
            <text:p>050. Equipe - id_groupe = 2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d_mot </text:p>
          </table:table-cell>
          <table:table-cell table:style-name="ce2" office:value-type="string">
            <text:p>titre </text:p>
          </table:table-cell>
          <table:table-cell table:style-name="ce2" office:value-type="string">
            <text:p>descriptif </text:p>
          </table:table-cell>
          <table:table-cell table:style-name="ce2" office:value-type="string">
            <text:p>texte </text:p>
          </table:table-cell>
          <table:table-cell table:style-name="ce2" office:value-type="string">
            <text:p>id_groupe </text:p>
          </table:table-cell>
          <table:table-cell table:style-name="ce2" office:value-type="string">
            <text:p>type </text:p>
          </table:table-cell>
          <table:table-cell table:style-name="ce2" office:value-type="string">
            <text:p>extra </text:p>
          </table:table-cell>
          <table:table-cell table:style-name="ce2" office:value-type="string">
            <text:p>maj</text:p>
          </table:table-cell>
          <table:table-cell table:style-name="ce2" office:value-type="string">
            <text:p>intitulé-BD</text:p>
          </table:table-cell>
          <table:table-cell table:number-columns-repeated="1015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.R.I.A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050. &lt;multi&gt;[fr]Equipe[en]Team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C.R.I.A</text:p>
          </table:table-cell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E.H.GO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050. &lt;multi&gt;[fr]Equipe[en]Team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E.H.GO</text:p>
          </table:table-cell>
          <table:table-cell table:number-columns-repeated="1015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P.A.R.I.S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050. &lt;multi&gt;[fr]Equipe[en]Team&lt;/multi&gt;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string">
            <text:p>P.A.R.I.S</text:p>
          </table:table-cell>
          <table:table-cell table:number-columns-repeated="1015"/>
        </table:table-row>
        <table:table-row table:style-name="ro2" table:number-rows-repeated="20">
          <table:table-cell table:number-columns-repeated="1024"/>
        </table:table-row>
        <table:table-row table:style-name="ro2">
          <table:table-cell table:number-columns-repeated="4"/>
          <table:table-cell table:style-name="ce2" table:number-columns-repeated="2"/>
          <table:table-cell/>
          <table:table-cell table:style-name="ce11"/>
          <table:table-cell table:number-columns-repeated="1016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motclef_Axe" table:style-name="ta6" table:print="false">
        <office:forms form:automatic-focus="false" form:apply-design-mode="false"/>
        <table:table-column table:style-name="co6" table:default-cell-style-name="Excel_20_Built-in_20_Normal"/>
        <table:table-column table:style-name="co25" table:default-cell-style-name="Excel_20_Built-in_20_Normal"/>
        <table:table-column table:style-name="co6" table:number-columns-repeated="2" table:default-cell-style-name="Excel_20_Built-in_20_Normal"/>
        <table:table-column table:style-name="co15" table:default-cell-style-name="Excel_20_Built-in_20_Normal"/>
        <table:table-column table:style-name="co26" table:default-cell-style-name="Excel_20_Built-in_20_Normal"/>
        <table:table-column table:style-name="co6" table:default-cell-style-name="Excel_20_Built-in_20_Normal"/>
        <table:table-column table:style-name="co11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6" table:number-columns-repeated="1013" table:default-cell-style-name="Excel_20_Built-in_20_Normal"/>
        <table:table-row table:style-name="ro2">
          <table:table-cell table:style-name="ce2" office:value-type="string">
            <text:p>070. Axe de recherche - id_groupe = 4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d_mot </text:p>
          </table:table-cell>
          <table:table-cell table:style-name="ce2" office:value-type="string">
            <text:p>titre </text:p>
          </table:table-cell>
          <table:table-cell table:style-name="ce2" office:value-type="string">
            <text:p>descriptif </text:p>
          </table:table-cell>
          <table:table-cell table:style-name="ce2" office:value-type="string">
            <text:p>texte </text:p>
          </table:table-cell>
          <table:table-cell table:style-name="ce2" office:value-type="string">
            <text:p>id_groupe </text:p>
          </table:table-cell>
          <table:table-cell table:style-name="ce2" office:value-type="string">
            <text:p>type </text:p>
          </table:table-cell>
          <table:table-cell table:style-name="ce2" office:value-type="string">
            <text:p>extra </text:p>
          </table:table-cell>
          <table:table-cell table:style-name="ce2" office:value-type="string">
            <text:p>maj</text:p>
          </table:table-cell>
          <table:table-cell table:style-name="ce2" office:value-type="string">
            <text:p>intitule-BD</text:p>
          </table:table-cell>
          <table:table-cell table:style-name="ce2" office:value-type="string">
            <text:p>debut-validite</text:p>
          </table:table-cell>
          <table:table-cell table:style-name="ce2" office:value-type="string">
            <text:p>fin-validite</text:p>
          </table:table-cell>
          <table:table-cell table:number-columns-repeated="1013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010. Recompositions des territoires métropolitain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4">
            <text:p>4</text:p>
          </table:table-cell>
          <table:table-cell office:value-type="string">
            <text:p>070. Axe de recherche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float" office:value="2013">
            <text:p>2013</text:p>
          </table:table-cell>
          <table:table-cell table:number-columns-repeated="1013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020. Dynamique des villes en réseau : analyse comp... </text:p>
          </table:table-cell>
          <table:table-cell table:number-columns-repeated="2" office:value-type="string">
            <text:p><text:s text:c="2"/></text:p>
          </table:table-cell>
          <table:table-cell office:value-type="float" office:value="4">
            <text:p>4</text:p>
          </table:table-cell>
          <table:table-cell office:value-type="string">
            <text:p>070. Axe de recherche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float" office:value="2013">
            <text:p>2013</text:p>
          </table:table-cell>
          <table:table-cell table:number-columns-repeated="1013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030. Nouvelles modélisations spatio-temporelles, m... </text:p>
          </table:table-cell>
          <table:table-cell table:number-columns-repeated="2" office:value-type="string">
            <text:p><text:s text:c="2"/></text:p>
          </table:table-cell>
          <table:table-cell office:value-type="float" office:value="4">
            <text:p>4</text:p>
          </table:table-cell>
          <table:table-cell office:value-type="string">
            <text:p>070. Axe de recherche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  <table:table-cell office:value-type="float" office:value="2013">
            <text:p>2013</text:p>
          </table:table-cell>
          <table:table-cell table:number-columns-repeated="101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040. Réseaux et territoires : de nouvelles proximi... </text:p>
          </table:table-cell>
          <table:table-cell table:number-columns-repeated="2" office:value-type="string">
            <text:p><text:s text:c="2"/></text:p>
          </table:table-cell>
          <table:table-cell office:value-type="float" office:value="4">
            <text:p>4</text:p>
          </table:table-cell>
          <table:table-cell office:value-type="string">
            <text:p>070. Axe de recherche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  <table:table-cell office:value-type="float" office:value="2013">
            <text:p>2013</text:p>
          </table:table-cell>
          <table:table-cell table:number-columns-repeated="1013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050. L’image dans les savoirs de l’espace </text:p>
          </table:table-cell>
          <table:table-cell table:number-columns-repeated="2" office:value-type="string">
            <text:p><text:s text:c="2"/></text:p>
          </table:table-cell>
          <table:table-cell office:value-type="float" office:value="4">
            <text:p>4</text:p>
          </table:table-cell>
          <table:table-cell office:value-type="string">
            <text:p>070. Axe de recherche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2013">
            <text:p>2013</text:p>
          </table:table-cell>
          <table:table-cell table:number-columns-repeated="1013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100. Hors axe </text:p>
          </table:table-cell>
          <table:table-cell table:number-columns-repeated="2" office:value-type="string">
            <text:p><text:s text:c="2"/></text:p>
          </table:table-cell>
          <table:table-cell office:value-type="float" office:value="4">
            <text:p>4</text:p>
          </table:table-cell>
          <table:table-cell office:value-type="string">
            <text:p>070. Axe de recherche </text:p>
          </table:table-cell>
          <table:table-cell office:value-type="string">
            <text:p>NULL </text:p>
          </table:table-cell>
          <table:table-cell table:style-name="ce11" office:value-type="date" office:date-value="2012-04-05T15:31:31">
            <text:p>05/04/2012 15:31</text:p>
          </table:table-cell>
          <table:table-cell table:style-name="ce18" office:value-type="float" office:value="99">
            <text:p>99</text:p>
          </table:table-cell>
          <table:table-cell office:value-type="float" office:value="2010">
            <text:p>2010</text:p>
          </table:table-cell>
          <table:table-cell office:value-type="float" office:value="2017">
            <text:p>2017</text:p>
          </table:table-cell>
          <table:table-cell table:number-columns-repeated="1013"/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060. La géographie et ses pratique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4">
            <text:p>4</text:p>
          </table:table-cell>
          <table:table-cell office:value-type="string">
            <text:p>070. Axe de recherche </text:p>
          </table:table-cell>
          <table:table-cell office:value-type="string">
            <text:p>NULL </text:p>
          </table:table-cell>
          <table:table-cell table:style-name="ce11" office:value-type="date" office:date-value="2012-04-24T15:06:55">
            <text:p>24/04/2012 15:06</text:p>
          </table:table-cell>
          <table:table-cell office:value-type="float" office:value="6">
            <text:p>6</text:p>
          </table:table-cell>
          <table:table-cell office:value-type="float" office:value="2010">
            <text:p>2010</text:p>
          </table:table-cell>
          <table:table-cell office:value-type="float" office:value="2013">
            <text:p>2013</text:p>
          </table:table-cell>
          <table:table-cell table:number-columns-repeated="1013"/>
        </table:table-row>
        <table:table-row table:style-name="ro2">
          <table:table-cell office:value-type="float" office:value="313">
            <text:p>313</text:p>
          </table:table-cell>
          <table:table-cell office:value-type="string">
            <text:p>065. <text:s/>Les territoires métropolitains face aux nouv... </text:p>
          </table:table-cell>
          <table:table-cell table:number-columns-repeated="2" office:value-type="string">
            <text:p><text:s text:c="2"/></text:p>
          </table:table-cell>
          <table:table-cell office:value-type="float" office:value="4">
            <text:p>4</text:p>
          </table:table-cell>
          <table:table-cell office:value-type="string">
            <text:p>070. Axe de recherche </text:p>
          </table:table-cell>
          <table:table-cell office:value-type="string">
            <text:p>NULL </text:p>
          </table:table-cell>
          <table:table-cell table:style-name="ce11" office:value-type="date" office:date-value="2014-04-17T12:22:20">
            <text:p>17/04/2014 12:22</text:p>
          </table:table-cell>
          <table:table-cell office:value-type="float" office:value="8">
            <text:p>8</text:p>
          </table:table-cell>
          <table:table-cell office:value-type="float" office:value="2014">
            <text:p>2014</text:p>
          </table:table-cell>
          <table:table-cell office:value-type="float" office:value="2017">
            <text:p>2017</text:p>
          </table:table-cell>
          <table:table-cell table:number-columns-repeated="1013"/>
        </table:table-row>
        <table:table-row table:style-name="ro2">
          <table:table-cell office:value-type="float" office:value="314">
            <text:p>314</text:p>
          </table:table-cell>
          <table:table-cell office:value-type="string">
            <text:p>070. Systèmes de villes et systèmes territoriaux d... </text:p>
          </table:table-cell>
          <table:table-cell table:number-columns-repeated="2" office:value-type="string">
            <text:p><text:s text:c="2"/></text:p>
          </table:table-cell>
          <table:table-cell office:value-type="float" office:value="4">
            <text:p>4</text:p>
          </table:table-cell>
          <table:table-cell office:value-type="string">
            <text:p>070. Axe de recherche </text:p>
          </table:table-cell>
          <table:table-cell office:value-type="string">
            <text:p>NULL </text:p>
          </table:table-cell>
          <table:table-cell table:style-name="ce11" office:value-type="date" office:date-value="2014-04-17T12:22:02">
            <text:p>17/04/2014 12:22</text:p>
          </table:table-cell>
          <table:table-cell office:value-type="float" office:value="9">
            <text:p>9</text:p>
          </table:table-cell>
          <table:table-cell office:value-type="float" office:value="2014">
            <text:p>2014</text:p>
          </table:table-cell>
          <table:table-cell office:value-type="float" office:value="2017">
            <text:p>2017</text:p>
          </table:table-cell>
          <table:table-cell table:number-columns-repeated="1013"/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075. Exploration de nouvelles modélisations pour r... </text:p>
          </table:table-cell>
          <table:table-cell table:number-columns-repeated="2" office:value-type="string">
            <text:p><text:s text:c="2"/></text:p>
          </table:table-cell>
          <table:table-cell office:value-type="float" office:value="4">
            <text:p>4</text:p>
          </table:table-cell>
          <table:table-cell office:value-type="string">
            <text:p>070. Axe de recherche </text:p>
          </table:table-cell>
          <table:table-cell office:value-type="string">
            <text:p>NULL </text:p>
          </table:table-cell>
          <table:table-cell table:style-name="ce11" office:value-type="date" office:date-value="2014-04-17T12:21:49">
            <text:p>17/04/2014 12:21</text:p>
          </table:table-cell>
          <table:table-cell office:value-type="float" office:value="10">
            <text:p>10</text:p>
          </table:table-cell>
          <table:table-cell office:value-type="float" office:value="2014">
            <text:p>2014</text:p>
          </table:table-cell>
          <table:table-cell office:value-type="float" office:value="2017">
            <text:p>2017</text:p>
          </table:table-cell>
          <table:table-cell table:number-columns-repeated="1013"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080. L’Union européenne et les pays du voisinage :... </text:p>
          </table:table-cell>
          <table:table-cell table:number-columns-repeated="2" office:value-type="string">
            <text:p><text:s text:c="2"/></text:p>
          </table:table-cell>
          <table:table-cell office:value-type="float" office:value="4">
            <text:p>4</text:p>
          </table:table-cell>
          <table:table-cell office:value-type="string">
            <text:p>070. Axe de recherche </text:p>
          </table:table-cell>
          <table:table-cell office:value-type="string">
            <text:p>NULL </text:p>
          </table:table-cell>
          <table:table-cell table:style-name="ce11" office:value-type="date" office:date-value="2014-04-17T12:23:06">
            <text:p>17/04/2014 12:23</text:p>
          </table:table-cell>
          <table:table-cell office:value-type="float" office:value="11">
            <text:p>11</text:p>
          </table:table-cell>
          <table:table-cell office:value-type="float" office:value="2014">
            <text:p>2014</text:p>
          </table:table-cell>
          <table:table-cell office:value-type="float" office:value="2017">
            <text:p>2017</text:p>
          </table:table-cell>
          <table:table-cell table:number-columns-repeated="1013"/>
        </table:table-row>
        <table:table-row table:style-name="ro2">
          <table:table-cell office:value-type="float" office:value="317">
            <text:p>317</text:p>
          </table:table-cell>
          <table:table-cell office:value-type="string">
            <text:p>085. Réversibilité et proximité : quels enjeux pou... </text:p>
          </table:table-cell>
          <table:table-cell table:number-columns-repeated="2" office:value-type="string">
            <text:p><text:s text:c="2"/></text:p>
          </table:table-cell>
          <table:table-cell office:value-type="float" office:value="4">
            <text:p>4</text:p>
          </table:table-cell>
          <table:table-cell office:value-type="string">
            <text:p>070. Axe de recherche </text:p>
          </table:table-cell>
          <table:table-cell office:value-type="string">
            <text:p>NULL </text:p>
          </table:table-cell>
          <table:table-cell table:style-name="ce11" office:value-type="date" office:date-value="2014-04-17T12:24:00">
            <text:p>17/04/2014 12:24</text:p>
          </table:table-cell>
          <table:table-cell office:value-type="float" office:value="12">
            <text:p>12</text:p>
          </table:table-cell>
          <table:table-cell office:value-type="float" office:value="2014">
            <text:p>2014</text:p>
          </table:table-cell>
          <table:table-cell office:value-type="float" office:value="2017">
            <text:p>2017</text:p>
          </table:table-cell>
          <table:table-cell table:number-columns-repeated="1013"/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090. Les écritures de la géographie </text:p>
          </table:table-cell>
          <table:table-cell table:number-columns-repeated="2" office:value-type="string">
            <text:p><text:s text:c="2"/></text:p>
          </table:table-cell>
          <table:table-cell office:value-type="float" office:value="4">
            <text:p>4</text:p>
          </table:table-cell>
          <table:table-cell office:value-type="string">
            <text:p>070. Axe de recherche </text:p>
          </table:table-cell>
          <table:table-cell office:value-type="string">
            <text:p>NULL </text:p>
          </table:table-cell>
          <table:table-cell table:style-name="ce11" office:value-type="date" office:date-value="2014-04-17T12:24:57">
            <text:p>17/04/2014 12:24</text:p>
          </table:table-cell>
          <table:table-cell office:value-type="float" office:value="13">
            <text:p>13</text:p>
          </table:table-cell>
          <table:table-cell office:value-type="float" office:value="2014">
            <text:p>2014</text:p>
          </table:table-cell>
          <table:table-cell office:value-type="float" office:value="2017">
            <text:p>2017</text:p>
          </table:table-cell>
          <table:table-cell table:number-columns-repeated="1013"/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095. Savoirs de l’espace en situation </text:p>
          </table:table-cell>
          <table:table-cell table:number-columns-repeated="2" office:value-type="string">
            <text:p><text:s text:c="2"/></text:p>
          </table:table-cell>
          <table:table-cell office:value-type="float" office:value="4">
            <text:p>4</text:p>
          </table:table-cell>
          <table:table-cell office:value-type="string">
            <text:p>070. Axe de recherche </text:p>
          </table:table-cell>
          <table:table-cell office:value-type="string">
            <text:p>NULL </text:p>
          </table:table-cell>
          <table:table-cell table:style-name="ce11" office:value-type="date" office:date-value="2014-04-17T12:25:47">
            <text:p>17/04/2014 12:25</text:p>
          </table:table-cell>
          <table:table-cell office:value-type="float" office:value="14">
            <text:p>14</text:p>
          </table:table-cell>
          <table:table-cell office:value-type="float" office:value="2014">
            <text:p>2014</text:p>
          </table:table-cell>
          <table:table-cell office:value-type="float" office:value="2017">
            <text:p>2017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motclef_Them" table:style-name="ta7" table:print="false">
        <office:forms form:automatic-focus="false" form:apply-design-mode="false"/>
        <table:table-column table:style-name="co6" table:default-cell-style-name="Excel_20_Built-in_20_Normal"/>
        <table:table-column table:style-name="co30" table:default-cell-style-name="Excel_20_Built-in_20_Normal"/>
        <table:table-column table:style-name="co6" table:number-columns-repeated="2" table:default-cell-style-name="Excel_20_Built-in_20_Normal"/>
        <table:table-column table:style-name="co15" table:default-cell-style-name="Excel_20_Built-in_20_Normal"/>
        <table:table-column table:style-name="co31" table:default-cell-style-name="Excel_20_Built-in_20_Normal"/>
        <table:table-column table:style-name="co6" table:default-cell-style-name="Excel_20_Built-in_20_Normal"/>
        <table:table-column table:style-name="co11" table:default-cell-style-name="Excel_20_Built-in_20_Normal"/>
        <table:table-column table:style-name="co6" table:number-columns-repeated="1016" table:default-cell-style-name="Excel_20_Built-in_20_Normal"/>
        <table:table-row table:style-name="ro2">
          <table:table-cell table:style-name="ce2" office:value-type="string">
            <text:p>080. Thématique transversale - id_groupe = 5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d_mot </text:p>
          </table:table-cell>
          <table:table-cell table:style-name="ce2" office:value-type="string">
            <text:p>titre </text:p>
          </table:table-cell>
          <table:table-cell table:style-name="ce2" office:value-type="string">
            <text:p>descriptif </text:p>
          </table:table-cell>
          <table:table-cell table:style-name="ce2" office:value-type="string">
            <text:p>texte </text:p>
          </table:table-cell>
          <table:table-cell table:style-name="ce2" office:value-type="string">
            <text:p>id_groupe </text:p>
          </table:table-cell>
          <table:table-cell table:style-name="ce2" office:value-type="string">
            <text:p>type </text:p>
          </table:table-cell>
          <table:table-cell table:style-name="ce2" office:value-type="string">
            <text:p>extra </text:p>
          </table:table-cell>
          <table:table-cell table:style-name="ce2" office:value-type="string">
            <text:p>maj</text:p>
          </table:table-cell>
          <table:table-cell table:style-name="ce2" office:value-type="string">
            <text:p>intitulé_BD</text:p>
          </table:table-cell>
          <table:table-cell table:style-name="ce2" office:value-type="string">
            <text:p>debut-validite</text:p>
          </table:table-cell>
          <table:table-cell table:style-name="ce2" office:value-type="string">
            <text:p>fin-validite</text:p>
          </table:table-cell>
          <table:table-cell table:number-columns-repeated="101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020. Cartographies du changement, cartographie en ...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080. Thématique transversale </text:p>
          </table:table-cell>
          <table:table-cell office:value-type="string">
            <text:p><text:s text:c="2"/></text:p>
          </table:table-cell>
          <table:table-cell table:style-name="ce11" office:value-type="date" office:date-value="2012-01-18T21:07:04">
            <text:p>18/01/2012 21:07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float" office:value="2013">
            <text:p>2013</text:p>
          </table:table-cell>
          <table:table-cell table:number-columns-repeated="1013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010. Europe, mondialisation, cohésion territorial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080. Thématique transversale </text:p>
          </table:table-cell>
          <table:table-cell office:value-type="string">
            <text:p><text:s text:c="2"/></text:p>
          </table:table-cell>
          <table:table-cell table:style-name="ce11" office:value-type="date" office:date-value="2012-04-24T15:07:45">
            <text:p>24/04/2012 15:07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float" office:value="2013">
            <text:p>2013</text:p>
          </table:table-cell>
          <table:table-cell table:number-columns-repeated="1013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030. Temporalités en géographi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080. Thématique transversale </text:p>
          </table:table-cell>
          <table:table-cell office:value-type="string">
            <text:p><text:s text:c="2"/></text:p>
          </table:table-cell>
          <table:table-cell table:style-name="ce11" office:value-type="date" office:date-value="2012-04-14T09:13:48">
            <text:p>14/04/2012 09:13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  <table:table-cell office:value-type="float" office:value="2013">
            <text:p>2013</text:p>
          </table:table-cell>
          <table:table-cell table:number-columns-repeated="1013"/>
        </table:table-row>
        <table:table-row table:style-name="ro2">
          <table:table-cell office:value-type="float" office:value="376">
            <text:p>376</text:p>
          </table:table-cell>
          <table:table-cell office:value-type="string">
            <text:p>040. Mobilité et territorialité : expériences, con... </text:p>
          </table:table-cell>
          <table:table-cell table:number-columns-repeated="2" office:value-type="string">
            <text:p><text:s text:c="2"/></text:p>
          </table:table-cell>
          <table:table-cell office:value-type="float" office:value="5">
            <text:p>5</text:p>
          </table:table-cell>
          <table:table-cell office:value-type="string">
            <text:p>080. Thématique transversale </text:p>
          </table:table-cell>
          <table:table-cell office:value-type="string">
            <text:p>NULL </text:p>
          </table:table-cell>
          <table:table-cell table:style-name="ce11" office:value-type="date" office:date-value="2014-06-24T16:39:04">
            <text:p>24/06/2014 16:39</text:p>
          </table:table-cell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  <table:table-cell office:value-type="float" office:value="2017">
            <text:p>2017</text:p>
          </table:table-cell>
          <table:table-cell table:number-columns-repeated="1013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named-expressions>
        <table:named-expression table:name="axeRecherche" table:base-cell-address="$data.$A$1" table:expression="motclef_axe!#REF!"/>
        <table:named-range table:name="Equipe" table:base-cell-address="$data.$A$1" table:cell-range-address="$motclef_Equipe.$B$3:.$B$5"/>
        <table:named-expression table:name="Equipes" table:base-cell-address="$data.$A$1" table:expression="#REF!"/>
        <table:named-expression table:name="LOCAL_MYSQL_DATE_FORMAT" table:base-cell-address="$data.$A$1" table:expression="REPT(local_year_format;4)&amp;local_date_separator&amp;REPT(local_month_format;2)&amp;local_date_separator&amp;REPT(local_day_format;2)&amp;&quot; &quot;&amp;REPT(local_hour_format;2)&amp;local_time_separator&amp;REPT(local_minute_format;2)&amp;local_time_separator&amp;REPT(local_second_format;2)"/>
        <table:named-range table:name="themTransver" table:base-cell-address="$data.$A$1" table:cell-range-address="$motclef_Them.$B$3:.$B$5"/>
        <table:named-range table:name="typePublication" table:base-cell-address="$data.$A$1" table:cell-range-address="$motclef_TypePubli.$B$3:.$B$19"/>
        <table:named-expression table:name="types" table:base-cell-address="$data.$A$1" table:expression="['file:///Users/Juste/Documents/ComplexSystems/Misc/AnalyseGeocites/Data/ev-biblio-UMR-GH-CK-LC-6avril2016.xlsx'#$types.$D$2:'file:///Users/Juste/Documents/ComplexSystems/Misc/AnalyseGeocites/Data/ev-biblio-UMR-GH-CK-LC-6avril2016.xlsx'#$types.$D$19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 </number:text>
      <number:number number:decimal-places="2" number:min-integer-digits="1" number:grouping="true"/>
      <number:text>    </number:text>
    </number:number-style>
    <number:number-style style:name="N106P1" style:volatile="true">
      <number:text>-</number:text>
      <number:number number:decimal-places="2" number:min-integer-digits="1" number:grouping="true"/>
      <number:text>    </number:text>
    </number:number-style>
    <number:number-style style:name="N106P2" style:volatile="true">
      <number:text> -</number:text>
      <number:number number:decimal-places="0" number:min-integer-digits="0"/>
      <number:text>   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fr" number:country="FR">
      <number:minutes number:style="long"/>
      <number:text>:</number:text>
      <number:seconds number:style="long"/>
    </number:time-style>
    <number:time-style style:name="N8124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fr" number:country="FR">
      <number:minutes number:style="long"/>
      <number:text>:</number:text>
      <number:seconds number:style="long" number:decimal-places="1"/>
    </number:time-style>
    <number:number-style style:name="N8126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en_20_hypertexte_20_2" style:display-name="Lien hypertexte 2" style:family="table-cell" style:parent-style-name="Excel_20_Built-in_20_Normal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en_20_hypertexte_20_3" style:display-name="Lien hypertexte 3" style:family="table-cell" style:parent-style-name="Excel_20_Built-in_20_Normal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illiers_20_2" style:display-name="Milliers 2" style:family="table-cell" style:parent-style-name="Excel_20_Built-in_20_Normal" style:data-style-name="N106"/>
    <style:style style:name="Milliers_20_3" style:display-name="Milliers 3" style:family="table-cell" style:parent-style-name="Excel_20_Built-in_20_Normal" style:data-style-name="N106"/>
    <style:style style:name="Milliers_20_4" style:display-name="Milliers 4" style:family="table-cell" style:parent-style-name="Excel_20_Built-in_20_Normal" style:data-style-name="N106"/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9/03/2017</text:date>, <text:time>09:4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tclef_5f_Annee" style:display-name="PageStyle_motclef_Anne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clef_5f_Auteur" style:display-name="PageStyle_motclef_Auteu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tclef_5f_TypePubli" style:display-name="PageStyle_motclef_TypePubl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tclef_5f_Equipe" style:display-name="PageStyle_motclef_Equip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clef_5f_Axe" style:display-name="PageStyle_motclef_Ax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clef_5f_Them" style:display-name="PageStyle_motclef_The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9T09:40:13</dc:date>
    <dc:creator>Juste Raimbault</dc:creator>
    <meta:generator>OpenOffice/4.1.1$Unix OpenOffice.org_project/411m6$Build-9775</meta:generator>
    <meta:editing-duration>PT1H45M5S</meta:editing-duration>
    <meta:editing-cycles>5</meta:editing-cycles>
    <meta:document-statistic meta:table-count="7" meta:cell-count="4599" meta:object-count="91"/>
  </office:meta>
</office:document-meta>
</file>